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30130_175404conf_memo" table:style-name="ta1">
        <table:shapes>
          <draw:frame draw:z-index="0" draw:style-name="gr1" draw:text-style-name="P1" svg:width="15.999cm" svg:height="8.999cm" svg:x="5.752cm" svg:y="0.904cm">
            <draw:object draw:notify-on-update-of-ranges="20230130_175404conf_memo.A1:20230130_175404conf_memo.A108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.343365877866745" calcext:value-type="float">
            <text:p>0.343365877866745</text:p>
          </table:table-cell>
          <table:table-cell/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0.376021385192871" calcext:value-type="float">
            <text:p>0.376021385192871</text:p>
          </table:table-cell>
          <table:table-cell/>
          <table:table-cell table:formula="of:=AVERAGE([.A1:.A1087])" office:value-type="float" office:value="0.512311832857658" calcext:value-type="float">
            <text:p>0.512311832857658</text:p>
          </table:table-cell>
        </table:table-row>
        <table:table-row table:style-name="ro1">
          <table:table-cell office:value-type="float" office:value="0.372231811285019" calcext:value-type="float">
            <text:p>0.372231811285019</text:p>
          </table:table-cell>
          <table:table-cell table:number-columns-repeated="2"/>
        </table:table-row>
        <table:table-row table:style-name="ro1">
          <table:table-cell office:value-type="float" office:value="0.366096496582031" calcext:value-type="float">
            <text:p>0.366096496582031</text:p>
          </table:table-cell>
          <table:table-cell table:number-columns-repeated="2"/>
        </table:table-row>
        <table:table-row table:style-name="ro1">
          <table:table-cell office:value-type="float" office:value="0.366227477788925" calcext:value-type="float">
            <text:p>0.366227477788925</text:p>
          </table:table-cell>
          <table:table-cell table:number-columns-repeated="2"/>
        </table:table-row>
        <table:table-row table:style-name="ro1">
          <table:table-cell office:value-type="float" office:value="0.366692245006561" calcext:value-type="float">
            <text:p>0.366692245006561</text:p>
          </table:table-cell>
          <table:table-cell table:number-columns-repeated="2"/>
        </table:table-row>
        <table:table-row table:style-name="ro1">
          <table:table-cell office:value-type="float" office:value="0.376651793718338" calcext:value-type="float">
            <text:p>0.376651793718338</text:p>
          </table:table-cell>
          <table:table-cell table:number-columns-repeated="2"/>
        </table:table-row>
        <table:table-row table:style-name="ro1">
          <table:table-cell office:value-type="float" office:value="0.37254136800766" calcext:value-type="float">
            <text:p>0.37254136800766</text:p>
          </table:table-cell>
          <table:table-cell table:number-columns-repeated="2"/>
        </table:table-row>
        <table:table-row table:style-name="ro1">
          <table:table-cell office:value-type="float" office:value="0.367022037506104" calcext:value-type="float">
            <text:p>0.367022037506104</text:p>
          </table:table-cell>
          <table:table-cell table:number-columns-repeated="2"/>
        </table:table-row>
        <table:table-row table:style-name="ro1">
          <table:table-cell office:value-type="float" office:value="0.369686633348465" calcext:value-type="float">
            <text:p>0.369686633348465</text:p>
          </table:table-cell>
          <table:table-cell table:number-columns-repeated="2"/>
        </table:table-row>
        <table:table-row table:style-name="ro1">
          <table:table-cell office:value-type="float" office:value="0.371922791004181" calcext:value-type="float">
            <text:p>0.371922791004181</text:p>
          </table:table-cell>
          <table:table-cell table:number-columns-repeated="2"/>
        </table:table-row>
        <table:table-row table:style-name="ro1">
          <table:table-cell office:value-type="float" office:value="0.379789650440216" calcext:value-type="float">
            <text:p>0.379789650440216</text:p>
          </table:table-cell>
          <table:table-cell table:number-columns-repeated="2"/>
        </table:table-row>
        <table:table-row table:style-name="ro1">
          <table:table-cell office:value-type="float" office:value="0.352416753768921" calcext:value-type="float">
            <text:p>0.352416753768921</text:p>
          </table:table-cell>
          <table:table-cell table:number-columns-repeated="2"/>
        </table:table-row>
        <table:table-row table:style-name="ro1">
          <table:table-cell office:value-type="float" office:value="0.326667189598083" calcext:value-type="float">
            <text:p>0.326667189598083</text:p>
          </table:table-cell>
          <table:table-cell table:number-columns-repeated="2"/>
        </table:table-row>
        <table:table-row table:style-name="ro1">
          <table:table-cell office:value-type="float" office:value="0.31774315237999" calcext:value-type="float">
            <text:p>0.31774315237999</text:p>
          </table:table-cell>
          <table:table-cell table:number-columns-repeated="2"/>
        </table:table-row>
        <table:table-row table:style-name="ro1">
          <table:table-cell office:value-type="float" office:value="0.328014492988586" calcext:value-type="float">
            <text:p>0.328014492988586</text:p>
          </table:table-cell>
          <table:table-cell table:number-columns-repeated="2"/>
        </table:table-row>
        <table:table-row table:style-name="ro1">
          <table:table-cell office:value-type="float" office:value="0.32837301492691" calcext:value-type="float">
            <text:p>0.32837301492691</text:p>
          </table:table-cell>
          <table:table-cell table:number-columns-repeated="2"/>
        </table:table-row>
        <table:table-row table:style-name="ro1">
          <table:table-cell office:value-type="float" office:value="0.345253229141235" calcext:value-type="float">
            <text:p>0.345253229141235</text:p>
          </table:table-cell>
          <table:table-cell table:number-columns-repeated="2"/>
        </table:table-row>
        <table:table-row table:style-name="ro1">
          <table:table-cell office:value-type="float" office:value="0.349519640207291" calcext:value-type="float">
            <text:p>0.349519640207291</text:p>
          </table:table-cell>
          <table:table-cell table:number-columns-repeated="2"/>
        </table:table-row>
        <table:table-row table:style-name="ro1">
          <table:table-cell office:value-type="float" office:value="0.343921691179276" calcext:value-type="float">
            <text:p>0.343921691179276</text:p>
          </table:table-cell>
          <table:table-cell table:number-columns-repeated="2"/>
        </table:table-row>
        <table:table-row table:style-name="ro1">
          <table:table-cell office:value-type="float" office:value="0.346106052398682" calcext:value-type="float">
            <text:p>0.346106052398682</text:p>
          </table:table-cell>
          <table:table-cell table:number-columns-repeated="2"/>
        </table:table-row>
        <table:table-row table:style-name="ro1">
          <table:table-cell office:value-type="float" office:value="0.258525192737579" calcext:value-type="float">
            <text:p>0.258525192737579</text:p>
          </table:table-cell>
          <table:table-cell table:number-columns-repeated="2"/>
        </table:table-row>
        <table:table-row table:style-name="ro1">
          <table:table-cell office:value-type="float" office:value="0.265926450490952" calcext:value-type="float">
            <text:p>0.265926450490952</text:p>
          </table:table-cell>
          <table:table-cell table:number-columns-repeated="2"/>
        </table:table-row>
        <table:table-row table:style-name="ro1">
          <table:table-cell office:value-type="float" office:value="0.288166999816895" calcext:value-type="float">
            <text:p>0.288166999816895</text:p>
          </table:table-cell>
          <table:table-cell table:number-columns-repeated="2"/>
        </table:table-row>
        <table:table-row table:style-name="ro1">
          <table:table-cell office:value-type="float" office:value="0.321524649858475" calcext:value-type="float">
            <text:p>0.321524649858475</text:p>
          </table:table-cell>
          <table:table-cell table:number-columns-repeated="2"/>
        </table:table-row>
        <table:table-row table:style-name="ro1">
          <table:table-cell office:value-type="float" office:value="0.284346133470535" calcext:value-type="float">
            <text:p>0.284346133470535</text:p>
          </table:table-cell>
          <table:table-cell table:number-columns-repeated="2"/>
        </table:table-row>
        <table:table-row table:style-name="ro1">
          <table:table-cell office:value-type="float" office:value="0.32532411813736" calcext:value-type="float">
            <text:p>0.32532411813736</text:p>
          </table:table-cell>
          <table:table-cell table:number-columns-repeated="2"/>
        </table:table-row>
        <table:table-row table:style-name="ro1">
          <table:table-cell office:value-type="float" office:value="0.326550275087357" calcext:value-type="float">
            <text:p>0.326550275087357</text:p>
          </table:table-cell>
          <table:table-cell table:number-columns-repeated="2"/>
        </table:table-row>
        <table:table-row table:style-name="ro1">
          <table:table-cell office:value-type="float" office:value="0.327504694461822" calcext:value-type="float">
            <text:p>0.327504694461822</text:p>
          </table:table-cell>
          <table:table-cell table:number-columns-repeated="2"/>
        </table:table-row>
        <table:table-row table:style-name="ro1">
          <table:table-cell office:value-type="float" office:value="0.337105810642242" calcext:value-type="float">
            <text:p>0.337105810642242</text:p>
          </table:table-cell>
          <table:table-cell table:number-columns-repeated="2"/>
        </table:table-row>
        <table:table-row table:style-name="ro1">
          <table:table-cell office:value-type="float" office:value="0.335710674524307" calcext:value-type="float">
            <text:p>0.335710674524307</text:p>
          </table:table-cell>
          <table:table-cell table:number-columns-repeated="2"/>
        </table:table-row>
        <table:table-row table:style-name="ro1">
          <table:table-cell office:value-type="float" office:value="0.404690861701965" calcext:value-type="float">
            <text:p>0.404690861701965</text:p>
          </table:table-cell>
          <table:table-cell table:number-columns-repeated="2"/>
        </table:table-row>
        <table:table-row table:style-name="ro1">
          <table:table-cell office:value-type="float" office:value="0.393791675567627" calcext:value-type="float">
            <text:p>0.393791675567627</text:p>
          </table:table-cell>
          <table:table-cell table:number-columns-repeated="2"/>
        </table:table-row>
        <table:table-row table:style-name="ro1">
          <table:table-cell office:value-type="float" office:value="0.397299826145172" calcext:value-type="float">
            <text:p>0.397299826145172</text:p>
          </table:table-cell>
          <table:table-cell table:number-columns-repeated="2"/>
        </table:table-row>
        <table:table-row table:style-name="ro1">
          <table:table-cell office:value-type="float" office:value="0.401028960943222" calcext:value-type="float">
            <text:p>0.401028960943222</text:p>
          </table:table-cell>
          <table:table-cell table:number-columns-repeated="2"/>
        </table:table-row>
        <table:table-row table:style-name="ro1">
          <table:table-cell office:value-type="float" office:value="0.399569481611252" calcext:value-type="float">
            <text:p>0.399569481611252</text:p>
          </table:table-cell>
          <table:table-cell table:number-columns-repeated="2"/>
        </table:table-row>
        <table:table-row table:style-name="ro1">
          <table:table-cell office:value-type="float" office:value="0.40480187535286" calcext:value-type="float">
            <text:p>0.40480187535286</text:p>
          </table:table-cell>
          <table:table-cell table:number-columns-repeated="2"/>
        </table:table-row>
        <table:table-row table:style-name="ro1">
          <table:table-cell office:value-type="float" office:value="0.39424791932106" calcext:value-type="float">
            <text:p>0.39424791932106</text:p>
          </table:table-cell>
          <table:table-cell table:number-columns-repeated="2"/>
        </table:table-row>
        <table:table-row table:style-name="ro1">
          <table:table-cell office:value-type="float" office:value="0.403735607862473" calcext:value-type="float">
            <text:p>0.403735607862473</text:p>
          </table:table-cell>
          <table:table-cell table:number-columns-repeated="2"/>
        </table:table-row>
        <table:table-row table:style-name="ro1">
          <table:table-cell office:value-type="float" office:value="0.398402988910675" calcext:value-type="float">
            <text:p>0.398402988910675</text:p>
          </table:table-cell>
          <table:table-cell table:number-columns-repeated="2"/>
        </table:table-row>
        <table:table-row table:style-name="ro1">
          <table:table-cell office:value-type="float" office:value="0.3775195479393" calcext:value-type="float">
            <text:p>0.3775195479393</text:p>
          </table:table-cell>
          <table:table-cell table:number-columns-repeated="2"/>
        </table:table-row>
        <table:table-row table:style-name="ro1">
          <table:table-cell office:value-type="float" office:value="0.386427849531174" calcext:value-type="float">
            <text:p>0.386427849531174</text:p>
          </table:table-cell>
          <table:table-cell table:number-columns-repeated="2"/>
        </table:table-row>
        <table:table-row table:style-name="ro1">
          <table:table-cell office:value-type="float" office:value="0.379715621471405" calcext:value-type="float">
            <text:p>0.379715621471405</text:p>
          </table:table-cell>
          <table:table-cell table:number-columns-repeated="2"/>
        </table:table-row>
        <table:table-row table:style-name="ro1">
          <table:table-cell office:value-type="float" office:value="0.398397445678711" calcext:value-type="float">
            <text:p>0.398397445678711</text:p>
          </table:table-cell>
          <table:table-cell table:number-columns-repeated="2"/>
        </table:table-row>
        <table:table-row table:style-name="ro1">
          <table:table-cell office:value-type="float" office:value="0.363265365362167" calcext:value-type="float">
            <text:p>0.363265365362167</text:p>
          </table:table-cell>
          <table:table-cell table:number-columns-repeated="2"/>
        </table:table-row>
        <table:table-row table:style-name="ro1">
          <table:table-cell office:value-type="float" office:value="0.352820634841919" calcext:value-type="float">
            <text:p>0.352820634841919</text:p>
          </table:table-cell>
          <table:table-cell table:number-columns-repeated="2"/>
        </table:table-row>
        <table:table-row table:style-name="ro1">
          <table:table-cell office:value-type="float" office:value="0.357735574245453" calcext:value-type="float">
            <text:p>0.357735574245453</text:p>
          </table:table-cell>
          <table:table-cell table:number-columns-repeated="2"/>
        </table:table-row>
        <table:table-row table:style-name="ro1">
          <table:table-cell office:value-type="float" office:value="0.351265877485275" calcext:value-type="float">
            <text:p>0.351265877485275</text:p>
          </table:table-cell>
          <table:table-cell table:number-columns-repeated="2"/>
        </table:table-row>
        <table:table-row table:style-name="ro1">
          <table:table-cell office:value-type="float" office:value="0.353511422872543" calcext:value-type="float">
            <text:p>0.353511422872543</text:p>
          </table:table-cell>
          <table:table-cell table:number-columns-repeated="2"/>
        </table:table-row>
        <table:table-row table:style-name="ro1">
          <table:table-cell office:value-type="float" office:value="0.348837703466415" calcext:value-type="float">
            <text:p>0.348837703466415</text:p>
          </table:table-cell>
          <table:table-cell table:number-columns-repeated="2"/>
        </table:table-row>
        <table:table-row table:style-name="ro1">
          <table:table-cell office:value-type="float" office:value="0.353708952665329" calcext:value-type="float">
            <text:p>0.353708952665329</text:p>
          </table:table-cell>
          <table:table-cell table:number-columns-repeated="2"/>
        </table:table-row>
        <table:table-row table:style-name="ro1">
          <table:table-cell office:value-type="float" office:value="0.343190521001816" calcext:value-type="float">
            <text:p>0.343190521001816</text:p>
          </table:table-cell>
          <table:table-cell table:number-columns-repeated="2"/>
        </table:table-row>
        <table:table-row table:style-name="ro1">
          <table:table-cell office:value-type="float" office:value="0.342085957527161" calcext:value-type="float">
            <text:p>0.342085957527161</text:p>
          </table:table-cell>
          <table:table-cell table:number-columns-repeated="2"/>
        </table:table-row>
        <table:table-row table:style-name="ro1">
          <table:table-cell office:value-type="float" office:value="0.340329557657242" calcext:value-type="float">
            <text:p>0.340329557657242</text:p>
          </table:table-cell>
          <table:table-cell table:number-columns-repeated="2"/>
        </table:table-row>
        <table:table-row table:style-name="ro1">
          <table:table-cell office:value-type="float" office:value="0.343486249446869" calcext:value-type="float">
            <text:p>0.343486249446869</text:p>
          </table:table-cell>
          <table:table-cell table:number-columns-repeated="2"/>
        </table:table-row>
        <table:table-row table:style-name="ro1">
          <table:table-cell office:value-type="float" office:value="0.375504404306412" calcext:value-type="float">
            <text:p>0.375504404306412</text:p>
          </table:table-cell>
          <table:table-cell table:number-columns-repeated="2"/>
        </table:table-row>
        <table:table-row table:style-name="ro1">
          <table:table-cell office:value-type="float" office:value="0.276761531829834" calcext:value-type="float">
            <text:p>0.276761531829834</text:p>
          </table:table-cell>
          <table:table-cell table:number-columns-repeated="2"/>
        </table:table-row>
        <table:table-row table:style-name="ro1">
          <table:table-cell office:value-type="float" office:value="0.284540563821793" calcext:value-type="float">
            <text:p>0.284540563821793</text:p>
          </table:table-cell>
          <table:table-cell table:number-columns-repeated="2"/>
        </table:table-row>
        <table:table-row table:style-name="ro1">
          <table:table-cell office:value-type="float" office:value="0.293428599834442" calcext:value-type="float">
            <text:p>0.293428599834442</text:p>
          </table:table-cell>
          <table:table-cell table:number-columns-repeated="2"/>
        </table:table-row>
        <table:table-row table:style-name="ro1">
          <table:table-cell office:value-type="float" office:value="0.286633133888245" calcext:value-type="float">
            <text:p>0.286633133888245</text:p>
          </table:table-cell>
          <table:table-cell table:number-columns-repeated="2"/>
        </table:table-row>
        <table:table-row table:style-name="ro1">
          <table:table-cell office:value-type="float" office:value="0.280082494020462" calcext:value-type="float">
            <text:p>0.280082494020462</text:p>
          </table:table-cell>
          <table:table-cell table:number-columns-repeated="2"/>
        </table:table-row>
        <table:table-row table:style-name="ro1">
          <table:table-cell office:value-type="float" office:value="0.292135775089264" calcext:value-type="float">
            <text:p>0.292135775089264</text:p>
          </table:table-cell>
          <table:table-cell table:number-columns-repeated="2"/>
        </table:table-row>
        <table:table-row table:style-name="ro1">
          <table:table-cell office:value-type="float" office:value="0.290642619132996" calcext:value-type="float">
            <text:p>0.290642619132996</text:p>
          </table:table-cell>
          <table:table-cell table:number-columns-repeated="2"/>
        </table:table-row>
        <table:table-row table:style-name="ro1">
          <table:table-cell office:value-type="float" office:value="0.288490891456604" calcext:value-type="float">
            <text:p>0.288490891456604</text:p>
          </table:table-cell>
          <table:table-cell table:number-columns-repeated="2"/>
        </table:table-row>
        <table:table-row table:style-name="ro1">
          <table:table-cell office:value-type="float" office:value="0.295413047075272" calcext:value-type="float">
            <text:p>0.295413047075272</text:p>
          </table:table-cell>
          <table:table-cell table:number-columns-repeated="2"/>
        </table:table-row>
        <table:table-row table:style-name="ro1">
          <table:table-cell office:value-type="float" office:value="0.278002500534058" calcext:value-type="float">
            <text:p>0.278002500534058</text:p>
          </table:table-cell>
          <table:table-cell table:number-columns-repeated="2"/>
        </table:table-row>
        <table:table-row table:style-name="ro1">
          <table:table-cell office:value-type="float" office:value="0.282963365316391" calcext:value-type="float">
            <text:p>0.282963365316391</text:p>
          </table:table-cell>
          <table:table-cell table:number-columns-repeated="2"/>
        </table:table-row>
        <table:table-row table:style-name="ro1">
          <table:table-cell office:value-type="float" office:value="0.2695032954216" calcext:value-type="float">
            <text:p>0.2695032954216</text:p>
          </table:table-cell>
          <table:table-cell table:number-columns-repeated="2"/>
        </table:table-row>
        <table:table-row table:style-name="ro1">
          <table:table-cell office:value-type="float" office:value="0.265858143568039" calcext:value-type="float">
            <text:p>0.265858143568039</text:p>
          </table:table-cell>
          <table:table-cell table:number-columns-repeated="2"/>
        </table:table-row>
        <table:table-row table:style-name="ro1">
          <table:table-cell office:value-type="float" office:value="0.279339462518692" calcext:value-type="float">
            <text:p>0.279339462518692</text:p>
          </table:table-cell>
          <table:table-cell table:number-columns-repeated="2"/>
        </table:table-row>
        <table:table-row table:style-name="ro1">
          <table:table-cell office:value-type="float" office:value="0.273676425218582" calcext:value-type="float">
            <text:p>0.273676425218582</text:p>
          </table:table-cell>
          <table:table-cell table:number-columns-repeated="2"/>
        </table:table-row>
        <table:table-row table:style-name="ro1">
          <table:table-cell office:value-type="float" office:value="0.274713188409805" calcext:value-type="float">
            <text:p>0.274713188409805</text:p>
          </table:table-cell>
          <table:table-cell table:number-columns-repeated="2"/>
        </table:table-row>
        <table:table-row table:style-name="ro1">
          <table:table-cell office:value-type="float" office:value="0.270602315664291" calcext:value-type="float">
            <text:p>0.270602315664291</text:p>
          </table:table-cell>
          <table:table-cell table:number-columns-repeated="2"/>
        </table:table-row>
        <table:table-row table:style-name="ro1">
          <table:table-cell office:value-type="float" office:value="0.270750552415848" calcext:value-type="float">
            <text:p>0.270750552415848</text:p>
          </table:table-cell>
          <table:table-cell table:number-columns-repeated="2"/>
        </table:table-row>
        <table:table-row table:style-name="ro1">
          <table:table-cell office:value-type="float" office:value="0.272676169872284" calcext:value-type="float">
            <text:p>0.272676169872284</text:p>
          </table:table-cell>
          <table:table-cell table:number-columns-repeated="2"/>
        </table:table-row>
        <table:table-row table:style-name="ro1">
          <table:table-cell office:value-type="float" office:value="0.268827140331268" calcext:value-type="float">
            <text:p>0.268827140331268</text:p>
          </table:table-cell>
          <table:table-cell table:number-columns-repeated="2"/>
        </table:table-row>
        <table:table-row table:style-name="ro1">
          <table:table-cell office:value-type="float" office:value="0.268416702747345" calcext:value-type="float">
            <text:p>0.268416702747345</text:p>
          </table:table-cell>
          <table:table-cell table:number-columns-repeated="2"/>
        </table:table-row>
        <table:table-row table:style-name="ro1">
          <table:table-cell office:value-type="float" office:value="0.261773079633713" calcext:value-type="float">
            <text:p>0.261773079633713</text:p>
          </table:table-cell>
          <table:table-cell table:number-columns-repeated="2"/>
        </table:table-row>
        <table:table-row table:style-name="ro1">
          <table:table-cell office:value-type="float" office:value="0.261505842208862" calcext:value-type="float">
            <text:p>0.261505842208862</text:p>
          </table:table-cell>
          <table:table-cell table:number-columns-repeated="2"/>
        </table:table-row>
        <table:table-row table:style-name="ro1">
          <table:table-cell office:value-type="float" office:value="0.270783007144928" calcext:value-type="float">
            <text:p>0.270783007144928</text:p>
          </table:table-cell>
          <table:table-cell table:number-columns-repeated="2"/>
        </table:table-row>
        <table:table-row table:style-name="ro1">
          <table:table-cell office:value-type="float" office:value="0.263011544942856" calcext:value-type="float">
            <text:p>0.263011544942856</text:p>
          </table:table-cell>
          <table:table-cell table:number-columns-repeated="2"/>
        </table:table-row>
        <table:table-row table:style-name="ro1">
          <table:table-cell office:value-type="float" office:value="0.268770515918732" calcext:value-type="float">
            <text:p>0.268770515918732</text:p>
          </table:table-cell>
          <table:table-cell table:number-columns-repeated="2"/>
        </table:table-row>
        <table:table-row table:style-name="ro1">
          <table:table-cell office:value-type="float" office:value="0.270469933748245" calcext:value-type="float">
            <text:p>0.270469933748245</text:p>
          </table:table-cell>
          <table:table-cell table:number-columns-repeated="2"/>
        </table:table-row>
        <table:table-row table:style-name="ro1">
          <table:table-cell office:value-type="float" office:value="0.276736974716186" calcext:value-type="float">
            <text:p>0.276736974716186</text:p>
          </table:table-cell>
          <table:table-cell table:number-columns-repeated="2"/>
        </table:table-row>
        <table:table-row table:style-name="ro1">
          <table:table-cell office:value-type="float" office:value="0.275988638401031" calcext:value-type="float">
            <text:p>0.275988638401031</text:p>
          </table:table-cell>
          <table:table-cell table:number-columns-repeated="2"/>
        </table:table-row>
        <table:table-row table:style-name="ro1">
          <table:table-cell office:value-type="float" office:value="0.272928476333618" calcext:value-type="float">
            <text:p>0.272928476333618</text:p>
          </table:table-cell>
          <table:table-cell table:number-columns-repeated="2"/>
        </table:table-row>
        <table:table-row table:style-name="ro1">
          <table:table-cell office:value-type="float" office:value="0.273774117231369" calcext:value-type="float">
            <text:p>0.273774117231369</text:p>
          </table:table-cell>
          <table:table-cell table:number-columns-repeated="2"/>
        </table:table-row>
        <table:table-row table:style-name="ro1">
          <table:table-cell office:value-type="float" office:value="0.271244734525681" calcext:value-type="float">
            <text:p>0.271244734525681</text:p>
          </table:table-cell>
          <table:table-cell table:number-columns-repeated="2"/>
        </table:table-row>
        <table:table-row table:style-name="ro1">
          <table:table-cell office:value-type="float" office:value="0.32140839099884" calcext:value-type="float">
            <text:p>0.32140839099884</text:p>
          </table:table-cell>
          <table:table-cell table:number-columns-repeated="2"/>
        </table:table-row>
        <table:table-row table:style-name="ro1">
          <table:table-cell office:value-type="float" office:value="0.315005213022232" calcext:value-type="float">
            <text:p>0.315005213022232</text:p>
          </table:table-cell>
          <table:table-cell table:number-columns-repeated="2"/>
        </table:table-row>
        <table:table-row table:style-name="ro1">
          <table:table-cell office:value-type="float" office:value="0.318499594926834" calcext:value-type="float">
            <text:p>0.318499594926834</text:p>
          </table:table-cell>
          <table:table-cell table:number-columns-repeated="2"/>
        </table:table-row>
        <table:table-row table:style-name="ro1">
          <table:table-cell office:value-type="float" office:value="0.311230480670929" calcext:value-type="float">
            <text:p>0.311230480670929</text:p>
          </table:table-cell>
          <table:table-cell table:number-columns-repeated="2"/>
        </table:table-row>
        <table:table-row table:style-name="ro1">
          <table:table-cell office:value-type="float" office:value="0.312500357627869" calcext:value-type="float">
            <text:p>0.312500357627869</text:p>
          </table:table-cell>
          <table:table-cell table:number-columns-repeated="2"/>
        </table:table-row>
        <table:table-row table:style-name="ro1">
          <table:table-cell office:value-type="float" office:value="0.315489590167999" calcext:value-type="float">
            <text:p>0.315489590167999</text:p>
          </table:table-cell>
          <table:table-cell table:number-columns-repeated="2"/>
        </table:table-row>
        <table:table-row table:style-name="ro1">
          <table:table-cell office:value-type="float" office:value="0.313763380050659" calcext:value-type="float">
            <text:p>0.313763380050659</text:p>
          </table:table-cell>
          <table:table-cell table:number-columns-repeated="2"/>
        </table:table-row>
        <table:table-row table:style-name="ro1">
          <table:table-cell office:value-type="float" office:value="0.317088156938553" calcext:value-type="float">
            <text:p>0.317088156938553</text:p>
          </table:table-cell>
          <table:table-cell table:number-columns-repeated="2"/>
        </table:table-row>
        <table:table-row table:style-name="ro1">
          <table:table-cell office:value-type="float" office:value="0.316910088062286" calcext:value-type="float">
            <text:p>0.316910088062286</text:p>
          </table:table-cell>
          <table:table-cell table:number-columns-repeated="2"/>
        </table:table-row>
        <table:table-row table:style-name="ro1">
          <table:table-cell office:value-type="float" office:value="0.314163982868195" calcext:value-type="float">
            <text:p>0.314163982868195</text:p>
          </table:table-cell>
          <table:table-cell table:number-columns-repeated="2"/>
        </table:table-row>
        <table:table-row table:style-name="ro1">
          <table:table-cell office:value-type="float" office:value="0.317795544862747" calcext:value-type="float">
            <text:p>0.317795544862747</text:p>
          </table:table-cell>
          <table:table-cell table:number-columns-repeated="2"/>
        </table:table-row>
        <table:table-row table:style-name="ro1">
          <table:table-cell office:value-type="float" office:value="0.314955741167068" calcext:value-type="float">
            <text:p>0.314955741167068</text:p>
          </table:table-cell>
          <table:table-cell table:number-columns-repeated="2"/>
        </table:table-row>
        <table:table-row table:style-name="ro1">
          <table:table-cell office:value-type="float" office:value="0.316159576177597" calcext:value-type="float">
            <text:p>0.316159576177597</text:p>
          </table:table-cell>
          <table:table-cell table:number-columns-repeated="2"/>
        </table:table-row>
        <table:table-row table:style-name="ro1">
          <table:table-cell office:value-type="float" office:value="0.321347892284393" calcext:value-type="float">
            <text:p>0.321347892284393</text:p>
          </table:table-cell>
          <table:table-cell table:number-columns-repeated="2"/>
        </table:table-row>
        <table:table-row table:style-name="ro1">
          <table:table-cell office:value-type="float" office:value="0.321305125951767" calcext:value-type="float">
            <text:p>0.321305125951767</text:p>
          </table:table-cell>
          <table:table-cell table:number-columns-repeated="2"/>
        </table:table-row>
        <table:table-row table:style-name="ro1">
          <table:table-cell office:value-type="float" office:value="0.307832419872284" calcext:value-type="float">
            <text:p>0.307832419872284</text:p>
          </table:table-cell>
          <table:table-cell table:number-columns-repeated="2"/>
        </table:table-row>
        <table:table-row table:style-name="ro1">
          <table:table-cell office:value-type="float" office:value="0.306369066238403" calcext:value-type="float">
            <text:p>0.306369066238403</text:p>
          </table:table-cell>
          <table:table-cell table:number-columns-repeated="2"/>
        </table:table-row>
        <table:table-row table:style-name="ro1">
          <table:table-cell office:value-type="float" office:value="0.309871226549149" calcext:value-type="float">
            <text:p>0.309871226549149</text:p>
          </table:table-cell>
          <table:table-cell table:number-columns-repeated="2"/>
        </table:table-row>
        <table:table-row table:style-name="ro1">
          <table:table-cell office:value-type="float" office:value="0.30737778544426" calcext:value-type="float">
            <text:p>0.30737778544426</text:p>
          </table:table-cell>
          <table:table-cell table:number-columns-repeated="2"/>
        </table:table-row>
        <table:table-row table:style-name="ro1">
          <table:table-cell office:value-type="float" office:value="0.30794295668602" calcext:value-type="float">
            <text:p>0.30794295668602</text:p>
          </table:table-cell>
          <table:table-cell table:number-columns-repeated="2"/>
        </table:table-row>
        <table:table-row table:style-name="ro1">
          <table:table-cell office:value-type="float" office:value="0.309886783361435" calcext:value-type="float">
            <text:p>0.309886783361435</text:p>
          </table:table-cell>
          <table:table-cell table:number-columns-repeated="2"/>
        </table:table-row>
        <table:table-row table:style-name="ro1">
          <table:table-cell office:value-type="float" office:value="0.304983973503113" calcext:value-type="float">
            <text:p>0.304983973503113</text:p>
          </table:table-cell>
          <table:table-cell table:number-columns-repeated="2"/>
        </table:table-row>
        <table:table-row table:style-name="ro1">
          <table:table-cell office:value-type="float" office:value="0.309582442045212" calcext:value-type="float">
            <text:p>0.309582442045212</text:p>
          </table:table-cell>
          <table:table-cell table:number-columns-repeated="2"/>
        </table:table-row>
        <table:table-row table:style-name="ro1">
          <table:table-cell office:value-type="float" office:value="0.30947333574295" calcext:value-type="float">
            <text:p>0.30947333574295</text:p>
          </table:table-cell>
          <table:table-cell table:number-columns-repeated="2"/>
        </table:table-row>
        <table:table-row table:style-name="ro1">
          <table:table-cell office:value-type="float" office:value="0.308818906545639" calcext:value-type="float">
            <text:p>0.308818906545639</text:p>
          </table:table-cell>
          <table:table-cell table:number-columns-repeated="2"/>
        </table:table-row>
        <table:table-row table:style-name="ro1">
          <table:table-cell office:value-type="float" office:value="0.307238668203354" calcext:value-type="float">
            <text:p>0.307238668203354</text:p>
          </table:table-cell>
          <table:table-cell table:number-columns-repeated="2"/>
        </table:table-row>
        <table:table-row table:style-name="ro1">
          <table:table-cell office:value-type="float" office:value="0.309521555900574" calcext:value-type="float">
            <text:p>0.309521555900574</text:p>
          </table:table-cell>
          <table:table-cell table:number-columns-repeated="2"/>
        </table:table-row>
        <table:table-row table:style-name="ro1">
          <table:table-cell office:value-type="float" office:value="0.28606441617012" calcext:value-type="float">
            <text:p>0.28606441617012</text:p>
          </table:table-cell>
          <table:table-cell table:number-columns-repeated="2"/>
        </table:table-row>
        <table:table-row table:style-name="ro1">
          <table:table-cell office:value-type="float" office:value="0.288731008768082" calcext:value-type="float">
            <text:p>0.288731008768082</text:p>
          </table:table-cell>
          <table:table-cell table:number-columns-repeated="2"/>
        </table:table-row>
        <table:table-row table:style-name="ro1">
          <table:table-cell office:value-type="float" office:value="0.292442977428436" calcext:value-type="float">
            <text:p>0.292442977428436</text:p>
          </table:table-cell>
          <table:table-cell table:number-columns-repeated="2"/>
        </table:table-row>
        <table:table-row table:style-name="ro1">
          <table:table-cell office:value-type="float" office:value="0.28865858912468" calcext:value-type="float">
            <text:p>0.28865858912468</text:p>
          </table:table-cell>
          <table:table-cell table:number-columns-repeated="2"/>
        </table:table-row>
        <table:table-row table:style-name="ro1">
          <table:table-cell office:value-type="float" office:value="0.290047585964203" calcext:value-type="float">
            <text:p>0.290047585964203</text:p>
          </table:table-cell>
          <table:table-cell table:number-columns-repeated="2"/>
        </table:table-row>
        <table:table-row table:style-name="ro1">
          <table:table-cell office:value-type="float" office:value="0.264429241418838" calcext:value-type="float">
            <text:p>0.264429241418838</text:p>
          </table:table-cell>
          <table:table-cell table:number-columns-repeated="2"/>
        </table:table-row>
        <table:table-row table:style-name="ro1">
          <table:table-cell office:value-type="float" office:value="0.260548412799835" calcext:value-type="float">
            <text:p>0.260548412799835</text:p>
          </table:table-cell>
          <table:table-cell table:number-columns-repeated="2"/>
        </table:table-row>
        <table:table-row table:style-name="ro1">
          <table:table-cell office:value-type="float" office:value="0.267714947462082" calcext:value-type="float">
            <text:p>0.267714947462082</text:p>
          </table:table-cell>
          <table:table-cell table:number-columns-repeated="2"/>
        </table:table-row>
        <table:table-row table:style-name="ro1">
          <table:table-cell office:value-type="float" office:value="0.263622611761093" calcext:value-type="float">
            <text:p>0.263622611761093</text:p>
          </table:table-cell>
          <table:table-cell table:number-columns-repeated="2"/>
        </table:table-row>
        <table:table-row table:style-name="ro1">
          <table:table-cell office:value-type="float" office:value="0.260616898536682" calcext:value-type="float">
            <text:p>0.260616898536682</text:p>
          </table:table-cell>
          <table:table-cell table:number-columns-repeated="2"/>
        </table:table-row>
        <table:table-row table:style-name="ro1">
          <table:table-cell office:value-type="float" office:value="0.262148380279541" calcext:value-type="float">
            <text:p>0.262148380279541</text:p>
          </table:table-cell>
          <table:table-cell table:number-columns-repeated="2"/>
        </table:table-row>
        <table:table-row table:style-name="ro1">
          <table:table-cell office:value-type="float" office:value="0.268411666154861" calcext:value-type="float">
            <text:p>0.268411666154861</text:p>
          </table:table-cell>
          <table:table-cell table:number-columns-repeated="2"/>
        </table:table-row>
        <table:table-row table:style-name="ro1">
          <table:table-cell office:value-type="float" office:value="0.263725101947784" calcext:value-type="float">
            <text:p>0.263725101947784</text:p>
          </table:table-cell>
          <table:table-cell table:number-columns-repeated="2"/>
        </table:table-row>
        <table:table-row table:style-name="ro1">
          <table:table-cell office:value-type="float" office:value="0.263359725475311" calcext:value-type="float">
            <text:p>0.263359725475311</text:p>
          </table:table-cell>
          <table:table-cell table:number-columns-repeated="2"/>
        </table:table-row>
        <table:table-row table:style-name="ro1">
          <table:table-cell office:value-type="float" office:value="0.261774450540543" calcext:value-type="float">
            <text:p>0.261774450540543</text:p>
          </table:table-cell>
          <table:table-cell table:number-columns-repeated="2"/>
        </table:table-row>
        <table:table-row table:style-name="ro1">
          <table:table-cell office:value-type="float" office:value="0.253612071275711" calcext:value-type="float">
            <text:p>0.253612071275711</text:p>
          </table:table-cell>
          <table:table-cell table:number-columns-repeated="2"/>
        </table:table-row>
        <table:table-row table:style-name="ro1">
          <table:table-cell office:value-type="float" office:value="0.293544054031372" calcext:value-type="float">
            <text:p>0.293544054031372</text:p>
          </table:table-cell>
          <table:table-cell table:number-columns-repeated="2"/>
        </table:table-row>
        <table:table-row table:style-name="ro1">
          <table:table-cell office:value-type="float" office:value="0.293687403202057" calcext:value-type="float">
            <text:p>0.293687403202057</text:p>
          </table:table-cell>
          <table:table-cell table:number-columns-repeated="2"/>
        </table:table-row>
        <table:table-row table:style-name="ro1">
          <table:table-cell office:value-type="float" office:value="0.293369352817535" calcext:value-type="float">
            <text:p>0.293369352817535</text:p>
          </table:table-cell>
          <table:table-cell table:number-columns-repeated="2"/>
        </table:table-row>
        <table:table-row table:style-name="ro1">
          <table:table-cell office:value-type="float" office:value="0.296821415424347" calcext:value-type="float">
            <text:p>0.296821415424347</text:p>
          </table:table-cell>
          <table:table-cell table:number-columns-repeated="2"/>
        </table:table-row>
        <table:table-row table:style-name="ro1">
          <table:table-cell office:value-type="float" office:value="0.293158441781998" calcext:value-type="float">
            <text:p>0.293158441781998</text:p>
          </table:table-cell>
          <table:table-cell table:number-columns-repeated="2"/>
        </table:table-row>
        <table:table-row table:style-name="ro1">
          <table:table-cell office:value-type="float" office:value="0.294540047645569" calcext:value-type="float">
            <text:p>0.294540047645569</text:p>
          </table:table-cell>
          <table:table-cell table:number-columns-repeated="2"/>
        </table:table-row>
        <table:table-row table:style-name="ro1">
          <table:table-cell office:value-type="float" office:value="0.291017055511475" calcext:value-type="float">
            <text:p>0.291017055511475</text:p>
          </table:table-cell>
          <table:table-cell table:number-columns-repeated="2"/>
        </table:table-row>
        <table:table-row table:style-name="ro1">
          <table:table-cell office:value-type="float" office:value="0.296060085296631" calcext:value-type="float">
            <text:p>0.296060085296631</text:p>
          </table:table-cell>
          <table:table-cell table:number-columns-repeated="2"/>
        </table:table-row>
        <table:table-row table:style-name="ro1">
          <table:table-cell office:value-type="float" office:value="0.291204988956451" calcext:value-type="float">
            <text:p>0.291204988956451</text:p>
          </table:table-cell>
          <table:table-cell table:number-columns-repeated="2"/>
        </table:table-row>
        <table:table-row table:style-name="ro1">
          <table:table-cell office:value-type="float" office:value="0.292404532432556" calcext:value-type="float">
            <text:p>0.292404532432556</text:p>
          </table:table-cell>
          <table:table-cell table:number-columns-repeated="2"/>
        </table:table-row>
        <table:table-row table:style-name="ro1">
          <table:table-cell office:value-type="float" office:value="0.297168582677841" calcext:value-type="float">
            <text:p>0.297168582677841</text:p>
          </table:table-cell>
          <table:table-cell table:number-columns-repeated="2"/>
        </table:table-row>
        <table:table-row table:style-name="ro1">
          <table:table-cell office:value-type="float" office:value="0.301805794239044" calcext:value-type="float">
            <text:p>0.301805794239044</text:p>
          </table:table-cell>
          <table:table-cell table:number-columns-repeated="2"/>
        </table:table-row>
        <table:table-row table:style-name="ro1">
          <table:table-cell office:value-type="float" office:value="0.28667363524437" calcext:value-type="float">
            <text:p>0.28667363524437</text:p>
          </table:table-cell>
          <table:table-cell table:number-columns-repeated="2"/>
        </table:table-row>
        <table:table-row table:style-name="ro1">
          <table:table-cell office:value-type="float" office:value="0.276531130075455" calcext:value-type="float">
            <text:p>0.276531130075455</text:p>
          </table:table-cell>
          <table:table-cell table:number-columns-repeated="2"/>
        </table:table-row>
        <table:table-row table:style-name="ro1">
          <table:table-cell office:value-type="float" office:value="0.280437499284744" calcext:value-type="float">
            <text:p>0.280437499284744</text:p>
          </table:table-cell>
          <table:table-cell table:number-columns-repeated="2"/>
        </table:table-row>
        <table:table-row table:style-name="ro1">
          <table:table-cell office:value-type="float" office:value="0.276207745075226" calcext:value-type="float">
            <text:p>0.276207745075226</text:p>
          </table:table-cell>
          <table:table-cell table:number-columns-repeated="2"/>
        </table:table-row>
        <table:table-row table:style-name="ro1">
          <table:table-cell office:value-type="float" office:value="0.287807017564774" calcext:value-type="float">
            <text:p>0.287807017564774</text:p>
          </table:table-cell>
          <table:table-cell table:number-columns-repeated="2"/>
        </table:table-row>
        <table:table-row table:style-name="ro1">
          <table:table-cell office:value-type="float" office:value="0.289826810359955" calcext:value-type="float">
            <text:p>0.289826810359955</text:p>
          </table:table-cell>
          <table:table-cell table:number-columns-repeated="2"/>
        </table:table-row>
        <table:table-row table:style-name="ro1">
          <table:table-cell office:value-type="float" office:value="0.288044571876526" calcext:value-type="float">
            <text:p>0.288044571876526</text:p>
          </table:table-cell>
          <table:table-cell table:number-columns-repeated="2"/>
        </table:table-row>
        <table:table-row table:style-name="ro1">
          <table:table-cell office:value-type="float" office:value="0.275093197822571" calcext:value-type="float">
            <text:p>0.275093197822571</text:p>
          </table:table-cell>
          <table:table-cell table:number-columns-repeated="2"/>
        </table:table-row>
        <table:table-row table:style-name="ro1">
          <table:table-cell office:value-type="float" office:value="0.282352238893509" calcext:value-type="float">
            <text:p>0.282352238893509</text:p>
          </table:table-cell>
          <table:table-cell table:number-columns-repeated="2"/>
        </table:table-row>
        <table:table-row table:style-name="ro1">
          <table:table-cell office:value-type="float" office:value="0.284712612628937" calcext:value-type="float">
            <text:p>0.284712612628937</text:p>
          </table:table-cell>
          <table:table-cell table:number-columns-repeated="2"/>
        </table:table-row>
        <table:table-row table:style-name="ro1">
          <table:table-cell office:value-type="float" office:value="0.286949336528778" calcext:value-type="float">
            <text:p>0.286949336528778</text:p>
          </table:table-cell>
          <table:table-cell table:number-columns-repeated="2"/>
        </table:table-row>
        <table:table-row table:style-name="ro1">
          <table:table-cell office:value-type="float" office:value="0.292736828327179" calcext:value-type="float">
            <text:p>0.292736828327179</text:p>
          </table:table-cell>
          <table:table-cell table:number-columns-repeated="2"/>
        </table:table-row>
        <table:table-row table:style-name="ro1">
          <table:table-cell office:value-type="float" office:value="0.312896370887756" calcext:value-type="float">
            <text:p>0.312896370887756</text:p>
          </table:table-cell>
          <table:table-cell table:number-columns-repeated="2"/>
        </table:table-row>
        <table:table-row table:style-name="ro1">
          <table:table-cell office:value-type="float" office:value="0.316671788692474" calcext:value-type="float">
            <text:p>0.316671788692474</text:p>
          </table:table-cell>
          <table:table-cell table:number-columns-repeated="2"/>
        </table:table-row>
        <table:table-row table:style-name="ro1">
          <table:table-cell office:value-type="float" office:value="0.315040558576584" calcext:value-type="float">
            <text:p>0.315040558576584</text:p>
          </table:table-cell>
          <table:table-cell table:number-columns-repeated="2"/>
        </table:table-row>
        <table:table-row table:style-name="ro1">
          <table:table-cell office:value-type="float" office:value="0.311693340539932" calcext:value-type="float">
            <text:p>0.311693340539932</text:p>
          </table:table-cell>
          <table:table-cell table:number-columns-repeated="2"/>
        </table:table-row>
        <table:table-row table:style-name="ro1">
          <table:table-cell office:value-type="float" office:value="0.302752047777176" calcext:value-type="float">
            <text:p>0.302752047777176</text:p>
          </table:table-cell>
          <table:table-cell table:number-columns-repeated="2"/>
        </table:table-row>
        <table:table-row table:style-name="ro1">
          <table:table-cell office:value-type="float" office:value="0.30673947930336" calcext:value-type="float">
            <text:p>0.30673947930336</text:p>
          </table:table-cell>
          <table:table-cell table:number-columns-repeated="2"/>
        </table:table-row>
        <table:table-row table:style-name="ro1">
          <table:table-cell office:value-type="float" office:value="0.307542860507965" calcext:value-type="float">
            <text:p>0.307542860507965</text:p>
          </table:table-cell>
          <table:table-cell table:number-columns-repeated="2"/>
        </table:table-row>
        <table:table-row table:style-name="ro1">
          <table:table-cell office:value-type="float" office:value="0.305865973234177" calcext:value-type="float">
            <text:p>0.305865973234177</text:p>
          </table:table-cell>
          <table:table-cell table:number-columns-repeated="2"/>
        </table:table-row>
        <table:table-row table:style-name="ro1">
          <table:table-cell office:value-type="float" office:value="0.30632758140564" calcext:value-type="float">
            <text:p>0.30632758140564</text:p>
          </table:table-cell>
          <table:table-cell table:number-columns-repeated="2"/>
        </table:table-row>
        <table:table-row table:style-name="ro1">
          <table:table-cell office:value-type="float" office:value="0.306056171655655" calcext:value-type="float">
            <text:p>0.306056171655655</text:p>
          </table:table-cell>
          <table:table-cell table:number-columns-repeated="2"/>
        </table:table-row>
        <table:table-row table:style-name="ro1">
          <table:table-cell office:value-type="float" office:value="0.305449843406677" calcext:value-type="float">
            <text:p>0.305449843406677</text:p>
          </table:table-cell>
          <table:table-cell table:number-columns-repeated="2"/>
        </table:table-row>
        <table:table-row table:style-name="ro1">
          <table:table-cell office:value-type="float" office:value="0.308611750602722" calcext:value-type="float">
            <text:p>0.308611750602722</text:p>
          </table:table-cell>
          <table:table-cell table:number-columns-repeated="2"/>
        </table:table-row>
        <table:table-row table:style-name="ro1">
          <table:table-cell office:value-type="float" office:value="0.332166910171509" calcext:value-type="float">
            <text:p>0.332166910171509</text:p>
          </table:table-cell>
          <table:table-cell table:number-columns-repeated="2"/>
        </table:table-row>
        <table:table-row table:style-name="ro1">
          <table:table-cell office:value-type="float" office:value="0.338225692510605" calcext:value-type="float">
            <text:p>0.338225692510605</text:p>
          </table:table-cell>
          <table:table-cell table:number-columns-repeated="2"/>
        </table:table-row>
        <table:table-row table:style-name="ro1">
          <table:table-cell office:value-type="float" office:value="0.325552403926849" calcext:value-type="float">
            <text:p>0.325552403926849</text:p>
          </table:table-cell>
          <table:table-cell table:number-columns-repeated="2"/>
        </table:table-row>
        <table:table-row table:style-name="ro1">
          <table:table-cell office:value-type="float" office:value="0.322452217340469" calcext:value-type="float">
            <text:p>0.322452217340469</text:p>
          </table:table-cell>
          <table:table-cell table:number-columns-repeated="2"/>
        </table:table-row>
        <table:table-row table:style-name="ro1">
          <table:table-cell office:value-type="float" office:value="0.324106454849243" calcext:value-type="float">
            <text:p>0.324106454849243</text:p>
          </table:table-cell>
          <table:table-cell table:number-columns-repeated="2"/>
        </table:table-row>
        <table:table-row table:style-name="ro1">
          <table:table-cell office:value-type="float" office:value="0.315721541643143" calcext:value-type="float">
            <text:p>0.315721541643143</text:p>
          </table:table-cell>
          <table:table-cell table:number-columns-repeated="2"/>
        </table:table-row>
        <table:table-row table:style-name="ro1">
          <table:table-cell office:value-type="float" office:value="0.31449544429779" calcext:value-type="float">
            <text:p>0.31449544429779</text:p>
          </table:table-cell>
          <table:table-cell table:number-columns-repeated="2"/>
        </table:table-row>
        <table:table-row table:style-name="ro1">
          <table:table-cell office:value-type="float" office:value="0.31778946518898" calcext:value-type="float">
            <text:p>0.31778946518898</text:p>
          </table:table-cell>
          <table:table-cell table:number-columns-repeated="2"/>
        </table:table-row>
        <table:table-row table:style-name="ro1">
          <table:table-cell office:value-type="float" office:value="0.307263433933258" calcext:value-type="float">
            <text:p>0.307263433933258</text:p>
          </table:table-cell>
          <table:table-cell table:number-columns-repeated="2"/>
        </table:table-row>
        <table:table-row table:style-name="ro1">
          <table:table-cell office:value-type="float" office:value="0.317765206098557" calcext:value-type="float">
            <text:p>0.317765206098557</text:p>
          </table:table-cell>
          <table:table-cell table:number-columns-repeated="2"/>
        </table:table-row>
        <table:table-row table:style-name="ro1">
          <table:table-cell office:value-type="float" office:value="0.308430910110474" calcext:value-type="float">
            <text:p>0.308430910110474</text:p>
          </table:table-cell>
          <table:table-cell table:number-columns-repeated="2"/>
        </table:table-row>
        <table:table-row table:style-name="ro1">
          <table:table-cell office:value-type="float" office:value="0.308248221874237" calcext:value-type="float">
            <text:p>0.308248221874237</text:p>
          </table:table-cell>
          <table:table-cell table:number-columns-repeated="2"/>
        </table:table-row>
        <table:table-row table:style-name="ro1">
          <table:table-cell office:value-type="float" office:value="0.356360018253326" calcext:value-type="float">
            <text:p>0.356360018253326</text:p>
          </table:table-cell>
          <table:table-cell table:number-columns-repeated="2"/>
        </table:table-row>
        <table:table-row table:style-name="ro1">
          <table:table-cell office:value-type="float" office:value="0.353464931249619" calcext:value-type="float">
            <text:p>0.353464931249619</text:p>
          </table:table-cell>
          <table:table-cell table:number-columns-repeated="2"/>
        </table:table-row>
        <table:table-row table:style-name="ro1">
          <table:table-cell office:value-type="float" office:value="0.353741973638535" calcext:value-type="float">
            <text:p>0.353741973638535</text:p>
          </table:table-cell>
          <table:table-cell table:number-columns-repeated="2"/>
        </table:table-row>
        <table:table-row table:style-name="ro1">
          <table:table-cell office:value-type="float" office:value="0.347660362720489" calcext:value-type="float">
            <text:p>0.347660362720489</text:p>
          </table:table-cell>
          <table:table-cell table:number-columns-repeated="2"/>
        </table:table-row>
        <table:table-row table:style-name="ro1">
          <table:table-cell office:value-type="float" office:value="0.344211250543594" calcext:value-type="float">
            <text:p>0.344211250543594</text:p>
          </table:table-cell>
          <table:table-cell table:number-columns-repeated="2"/>
        </table:table-row>
        <table:table-row table:style-name="ro1">
          <table:table-cell office:value-type="float" office:value="0.323885172605514" calcext:value-type="float">
            <text:p>0.323885172605514</text:p>
          </table:table-cell>
          <table:table-cell table:number-columns-repeated="2"/>
        </table:table-row>
        <table:table-row table:style-name="ro1">
          <table:table-cell office:value-type="float" office:value="0.315350443124771" calcext:value-type="float">
            <text:p>0.315350443124771</text:p>
          </table:table-cell>
          <table:table-cell table:number-columns-repeated="2"/>
        </table:table-row>
        <table:table-row table:style-name="ro1">
          <table:table-cell office:value-type="float" office:value="0.314747035503387" calcext:value-type="float">
            <text:p>0.314747035503387</text:p>
          </table:table-cell>
          <table:table-cell table:number-columns-repeated="2"/>
        </table:table-row>
        <table:table-row table:style-name="ro1">
          <table:table-cell office:value-type="float" office:value="0.324037581682205" calcext:value-type="float">
            <text:p>0.324037581682205</text:p>
          </table:table-cell>
          <table:table-cell table:number-columns-repeated="2"/>
        </table:table-row>
        <table:table-row table:style-name="ro1">
          <table:table-cell office:value-type="float" office:value="0.326275080442429" calcext:value-type="float">
            <text:p>0.326275080442429</text:p>
          </table:table-cell>
          <table:table-cell table:number-columns-repeated="2"/>
        </table:table-row>
        <table:table-row table:style-name="ro1">
          <table:table-cell office:value-type="float" office:value="0.327945739030838" calcext:value-type="float">
            <text:p>0.327945739030838</text:p>
          </table:table-cell>
          <table:table-cell table:number-columns-repeated="2"/>
        </table:table-row>
        <table:table-row table:style-name="ro1">
          <table:table-cell office:value-type="float" office:value="0.332707166671753" calcext:value-type="float">
            <text:p>0.332707166671753</text:p>
          </table:table-cell>
          <table:table-cell table:number-columns-repeated="2"/>
        </table:table-row>
        <table:table-row table:style-name="ro1">
          <table:table-cell office:value-type="float" office:value="0.377572059631348" calcext:value-type="float">
            <text:p>0.377572059631348</text:p>
          </table:table-cell>
          <table:table-cell table:number-columns-repeated="2"/>
        </table:table-row>
        <table:table-row table:style-name="ro1">
          <table:table-cell office:value-type="float" office:value="0.377783179283142" calcext:value-type="float">
            <text:p>0.377783179283142</text:p>
          </table:table-cell>
          <table:table-cell table:number-columns-repeated="2"/>
        </table:table-row>
        <table:table-row table:style-name="ro1">
          <table:table-cell office:value-type="float" office:value="0.374780058860779" calcext:value-type="float">
            <text:p>0.374780058860779</text:p>
          </table:table-cell>
          <table:table-cell table:number-columns-repeated="2"/>
        </table:table-row>
        <table:table-row table:style-name="ro1">
          <table:table-cell office:value-type="float" office:value="0.375790297985077" calcext:value-type="float">
            <text:p>0.375790297985077</text:p>
          </table:table-cell>
          <table:table-cell table:number-columns-repeated="2"/>
        </table:table-row>
        <table:table-row table:style-name="ro1">
          <table:table-cell office:value-type="float" office:value="0.376648366451263" calcext:value-type="float">
            <text:p>0.376648366451263</text:p>
          </table:table-cell>
          <table:table-cell table:number-columns-repeated="2"/>
        </table:table-row>
        <table:table-row table:style-name="ro1">
          <table:table-cell office:value-type="float" office:value="0.376827895641327" calcext:value-type="float">
            <text:p>0.376827895641327</text:p>
          </table:table-cell>
          <table:table-cell table:number-columns-repeated="2"/>
        </table:table-row>
        <table:table-row table:style-name="ro1">
          <table:table-cell office:value-type="float" office:value="0.372700810432434" calcext:value-type="float">
            <text:p>0.372700810432434</text:p>
          </table:table-cell>
          <table:table-cell table:number-columns-repeated="2"/>
        </table:table-row>
        <table:table-row table:style-name="ro1">
          <table:table-cell office:value-type="float" office:value="0.371829360723495" calcext:value-type="float">
            <text:p>0.371829360723495</text:p>
          </table:table-cell>
          <table:table-cell table:number-columns-repeated="2"/>
        </table:table-row>
        <table:table-row table:style-name="ro1">
          <table:table-cell office:value-type="float" office:value="0.372539699077606" calcext:value-type="float">
            <text:p>0.372539699077606</text:p>
          </table:table-cell>
          <table:table-cell table:number-columns-repeated="2"/>
        </table:table-row>
        <table:table-row table:style-name="ro1">
          <table:table-cell office:value-type="float" office:value="0.377472162246704" calcext:value-type="float">
            <text:p>0.377472162246704</text:p>
          </table:table-cell>
          <table:table-cell table:number-columns-repeated="2"/>
        </table:table-row>
        <table:table-row table:style-name="ro1">
          <table:table-cell office:value-type="float" office:value="0.3834408223629" calcext:value-type="float">
            <text:p>0.3834408223629</text:p>
          </table:table-cell>
          <table:table-cell table:number-columns-repeated="2"/>
        </table:table-row>
        <table:table-row table:style-name="ro1">
          <table:table-cell office:value-type="float" office:value="0.379546999931335" calcext:value-type="float">
            <text:p>0.379546999931335</text:p>
          </table:table-cell>
          <table:table-cell table:number-columns-repeated="2"/>
        </table:table-row>
        <table:table-row table:style-name="ro1">
          <table:table-cell office:value-type="float" office:value="0.374226629734039" calcext:value-type="float">
            <text:p>0.374226629734039</text:p>
          </table:table-cell>
          <table:table-cell table:number-columns-repeated="2"/>
        </table:table-row>
        <table:table-row table:style-name="ro1">
          <table:table-cell office:value-type="float" office:value="0.382694840431213" calcext:value-type="float">
            <text:p>0.382694840431213</text:p>
          </table:table-cell>
          <table:table-cell table:number-columns-repeated="2"/>
        </table:table-row>
        <table:table-row table:style-name="ro1">
          <table:table-cell office:value-type="float" office:value="0.381946206092834" calcext:value-type="float">
            <text:p>0.381946206092834</text:p>
          </table:table-cell>
          <table:table-cell table:number-columns-repeated="2"/>
        </table:table-row>
        <table:table-row table:style-name="ro1">
          <table:table-cell office:value-type="float" office:value="0.377076208591461" calcext:value-type="float">
            <text:p>0.377076208591461</text:p>
          </table:table-cell>
          <table:table-cell table:number-columns-repeated="2"/>
        </table:table-row>
        <table:table-row table:style-name="ro1">
          <table:table-cell office:value-type="float" office:value="0.377252966165543" calcext:value-type="float">
            <text:p>0.377252966165543</text:p>
          </table:table-cell>
          <table:table-cell table:number-columns-repeated="2"/>
        </table:table-row>
        <table:table-row table:style-name="ro1">
          <table:table-cell office:value-type="float" office:value="0.376000612974167" calcext:value-type="float">
            <text:p>0.376000612974167</text:p>
          </table:table-cell>
          <table:table-cell table:number-columns-repeated="2"/>
        </table:table-row>
        <table:table-row table:style-name="ro1">
          <table:table-cell office:value-type="float" office:value="0.371988773345947" calcext:value-type="float">
            <text:p>0.371988773345947</text:p>
          </table:table-cell>
          <table:table-cell table:number-columns-repeated="2"/>
        </table:table-row>
        <table:table-row table:style-name="ro1">
          <table:table-cell office:value-type="float" office:value="0.36871600151062" calcext:value-type="float">
            <text:p>0.36871600151062</text:p>
          </table:table-cell>
          <table:table-cell table:number-columns-repeated="2"/>
        </table:table-row>
        <table:table-row table:style-name="ro1">
          <table:table-cell office:value-type="float" office:value="0.375555068254471" calcext:value-type="float">
            <text:p>0.375555068254471</text:p>
          </table:table-cell>
          <table:table-cell table:number-columns-repeated="2"/>
        </table:table-row>
        <table:table-row table:style-name="ro1">
          <table:table-cell office:value-type="float" office:value="0.37388214468956" calcext:value-type="float">
            <text:p>0.37388214468956</text:p>
          </table:table-cell>
          <table:table-cell table:number-columns-repeated="2"/>
        </table:table-row>
        <table:table-row table:style-name="ro1">
          <table:table-cell office:value-type="float" office:value="0.377623498439789" calcext:value-type="float">
            <text:p>0.377623498439789</text:p>
          </table:table-cell>
          <table:table-cell table:number-columns-repeated="2"/>
        </table:table-row>
        <table:table-row table:style-name="ro1">
          <table:table-cell office:value-type="float" office:value="0.375516951084137" calcext:value-type="float">
            <text:p>0.375516951084137</text:p>
          </table:table-cell>
          <table:table-cell table:number-columns-repeated="2"/>
        </table:table-row>
        <table:table-row table:style-name="ro1">
          <table:table-cell office:value-type="float" office:value="0.39433765411377" calcext:value-type="float">
            <text:p>0.39433765411377</text:p>
          </table:table-cell>
          <table:table-cell table:number-columns-repeated="2"/>
        </table:table-row>
        <table:table-row table:style-name="ro1">
          <table:table-cell office:value-type="float" office:value="0.325577139854431" calcext:value-type="float">
            <text:p>0.325577139854431</text:p>
          </table:table-cell>
          <table:table-cell table:number-columns-repeated="2"/>
        </table:table-row>
        <table:table-row table:style-name="ro1">
          <table:table-cell office:value-type="float" office:value="0.337077796459198" calcext:value-type="float">
            <text:p>0.337077796459198</text:p>
          </table:table-cell>
          <table:table-cell table:number-columns-repeated="2"/>
        </table:table-row>
        <table:table-row table:style-name="ro1">
          <table:table-cell office:value-type="float" office:value="0.340701162815094" calcext:value-type="float">
            <text:p>0.340701162815094</text:p>
          </table:table-cell>
          <table:table-cell table:number-columns-repeated="2"/>
        </table:table-row>
        <table:table-row table:style-name="ro1">
          <table:table-cell office:value-type="float" office:value="0.337868541479111" calcext:value-type="float">
            <text:p>0.337868541479111</text:p>
          </table:table-cell>
          <table:table-cell table:number-columns-repeated="2"/>
        </table:table-row>
        <table:table-row table:style-name="ro1">
          <table:table-cell office:value-type="float" office:value="0.339728951454163" calcext:value-type="float">
            <text:p>0.339728951454163</text:p>
          </table:table-cell>
          <table:table-cell table:number-columns-repeated="2"/>
        </table:table-row>
        <table:table-row table:style-name="ro1">
          <table:table-cell office:value-type="float" office:value="0.346564471721649" calcext:value-type="float">
            <text:p>0.346564471721649</text:p>
          </table:table-cell>
          <table:table-cell table:number-columns-repeated="2"/>
        </table:table-row>
        <table:table-row table:style-name="ro1">
          <table:table-cell office:value-type="float" office:value="0.326489210128784" calcext:value-type="float">
            <text:p>0.326489210128784</text:p>
          </table:table-cell>
          <table:table-cell table:number-columns-repeated="2"/>
        </table:table-row>
        <table:table-row table:style-name="ro1">
          <table:table-cell office:value-type="float" office:value="0.329313963651657" calcext:value-type="float">
            <text:p>0.329313963651657</text:p>
          </table:table-cell>
          <table:table-cell table:number-columns-repeated="2"/>
        </table:table-row>
        <table:table-row table:style-name="ro1">
          <table:table-cell office:value-type="float" office:value="0.315164685249329" calcext:value-type="float">
            <text:p>0.315164685249329</text:p>
          </table:table-cell>
          <table:table-cell table:number-columns-repeated="2"/>
        </table:table-row>
        <table:table-row table:style-name="ro1">
          <table:table-cell office:value-type="float" office:value="0.324957758188248" calcext:value-type="float">
            <text:p>0.324957758188248</text:p>
          </table:table-cell>
          <table:table-cell table:number-columns-repeated="2"/>
        </table:table-row>
        <table:table-row table:style-name="ro1">
          <table:table-cell office:value-type="float" office:value="0.310924917459488" calcext:value-type="float">
            <text:p>0.310924917459488</text:p>
          </table:table-cell>
          <table:table-cell table:number-columns-repeated="2"/>
        </table:table-row>
        <table:table-row table:style-name="ro1">
          <table:table-cell office:value-type="float" office:value="0.324218600988388" calcext:value-type="float">
            <text:p>0.324218600988388</text:p>
          </table:table-cell>
          <table:table-cell table:number-columns-repeated="2"/>
        </table:table-row>
        <table:table-row table:style-name="ro1">
          <table:table-cell office:value-type="float" office:value="0.323025673627853" calcext:value-type="float">
            <text:p>0.323025673627853</text:p>
          </table:table-cell>
          <table:table-cell table:number-columns-repeated="2"/>
        </table:table-row>
        <table:table-row table:style-name="ro1">
          <table:table-cell office:value-type="float" office:value="0.324237018823624" calcext:value-type="float">
            <text:p>0.324237018823624</text:p>
          </table:table-cell>
          <table:table-cell table:number-columns-repeated="2"/>
        </table:table-row>
        <table:table-row table:style-name="ro1">
          <table:table-cell office:value-type="float" office:value="0.326804429292679" calcext:value-type="float">
            <text:p>0.326804429292679</text:p>
          </table:table-cell>
          <table:table-cell table:number-columns-repeated="2"/>
        </table:table-row>
        <table:table-row table:style-name="ro1">
          <table:table-cell office:value-type="float" office:value="0.330424934625626" calcext:value-type="float">
            <text:p>0.330424934625626</text:p>
          </table:table-cell>
          <table:table-cell table:number-columns-repeated="2"/>
        </table:table-row>
        <table:table-row table:style-name="ro1">
          <table:table-cell office:value-type="float" office:value="0.324697017669678" calcext:value-type="float">
            <text:p>0.324697017669678</text:p>
          </table:table-cell>
          <table:table-cell table:number-columns-repeated="2"/>
        </table:table-row>
        <table:table-row table:style-name="ro1">
          <table:table-cell office:value-type="float" office:value="0.340476244688034" calcext:value-type="float">
            <text:p>0.340476244688034</text:p>
          </table:table-cell>
          <table:table-cell table:number-columns-repeated="2"/>
        </table:table-row>
        <table:table-row table:style-name="ro1">
          <table:table-cell office:value-type="float" office:value="0.30243843793869" calcext:value-type="float">
            <text:p>0.30243843793869</text:p>
          </table:table-cell>
          <table:table-cell table:number-columns-repeated="2"/>
        </table:table-row>
        <table:table-row table:style-name="ro1">
          <table:table-cell office:value-type="float" office:value="0.326594114303589" calcext:value-type="float">
            <text:p>0.326594114303589</text:p>
          </table:table-cell>
          <table:table-cell table:number-columns-repeated="2"/>
        </table:table-row>
        <table:table-row table:style-name="ro1">
          <table:table-cell office:value-type="float" office:value="0.294335126876831" calcext:value-type="float">
            <text:p>0.294335126876831</text:p>
          </table:table-cell>
          <table:table-cell table:number-columns-repeated="2"/>
        </table:table-row>
        <table:table-row table:style-name="ro1">
          <table:table-cell office:value-type="float" office:value="0.331257700920105" calcext:value-type="float">
            <text:p>0.331257700920105</text:p>
          </table:table-cell>
          <table:table-cell table:number-columns-repeated="2"/>
        </table:table-row>
        <table:table-row table:style-name="ro1">
          <table:table-cell office:value-type="float" office:value="0.292164236307144" calcext:value-type="float">
            <text:p>0.292164236307144</text:p>
          </table:table-cell>
          <table:table-cell table:number-columns-repeated="2"/>
        </table:table-row>
        <table:table-row table:style-name="ro1">
          <table:table-cell office:value-type="float" office:value="0.330699145793915" calcext:value-type="float">
            <text:p>0.330699145793915</text:p>
          </table:table-cell>
          <table:table-cell table:number-columns-repeated="2"/>
        </table:table-row>
        <table:table-row table:style-name="ro1">
          <table:table-cell office:value-type="float" office:value="0.295827835798264" calcext:value-type="float">
            <text:p>0.295827835798264</text:p>
          </table:table-cell>
          <table:table-cell table:number-columns-repeated="2"/>
        </table:table-row>
        <table:table-row table:style-name="ro1">
          <table:table-cell office:value-type="float" office:value="0.333737790584564" calcext:value-type="float">
            <text:p>0.333737790584564</text:p>
          </table:table-cell>
          <table:table-cell table:number-columns-repeated="2"/>
        </table:table-row>
        <table:table-row table:style-name="ro1">
          <table:table-cell office:value-type="float" office:value="0.299944400787354" calcext:value-type="float">
            <text:p>0.299944400787354</text:p>
          </table:table-cell>
          <table:table-cell table:number-columns-repeated="2"/>
        </table:table-row>
        <table:table-row table:style-name="ro1">
          <table:table-cell office:value-type="float" office:value="0.334066540002823" calcext:value-type="float">
            <text:p>0.334066540002823</text:p>
          </table:table-cell>
          <table:table-cell table:number-columns-repeated="2"/>
        </table:table-row>
        <table:table-row table:style-name="ro1">
          <table:table-cell office:value-type="float" office:value="0.301216423511505" calcext:value-type="float">
            <text:p>0.301216423511505</text:p>
          </table:table-cell>
          <table:table-cell table:number-columns-repeated="2"/>
        </table:table-row>
        <table:table-row table:style-name="ro1">
          <table:table-cell office:value-type="float" office:value="0.331601351499557" calcext:value-type="float">
            <text:p>0.331601351499557</text:p>
          </table:table-cell>
          <table:table-cell table:number-columns-repeated="2"/>
        </table:table-row>
        <table:table-row table:style-name="ro1">
          <table:table-cell office:value-type="float" office:value="0.299949407577515" calcext:value-type="float">
            <text:p>0.299949407577515</text:p>
          </table:table-cell>
          <table:table-cell table:number-columns-repeated="2"/>
        </table:table-row>
        <table:table-row table:style-name="ro1">
          <table:table-cell office:value-type="float" office:value="0.332087635993958" calcext:value-type="float">
            <text:p>0.332087635993958</text:p>
          </table:table-cell>
          <table:table-cell table:number-columns-repeated="2"/>
        </table:table-row>
        <table:table-row table:style-name="ro1">
          <table:table-cell office:value-type="float" office:value="0.292635023593903" calcext:value-type="float">
            <text:p>0.292635023593903</text:p>
          </table:table-cell>
          <table:table-cell table:number-columns-repeated="2"/>
        </table:table-row>
        <table:table-row table:style-name="ro1">
          <table:table-cell office:value-type="float" office:value="0.333792418241501" calcext:value-type="float">
            <text:p>0.333792418241501</text:p>
          </table:table-cell>
          <table:table-cell table:number-columns-repeated="2"/>
        </table:table-row>
        <table:table-row table:style-name="ro1">
          <table:table-cell office:value-type="float" office:value="0.29342195391655" calcext:value-type="float">
            <text:p>0.29342195391655</text:p>
          </table:table-cell>
          <table:table-cell table:number-columns-repeated="2"/>
        </table:table-row>
        <table:table-row table:style-name="ro1">
          <table:table-cell office:value-type="float" office:value="0.329219162464142" calcext:value-type="float">
            <text:p>0.329219162464142</text:p>
          </table:table-cell>
          <table:table-cell table:number-columns-repeated="2"/>
        </table:table-row>
        <table:table-row table:style-name="ro1">
          <table:table-cell office:value-type="float" office:value="0.294055342674255" calcext:value-type="float">
            <text:p>0.294055342674255</text:p>
          </table:table-cell>
          <table:table-cell table:number-columns-repeated="2"/>
        </table:table-row>
        <table:table-row table:style-name="ro1">
          <table:table-cell office:value-type="float" office:value="0.310512632131577" calcext:value-type="float">
            <text:p>0.310512632131577</text:p>
          </table:table-cell>
          <table:table-cell table:number-columns-repeated="2"/>
        </table:table-row>
        <table:table-row table:style-name="ro1">
          <table:table-cell office:value-type="float" office:value="0.270977020263672" calcext:value-type="float">
            <text:p>0.270977020263672</text:p>
          </table:table-cell>
          <table:table-cell table:number-columns-repeated="2"/>
        </table:table-row>
        <table:table-row table:style-name="ro1">
          <table:table-cell office:value-type="float" office:value="0.28383281826973" calcext:value-type="float">
            <text:p>0.28383281826973</text:p>
          </table:table-cell>
          <table:table-cell table:number-columns-repeated="2"/>
        </table:table-row>
        <table:table-row table:style-name="ro1">
          <table:table-cell office:value-type="float" office:value="0.271261185407639" calcext:value-type="float">
            <text:p>0.271261185407639</text:p>
          </table:table-cell>
          <table:table-cell table:number-columns-repeated="2"/>
        </table:table-row>
        <table:table-row table:style-name="ro1">
          <table:table-cell office:value-type="float" office:value="0.277686893939972" calcext:value-type="float">
            <text:p>0.277686893939972</text:p>
          </table:table-cell>
          <table:table-cell table:number-columns-repeated="2"/>
        </table:table-row>
        <table:table-row table:style-name="ro1">
          <table:table-cell office:value-type="float" office:value="0.291206479072571" calcext:value-type="float">
            <text:p>0.291206479072571</text:p>
          </table:table-cell>
          <table:table-cell table:number-columns-repeated="2"/>
        </table:table-row>
        <table:table-row table:style-name="ro1">
          <table:table-cell office:value-type="float" office:value="0.285903096199036" calcext:value-type="float">
            <text:p>0.285903096199036</text:p>
          </table:table-cell>
          <table:table-cell table:number-columns-repeated="2"/>
        </table:table-row>
        <table:table-row table:style-name="ro1">
          <table:table-cell office:value-type="float" office:value="0.259753495454788" calcext:value-type="float">
            <text:p>0.259753495454788</text:p>
          </table:table-cell>
          <table:table-cell table:number-columns-repeated="2"/>
        </table:table-row>
        <table:table-row table:style-name="ro1">
          <table:table-cell office:value-type="float" office:value="0.289275348186493" calcext:value-type="float">
            <text:p>0.289275348186493</text:p>
          </table:table-cell>
          <table:table-cell table:number-columns-repeated="2"/>
        </table:table-row>
        <table:table-row table:style-name="ro1">
          <table:table-cell office:value-type="float" office:value="0.262468606233597" calcext:value-type="float">
            <text:p>0.262468606233597</text:p>
          </table:table-cell>
          <table:table-cell table:number-columns-repeated="2"/>
        </table:table-row>
        <table:table-row table:style-name="ro1">
          <table:table-cell office:value-type="float" office:value="0.29656645655632" calcext:value-type="float">
            <text:p>0.29656645655632</text:p>
          </table:table-cell>
          <table:table-cell table:number-columns-repeated="2"/>
        </table:table-row>
        <table:table-row table:style-name="ro1">
          <table:table-cell office:value-type="float" office:value="0.258018881082535" calcext:value-type="float">
            <text:p>0.258018881082535</text:p>
          </table:table-cell>
          <table:table-cell table:number-columns-repeated="2"/>
        </table:table-row>
        <table:table-row table:style-name="ro1">
          <table:table-cell office:value-type="float" office:value="0.294569045305252" calcext:value-type="float">
            <text:p>0.294569045305252</text:p>
          </table:table-cell>
          <table:table-cell table:number-columns-repeated="2"/>
        </table:table-row>
        <table:table-row table:style-name="ro1">
          <table:table-cell office:value-type="float" office:value="0.262657761573791" calcext:value-type="float">
            <text:p>0.262657761573791</text:p>
          </table:table-cell>
          <table:table-cell table:number-columns-repeated="2"/>
        </table:table-row>
        <table:table-row table:style-name="ro1">
          <table:table-cell office:value-type="float" office:value="0.302736192941666" calcext:value-type="float">
            <text:p>0.302736192941666</text:p>
          </table:table-cell>
          <table:table-cell table:number-columns-repeated="2"/>
        </table:table-row>
        <table:table-row table:style-name="ro1">
          <table:table-cell office:value-type="float" office:value="0.261080503463745" calcext:value-type="float">
            <text:p>0.261080503463745</text:p>
          </table:table-cell>
          <table:table-cell table:number-columns-repeated="2"/>
        </table:table-row>
        <table:table-row table:style-name="ro1">
          <table:table-cell office:value-type="float" office:value="0.303020149469376" calcext:value-type="float">
            <text:p>0.303020149469376</text:p>
          </table:table-cell>
          <table:table-cell table:number-columns-repeated="2"/>
        </table:table-row>
        <table:table-row table:style-name="ro1">
          <table:table-cell office:value-type="float" office:value="0.263503521680832" calcext:value-type="float">
            <text:p>0.263503521680832</text:p>
          </table:table-cell>
          <table:table-cell table:number-columns-repeated="2"/>
        </table:table-row>
        <table:table-row table:style-name="ro1">
          <table:table-cell office:value-type="float" office:value="0.300801992416382" calcext:value-type="float">
            <text:p>0.300801992416382</text:p>
          </table:table-cell>
          <table:table-cell table:number-columns-repeated="2"/>
        </table:table-row>
        <table:table-row table:style-name="ro1">
          <table:table-cell office:value-type="float" office:value="0.262349635362625" calcext:value-type="float">
            <text:p>0.262349635362625</text:p>
          </table:table-cell>
          <table:table-cell table:number-columns-repeated="2"/>
        </table:table-row>
        <table:table-row table:style-name="ro1">
          <table:table-cell office:value-type="float" office:value="0.305614948272705" calcext:value-type="float">
            <text:p>0.305614948272705</text:p>
          </table:table-cell>
          <table:table-cell table:number-columns-repeated="2"/>
        </table:table-row>
        <table:table-row table:style-name="ro1">
          <table:table-cell office:value-type="float" office:value="0.332525700330734" calcext:value-type="float">
            <text:p>0.332525700330734</text:p>
          </table:table-cell>
          <table:table-cell table:number-columns-repeated="2"/>
        </table:table-row>
        <table:table-row table:style-name="ro1">
          <table:table-cell office:value-type="float" office:value="0.333249181509018" calcext:value-type="float">
            <text:p>0.333249181509018</text:p>
          </table:table-cell>
          <table:table-cell table:number-columns-repeated="2"/>
        </table:table-row>
        <table:table-row table:style-name="ro1">
          <table:table-cell office:value-type="float" office:value="0.336338102817535" calcext:value-type="float">
            <text:p>0.336338102817535</text:p>
          </table:table-cell>
          <table:table-cell table:number-columns-repeated="2"/>
        </table:table-row>
        <table:table-row table:style-name="ro1">
          <table:table-cell office:value-type="float" office:value="0.370938181877136" calcext:value-type="float">
            <text:p>0.370938181877136</text:p>
          </table:table-cell>
          <table:table-cell table:number-columns-repeated="2"/>
        </table:table-row>
        <table:table-row table:style-name="ro1">
          <table:table-cell office:value-type="float" office:value="0.383944809436798" calcext:value-type="float">
            <text:p>0.383944809436798</text:p>
          </table:table-cell>
          <table:table-cell table:number-columns-repeated="2"/>
        </table:table-row>
        <table:table-row table:style-name="ro1">
          <table:table-cell office:value-type="float" office:value="0.37009185552597" calcext:value-type="float">
            <text:p>0.37009185552597</text:p>
          </table:table-cell>
          <table:table-cell table:number-columns-repeated="2"/>
        </table:table-row>
        <table:table-row table:style-name="ro1">
          <table:table-cell office:value-type="float" office:value="0.378167450428009" calcext:value-type="float">
            <text:p>0.378167450428009</text:p>
          </table:table-cell>
          <table:table-cell table:number-columns-repeated="2"/>
        </table:table-row>
        <table:table-row table:style-name="ro1">
          <table:table-cell office:value-type="float" office:value="0.371253848075867" calcext:value-type="float">
            <text:p>0.371253848075867</text:p>
          </table:table-cell>
          <table:table-cell table:number-columns-repeated="2"/>
        </table:table-row>
        <table:table-row table:style-name="ro1">
          <table:table-cell office:value-type="float" office:value="0.375553786754608" calcext:value-type="float">
            <text:p>0.375553786754608</text:p>
          </table:table-cell>
          <table:table-cell table:number-columns-repeated="2"/>
        </table:table-row>
        <table:table-row table:style-name="ro1">
          <table:table-cell office:value-type="float" office:value="0.371412634849548" calcext:value-type="float">
            <text:p>0.371412634849548</text:p>
          </table:table-cell>
          <table:table-cell table:number-columns-repeated="2"/>
        </table:table-row>
        <table:table-row table:style-name="ro1">
          <table:table-cell office:value-type="float" office:value="0.377264976501465" calcext:value-type="float">
            <text:p>0.377264976501465</text:p>
          </table:table-cell>
          <table:table-cell table:number-columns-repeated="2"/>
        </table:table-row>
        <table:table-row table:style-name="ro1">
          <table:table-cell office:value-type="float" office:value="0.375390559434891" calcext:value-type="float">
            <text:p>0.375390559434891</text:p>
          </table:table-cell>
          <table:table-cell table:number-columns-repeated="2"/>
        </table:table-row>
        <table:table-row table:style-name="ro1">
          <table:table-cell office:value-type="float" office:value="0.367628693580627" calcext:value-type="float">
            <text:p>0.367628693580627</text:p>
          </table:table-cell>
          <table:table-cell table:number-columns-repeated="2"/>
        </table:table-row>
        <table:table-row table:style-name="ro1">
          <table:table-cell office:value-type="float" office:value="0.371167778968811" calcext:value-type="float">
            <text:p>0.371167778968811</text:p>
          </table:table-cell>
          <table:table-cell table:number-columns-repeated="2"/>
        </table:table-row>
        <table:table-row table:style-name="ro1">
          <table:table-cell office:value-type="float" office:value="0.369723260402679" calcext:value-type="float">
            <text:p>0.369723260402679</text:p>
          </table:table-cell>
          <table:table-cell table:number-columns-repeated="2"/>
        </table:table-row>
        <table:table-row table:style-name="ro1">
          <table:table-cell office:value-type="float" office:value="0.354617893695831" calcext:value-type="float">
            <text:p>0.354617893695831</text:p>
          </table:table-cell>
          <table:table-cell table:number-columns-repeated="2"/>
        </table:table-row>
        <table:table-row table:style-name="ro1">
          <table:table-cell office:value-type="float" office:value="0.347573041915894" calcext:value-type="float">
            <text:p>0.347573041915894</text:p>
          </table:table-cell>
          <table:table-cell table:number-columns-repeated="2"/>
        </table:table-row>
        <table:table-row table:style-name="ro1">
          <table:table-cell office:value-type="float" office:value="0.357660442590713" calcext:value-type="float">
            <text:p>0.357660442590713</text:p>
          </table:table-cell>
          <table:table-cell table:number-columns-repeated="2"/>
        </table:table-row>
        <table:table-row table:style-name="ro1">
          <table:table-cell office:value-type="float" office:value="0.361750215291977" calcext:value-type="float">
            <text:p>0.361750215291977</text:p>
          </table:table-cell>
          <table:table-cell table:number-columns-repeated="2"/>
        </table:table-row>
        <table:table-row table:style-name="ro1">
          <table:table-cell office:value-type="float" office:value="0.375566840171814" calcext:value-type="float">
            <text:p>0.375566840171814</text:p>
          </table:table-cell>
          <table:table-cell table:number-columns-repeated="2"/>
        </table:table-row>
        <table:table-row table:style-name="ro1">
          <table:table-cell office:value-type="float" office:value="0.366834670305252" calcext:value-type="float">
            <text:p>0.366834670305252</text:p>
          </table:table-cell>
          <table:table-cell table:number-columns-repeated="2"/>
        </table:table-row>
        <table:table-row table:style-name="ro1">
          <table:table-cell office:value-type="float" office:value="0.366809695959091" calcext:value-type="float">
            <text:p>0.366809695959091</text:p>
          </table:table-cell>
          <table:table-cell table:number-columns-repeated="2"/>
        </table:table-row>
        <table:table-row table:style-name="ro1">
          <table:table-cell office:value-type="float" office:value="0.364224642515182" calcext:value-type="float">
            <text:p>0.364224642515182</text:p>
          </table:table-cell>
          <table:table-cell table:number-columns-repeated="2"/>
        </table:table-row>
        <table:table-row table:style-name="ro1">
          <table:table-cell office:value-type="float" office:value="0.356035500764847" calcext:value-type="float">
            <text:p>0.356035500764847</text:p>
          </table:table-cell>
          <table:table-cell table:number-columns-repeated="2"/>
        </table:table-row>
        <table:table-row table:style-name="ro1">
          <table:table-cell office:value-type="float" office:value="0.358073115348816" calcext:value-type="float">
            <text:p>0.358073115348816</text:p>
          </table:table-cell>
          <table:table-cell table:number-columns-repeated="2"/>
        </table:table-row>
        <table:table-row table:style-name="ro1">
          <table:table-cell office:value-type="float" office:value="0.356571316719055" calcext:value-type="float">
            <text:p>0.356571316719055</text:p>
          </table:table-cell>
          <table:table-cell table:number-columns-repeated="2"/>
        </table:table-row>
        <table:table-row table:style-name="ro1">
          <table:table-cell office:value-type="float" office:value="0.355204552412033" calcext:value-type="float">
            <text:p>0.355204552412033</text:p>
          </table:table-cell>
          <table:table-cell table:number-columns-repeated="2"/>
        </table:table-row>
        <table:table-row table:style-name="ro1">
          <table:table-cell office:value-type="float" office:value="0.346548974514008" calcext:value-type="float">
            <text:p>0.346548974514008</text:p>
          </table:table-cell>
          <table:table-cell table:number-columns-repeated="2"/>
        </table:table-row>
        <table:table-row table:style-name="ro1">
          <table:table-cell office:value-type="float" office:value="0.336774349212646" calcext:value-type="float">
            <text:p>0.336774349212646</text:p>
          </table:table-cell>
          <table:table-cell table:number-columns-repeated="2"/>
        </table:table-row>
        <table:table-row table:style-name="ro1">
          <table:table-cell office:value-type="float" office:value="0.347268730401993" calcext:value-type="float">
            <text:p>0.347268730401993</text:p>
          </table:table-cell>
          <table:table-cell table:number-columns-repeated="2"/>
        </table:table-row>
        <table:table-row table:style-name="ro1">
          <table:table-cell office:value-type="float" office:value="0.337372481822968" calcext:value-type="float">
            <text:p>0.337372481822968</text:p>
          </table:table-cell>
          <table:table-cell table:number-columns-repeated="2"/>
        </table:table-row>
        <table:table-row table:style-name="ro1">
          <table:table-cell office:value-type="float" office:value="0.342195719480514" calcext:value-type="float">
            <text:p>0.342195719480514</text:p>
          </table:table-cell>
          <table:table-cell table:number-columns-repeated="2"/>
        </table:table-row>
        <table:table-row table:style-name="ro1">
          <table:table-cell office:value-type="float" office:value="0.317802220582962" calcext:value-type="float">
            <text:p>0.317802220582962</text:p>
          </table:table-cell>
          <table:table-cell table:number-columns-repeated="2"/>
        </table:table-row>
        <table:table-row table:style-name="ro1">
          <table:table-cell office:value-type="float" office:value="0.304078221321106" calcext:value-type="float">
            <text:p>0.304078221321106</text:p>
          </table:table-cell>
          <table:table-cell table:number-columns-repeated="2"/>
        </table:table-row>
        <table:table-row table:style-name="ro1">
          <table:table-cell office:value-type="float" office:value="0.303957283496857" calcext:value-type="float">
            <text:p>0.303957283496857</text:p>
          </table:table-cell>
          <table:table-cell table:number-columns-repeated="2"/>
        </table:table-row>
        <table:table-row table:style-name="ro1">
          <table:table-cell office:value-type="float" office:value="0.305334568023682" calcext:value-type="float">
            <text:p>0.305334568023682</text:p>
          </table:table-cell>
          <table:table-cell table:number-columns-repeated="2"/>
        </table:table-row>
        <table:table-row table:style-name="ro1">
          <table:table-cell office:value-type="float" office:value="0.287597686052322" calcext:value-type="float">
            <text:p>0.287597686052322</text:p>
          </table:table-cell>
          <table:table-cell table:number-columns-repeated="2"/>
        </table:table-row>
        <table:table-row table:style-name="ro1">
          <table:table-cell office:value-type="float" office:value="0.291686743497849" calcext:value-type="float">
            <text:p>0.291686743497849</text:p>
          </table:table-cell>
          <table:table-cell table:number-columns-repeated="2"/>
        </table:table-row>
        <table:table-row table:style-name="ro1">
          <table:table-cell office:value-type="float" office:value="0.295422911643982" calcext:value-type="float">
            <text:p>0.295422911643982</text:p>
          </table:table-cell>
          <table:table-cell table:number-columns-repeated="2"/>
        </table:table-row>
        <table:table-row table:style-name="ro1">
          <table:table-cell office:value-type="float" office:value="0.345507711172104" calcext:value-type="float">
            <text:p>0.345507711172104</text:p>
          </table:table-cell>
          <table:table-cell table:number-columns-repeated="2"/>
        </table:table-row>
        <table:table-row table:style-name="ro1">
          <table:table-cell office:value-type="float" office:value="0.356913715600967" calcext:value-type="float">
            <text:p>0.356913715600967</text:p>
          </table:table-cell>
          <table:table-cell table:number-columns-repeated="2"/>
        </table:table-row>
        <table:table-row table:style-name="ro1">
          <table:table-cell office:value-type="float" office:value="0.351451247930527" calcext:value-type="float">
            <text:p>0.351451247930527</text:p>
          </table:table-cell>
          <table:table-cell table:number-columns-repeated="2"/>
        </table:table-row>
        <table:table-row table:style-name="ro1">
          <table:table-cell office:value-type="float" office:value="0.348625630140305" calcext:value-type="float">
            <text:p>0.348625630140305</text:p>
          </table:table-cell>
          <table:table-cell table:number-columns-repeated="2"/>
        </table:table-row>
        <table:table-row table:style-name="ro1">
          <table:table-cell office:value-type="float" office:value="0.349662333726883" calcext:value-type="float">
            <text:p>0.349662333726883</text:p>
          </table:table-cell>
          <table:table-cell table:number-columns-repeated="2"/>
        </table:table-row>
        <table:table-row table:style-name="ro1">
          <table:table-cell office:value-type="float" office:value="0.345801621675491" calcext:value-type="float">
            <text:p>0.345801621675491</text:p>
          </table:table-cell>
          <table:table-cell table:number-columns-repeated="2"/>
        </table:table-row>
        <table:table-row table:style-name="ro1">
          <table:table-cell office:value-type="float" office:value="0.351927995681763" calcext:value-type="float">
            <text:p>0.351927995681763</text:p>
          </table:table-cell>
          <table:table-cell table:number-columns-repeated="2"/>
        </table:table-row>
        <table:table-row table:style-name="ro1">
          <table:table-cell office:value-type="float" office:value="0.353163629770279" calcext:value-type="float">
            <text:p>0.353163629770279</text:p>
          </table:table-cell>
          <table:table-cell table:number-columns-repeated="2"/>
        </table:table-row>
        <table:table-row table:style-name="ro1">
          <table:table-cell office:value-type="float" office:value="0.350235432386398" calcext:value-type="float">
            <text:p>0.350235432386398</text:p>
          </table:table-cell>
          <table:table-cell table:number-columns-repeated="2"/>
        </table:table-row>
        <table:table-row table:style-name="ro1">
          <table:table-cell office:value-type="float" office:value="0.355511397123337" calcext:value-type="float">
            <text:p>0.355511397123337</text:p>
          </table:table-cell>
          <table:table-cell table:number-columns-repeated="2"/>
        </table:table-row>
        <table:table-row table:style-name="ro1">
          <table:table-cell office:value-type="float" office:value="0.353897958993912" calcext:value-type="float">
            <text:p>0.353897958993912</text:p>
          </table:table-cell>
          <table:table-cell table:number-columns-repeated="2"/>
        </table:table-row>
        <table:table-row table:style-name="ro1">
          <table:table-cell office:value-type="float" office:value="0.355176389217377" calcext:value-type="float">
            <text:p>0.355176389217377</text:p>
          </table:table-cell>
          <table:table-cell table:number-columns-repeated="2"/>
        </table:table-row>
        <table:table-row table:style-name="ro1">
          <table:table-cell office:value-type="float" office:value="0.34495484828949" calcext:value-type="float">
            <text:p>0.34495484828949</text:p>
          </table:table-cell>
          <table:table-cell table:number-columns-repeated="2"/>
        </table:table-row>
        <table:table-row table:style-name="ro1">
          <table:table-cell office:value-type="float" office:value="0.358878523111343" calcext:value-type="float">
            <text:p>0.358878523111343</text:p>
          </table:table-cell>
          <table:table-cell table:number-columns-repeated="2"/>
        </table:table-row>
        <table:table-row table:style-name="ro1">
          <table:table-cell office:value-type="float" office:value="0.357659578323364" calcext:value-type="float">
            <text:p>0.357659578323364</text:p>
          </table:table-cell>
          <table:table-cell table:number-columns-repeated="2"/>
        </table:table-row>
        <table:table-row table:style-name="ro1">
          <table:table-cell office:value-type="float" office:value="0.356711328029633" calcext:value-type="float">
            <text:p>0.356711328029633</text:p>
          </table:table-cell>
          <table:table-cell table:number-columns-repeated="2"/>
        </table:table-row>
        <table:table-row table:style-name="ro1">
          <table:table-cell office:value-type="float" office:value="0.358796805143356" calcext:value-type="float">
            <text:p>0.358796805143356</text:p>
          </table:table-cell>
          <table:table-cell table:number-columns-repeated="2"/>
        </table:table-row>
        <table:table-row table:style-name="ro1">
          <table:table-cell office:value-type="float" office:value="0.35661393404007" calcext:value-type="float">
            <text:p>0.35661393404007</text:p>
          </table:table-cell>
          <table:table-cell table:number-columns-repeated="2"/>
        </table:table-row>
        <table:table-row table:style-name="ro1">
          <table:table-cell office:value-type="float" office:value="0.356740325689316" calcext:value-type="float">
            <text:p>0.356740325689316</text:p>
          </table:table-cell>
          <table:table-cell table:number-columns-repeated="2"/>
        </table:table-row>
        <table:table-row table:style-name="ro1">
          <table:table-cell office:value-type="float" office:value="0.355863213539124" calcext:value-type="float">
            <text:p>0.355863213539124</text:p>
          </table:table-cell>
          <table:table-cell table:number-columns-repeated="2"/>
        </table:table-row>
        <table:table-row table:style-name="ro1">
          <table:table-cell office:value-type="float" office:value="0.3576939702034" calcext:value-type="float">
            <text:p>0.3576939702034</text:p>
          </table:table-cell>
          <table:table-cell table:number-columns-repeated="2"/>
        </table:table-row>
        <table:table-row table:style-name="ro1">
          <table:table-cell office:value-type="float" office:value="0.35358002781868" calcext:value-type="float">
            <text:p>0.35358002781868</text:p>
          </table:table-cell>
          <table:table-cell table:number-columns-repeated="2"/>
        </table:table-row>
        <table:table-row table:style-name="ro1">
          <table:table-cell office:value-type="float" office:value="0.355937629938126" calcext:value-type="float">
            <text:p>0.355937629938126</text:p>
          </table:table-cell>
          <table:table-cell table:number-columns-repeated="2"/>
        </table:table-row>
        <table:table-row table:style-name="ro1">
          <table:table-cell office:value-type="float" office:value="0.351868450641632" calcext:value-type="float">
            <text:p>0.351868450641632</text:p>
          </table:table-cell>
          <table:table-cell table:number-columns-repeated="2"/>
        </table:table-row>
        <table:table-row table:style-name="ro1">
          <table:table-cell office:value-type="float" office:value="0.347679853439331" calcext:value-type="float">
            <text:p>0.347679853439331</text:p>
          </table:table-cell>
          <table:table-cell table:number-columns-repeated="2"/>
        </table:table-row>
        <table:table-row table:style-name="ro1">
          <table:table-cell office:value-type="float" office:value="0.25955393910408" calcext:value-type="float">
            <text:p>0.25955393910408</text:p>
          </table:table-cell>
          <table:table-cell table:number-columns-repeated="2"/>
        </table:table-row>
        <table:table-row table:style-name="ro1">
          <table:table-cell office:value-type="float" office:value="0.261607706546783" calcext:value-type="float">
            <text:p>0.261607706546783</text:p>
          </table:table-cell>
          <table:table-cell table:number-columns-repeated="2"/>
        </table:table-row>
        <table:table-row table:style-name="ro1">
          <table:table-cell office:value-type="float" office:value="0.264774024486542" calcext:value-type="float">
            <text:p>0.264774024486542</text:p>
          </table:table-cell>
          <table:table-cell table:number-columns-repeated="2"/>
        </table:table-row>
        <table:table-row table:style-name="ro1">
          <table:table-cell office:value-type="float" office:value="0.268404901027679" calcext:value-type="float">
            <text:p>0.268404901027679</text:p>
          </table:table-cell>
          <table:table-cell table:number-columns-repeated="2"/>
        </table:table-row>
        <table:table-row table:style-name="ro1">
          <table:table-cell office:value-type="float" office:value="0.271106690168381" calcext:value-type="float">
            <text:p>0.271106690168381</text:p>
          </table:table-cell>
          <table:table-cell table:number-columns-repeated="2"/>
        </table:table-row>
        <table:table-row table:style-name="ro1">
          <table:table-cell office:value-type="float" office:value="0.272139459848404" calcext:value-type="float">
            <text:p>0.272139459848404</text:p>
          </table:table-cell>
          <table:table-cell table:number-columns-repeated="2"/>
        </table:table-row>
        <table:table-row table:style-name="ro1">
          <table:table-cell office:value-type="float" office:value="0.271697133779526" calcext:value-type="float">
            <text:p>0.271697133779526</text:p>
          </table:table-cell>
          <table:table-cell table:number-columns-repeated="2"/>
        </table:table-row>
        <table:table-row table:style-name="ro1">
          <table:table-cell office:value-type="float" office:value="0.270816504955292" calcext:value-type="float">
            <text:p>0.270816504955292</text:p>
          </table:table-cell>
          <table:table-cell table:number-columns-repeated="2"/>
        </table:table-row>
        <table:table-row table:style-name="ro1">
          <table:table-cell office:value-type="float" office:value="0.270439714193344" calcext:value-type="float">
            <text:p>0.270439714193344</text:p>
          </table:table-cell>
          <table:table-cell table:number-columns-repeated="2"/>
        </table:table-row>
        <table:table-row table:style-name="ro1">
          <table:table-cell office:value-type="float" office:value="0.275615483522415" calcext:value-type="float">
            <text:p>0.275615483522415</text:p>
          </table:table-cell>
          <table:table-cell table:number-columns-repeated="2"/>
        </table:table-row>
        <table:table-row table:style-name="ro1">
          <table:table-cell office:value-type="float" office:value="0.274361371994019" calcext:value-type="float">
            <text:p>0.274361371994019</text:p>
          </table:table-cell>
          <table:table-cell table:number-columns-repeated="2"/>
        </table:table-row>
        <table:table-row table:style-name="ro1">
          <table:table-cell office:value-type="float" office:value="0.33711114525795" calcext:value-type="float">
            <text:p>0.33711114525795</text:p>
          </table:table-cell>
          <table:table-cell table:number-columns-repeated="2"/>
        </table:table-row>
        <table:table-row table:style-name="ro1">
          <table:table-cell office:value-type="float" office:value="0.354362696409225" calcext:value-type="float">
            <text:p>0.354362696409225</text:p>
          </table:table-cell>
          <table:table-cell table:number-columns-repeated="2"/>
        </table:table-row>
        <table:table-row table:style-name="ro1">
          <table:table-cell office:value-type="float" office:value="0.357406079769134" calcext:value-type="float">
            <text:p>0.357406079769134</text:p>
          </table:table-cell>
          <table:table-cell table:number-columns-repeated="2"/>
        </table:table-row>
        <table:table-row table:style-name="ro1">
          <table:table-cell office:value-type="float" office:value="0.327240288257599" calcext:value-type="float">
            <text:p>0.327240288257599</text:p>
          </table:table-cell>
          <table:table-cell table:number-columns-repeated="2"/>
        </table:table-row>
        <table:table-row table:style-name="ro1">
          <table:table-cell office:value-type="float" office:value="0.337491929531097" calcext:value-type="float">
            <text:p>0.337491929531097</text:p>
          </table:table-cell>
          <table:table-cell table:number-columns-repeated="2"/>
        </table:table-row>
        <table:table-row table:style-name="ro1">
          <table:table-cell office:value-type="float" office:value="0.343857109546661" calcext:value-type="float">
            <text:p>0.343857109546661</text:p>
          </table:table-cell>
          <table:table-cell table:number-columns-repeated="2"/>
        </table:table-row>
        <table:table-row table:style-name="ro1">
          <table:table-cell office:value-type="float" office:value="0.34091717004776" calcext:value-type="float">
            <text:p>0.34091717004776</text:p>
          </table:table-cell>
          <table:table-cell table:number-columns-repeated="2"/>
        </table:table-row>
        <table:table-row table:style-name="ro1">
          <table:table-cell office:value-type="float" office:value="0.335097014904022" calcext:value-type="float">
            <text:p>0.335097014904022</text:p>
          </table:table-cell>
          <table:table-cell table:number-columns-repeated="2"/>
        </table:table-row>
        <table:table-row table:style-name="ro1">
          <table:table-cell office:value-type="float" office:value="0.336945533752441" calcext:value-type="float">
            <text:p>0.336945533752441</text:p>
          </table:table-cell>
          <table:table-cell table:number-columns-repeated="2"/>
        </table:table-row>
        <table:table-row table:style-name="ro1">
          <table:table-cell office:value-type="float" office:value="0.342021197080612" calcext:value-type="float">
            <text:p>0.342021197080612</text:p>
          </table:table-cell>
          <table:table-cell table:number-columns-repeated="2"/>
        </table:table-row>
        <table:table-row table:style-name="ro1">
          <table:table-cell office:value-type="float" office:value="0.354448676109314" calcext:value-type="float">
            <text:p>0.354448676109314</text:p>
          </table:table-cell>
          <table:table-cell table:number-columns-repeated="2"/>
        </table:table-row>
        <table:table-row table:style-name="ro1">
          <table:table-cell office:value-type="float" office:value="0.348865360021591" calcext:value-type="float">
            <text:p>0.348865360021591</text:p>
          </table:table-cell>
          <table:table-cell table:number-columns-repeated="2"/>
        </table:table-row>
        <table:table-row table:style-name="ro1">
          <table:table-cell office:value-type="float" office:value="0.358332693576813" calcext:value-type="float">
            <text:p>0.358332693576813</text:p>
          </table:table-cell>
          <table:table-cell table:number-columns-repeated="2"/>
        </table:table-row>
        <table:table-row table:style-name="ro1">
          <table:table-cell office:value-type="float" office:value="0.358696728944778" calcext:value-type="float">
            <text:p>0.358696728944778</text:p>
          </table:table-cell>
          <table:table-cell table:number-columns-repeated="2"/>
        </table:table-row>
        <table:table-row table:style-name="ro1">
          <table:table-cell office:value-type="float" office:value="0.359285891056061" calcext:value-type="float">
            <text:p>0.359285891056061</text:p>
          </table:table-cell>
          <table:table-cell table:number-columns-repeated="2"/>
        </table:table-row>
        <table:table-row table:style-name="ro1">
          <table:table-cell office:value-type="float" office:value="0.321782350540161" calcext:value-type="float">
            <text:p>0.321782350540161</text:p>
          </table:table-cell>
          <table:table-cell table:number-columns-repeated="2"/>
        </table:table-row>
        <table:table-row table:style-name="ro1">
          <table:table-cell office:value-type="float" office:value="0.326583117246628" calcext:value-type="float">
            <text:p>0.326583117246628</text:p>
          </table:table-cell>
          <table:table-cell table:number-columns-repeated="2"/>
        </table:table-row>
        <table:table-row table:style-name="ro1">
          <table:table-cell office:value-type="float" office:value="0.329736620187759" calcext:value-type="float">
            <text:p>0.329736620187759</text:p>
          </table:table-cell>
          <table:table-cell table:number-columns-repeated="2"/>
        </table:table-row>
        <table:table-row table:style-name="ro1">
          <table:table-cell office:value-type="float" office:value="0.333585888147354" calcext:value-type="float">
            <text:p>0.333585888147354</text:p>
          </table:table-cell>
          <table:table-cell table:number-columns-repeated="2"/>
        </table:table-row>
        <table:table-row table:style-name="ro1">
          <table:table-cell office:value-type="float" office:value="0.338611215353012" calcext:value-type="float">
            <text:p>0.338611215353012</text:p>
          </table:table-cell>
          <table:table-cell table:number-columns-repeated="2"/>
        </table:table-row>
        <table:table-row table:style-name="ro1">
          <table:table-cell office:value-type="float" office:value="0.338388323783875" calcext:value-type="float">
            <text:p>0.338388323783875</text:p>
          </table:table-cell>
          <table:table-cell table:number-columns-repeated="2"/>
        </table:table-row>
        <table:table-row table:style-name="ro1">
          <table:table-cell office:value-type="float" office:value="0.341257870197296" calcext:value-type="float">
            <text:p>0.341257870197296</text:p>
          </table:table-cell>
          <table:table-cell table:number-columns-repeated="2"/>
        </table:table-row>
        <table:table-row table:style-name="ro1">
          <table:table-cell office:value-type="float" office:value="0.344826519489288" calcext:value-type="float">
            <text:p>0.344826519489288</text:p>
          </table:table-cell>
          <table:table-cell table:number-columns-repeated="2"/>
        </table:table-row>
        <table:table-row table:style-name="ro1">
          <table:table-cell office:value-type="float" office:value="0.329831451177597" calcext:value-type="float">
            <text:p>0.329831451177597</text:p>
          </table:table-cell>
          <table:table-cell table:number-columns-repeated="2"/>
        </table:table-row>
        <table:table-row table:style-name="ro1">
          <table:table-cell office:value-type="float" office:value="0.346793860197067" calcext:value-type="float">
            <text:p>0.346793860197067</text:p>
          </table:table-cell>
          <table:table-cell table:number-columns-repeated="2"/>
        </table:table-row>
        <table:table-row table:style-name="ro1">
          <table:table-cell office:value-type="float" office:value="0.354740858078003" calcext:value-type="float">
            <text:p>0.354740858078003</text:p>
          </table:table-cell>
          <table:table-cell table:number-columns-repeated="2"/>
        </table:table-row>
        <table:table-row table:style-name="ro1">
          <table:table-cell office:value-type="float" office:value="0.357221692800522" calcext:value-type="float">
            <text:p>0.357221692800522</text:p>
          </table:table-cell>
          <table:table-cell table:number-columns-repeated="2"/>
        </table:table-row>
        <table:table-row table:style-name="ro1">
          <table:table-cell office:value-type="float" office:value="0.343034654855728" calcext:value-type="float">
            <text:p>0.343034654855728</text:p>
          </table:table-cell>
          <table:table-cell table:number-columns-repeated="2"/>
        </table:table-row>
        <table:table-row table:style-name="ro1">
          <table:table-cell office:value-type="float" office:value="0.343071937561035" calcext:value-type="float">
            <text:p>0.343071937561035</text:p>
          </table:table-cell>
          <table:table-cell table:number-columns-repeated="2"/>
        </table:table-row>
        <table:table-row table:style-name="ro1">
          <table:table-cell office:value-type="float" office:value="0.345524787902832" calcext:value-type="float">
            <text:p>0.345524787902832</text:p>
          </table:table-cell>
          <table:table-cell table:number-columns-repeated="2"/>
        </table:table-row>
        <table:table-row table:style-name="ro1">
          <table:table-cell office:value-type="float" office:value="0.347755491733551" calcext:value-type="float">
            <text:p>0.347755491733551</text:p>
          </table:table-cell>
          <table:table-cell table:number-columns-repeated="2"/>
        </table:table-row>
        <table:table-row table:style-name="ro1">
          <table:table-cell office:value-type="float" office:value="0.341430515050888" calcext:value-type="float">
            <text:p>0.341430515050888</text:p>
          </table:table-cell>
          <table:table-cell table:number-columns-repeated="2"/>
        </table:table-row>
        <table:table-row table:style-name="ro1">
          <table:table-cell office:value-type="float" office:value="0.305786967277527" calcext:value-type="float">
            <text:p>0.305786967277527</text:p>
          </table:table-cell>
          <table:table-cell table:number-columns-repeated="2"/>
        </table:table-row>
        <table:table-row table:style-name="ro1">
          <table:table-cell office:value-type="float" office:value="0.298900216817856" calcext:value-type="float">
            <text:p>0.298900216817856</text:p>
          </table:table-cell>
          <table:table-cell table:number-columns-repeated="2"/>
        </table:table-row>
        <table:table-row table:style-name="ro1">
          <table:table-cell office:value-type="float" office:value="0.299209207296371" calcext:value-type="float">
            <text:p>0.299209207296371</text:p>
          </table:table-cell>
          <table:table-cell table:number-columns-repeated="2"/>
        </table:table-row>
        <table:table-row table:style-name="ro1">
          <table:table-cell office:value-type="float" office:value="0.29849848151207" calcext:value-type="float">
            <text:p>0.29849848151207</text:p>
          </table:table-cell>
          <table:table-cell table:number-columns-repeated="2"/>
        </table:table-row>
        <table:table-row table:style-name="ro1">
          <table:table-cell office:value-type="float" office:value="0.29562321305275" calcext:value-type="float">
            <text:p>0.29562321305275</text:p>
          </table:table-cell>
          <table:table-cell table:number-columns-repeated="2"/>
        </table:table-row>
        <table:table-row table:style-name="ro1">
          <table:table-cell office:value-type="float" office:value="0.29450523853302" calcext:value-type="float">
            <text:p>0.29450523853302</text:p>
          </table:table-cell>
          <table:table-cell table:number-columns-repeated="2"/>
        </table:table-row>
        <table:table-row table:style-name="ro1">
          <table:table-cell office:value-type="float" office:value="0.291018724441528" calcext:value-type="float">
            <text:p>0.291018724441528</text:p>
          </table:table-cell>
          <table:table-cell table:number-columns-repeated="2"/>
        </table:table-row>
        <table:table-row table:style-name="ro1">
          <table:table-cell office:value-type="float" office:value="0.363775253295898" calcext:value-type="float">
            <text:p>0.363775253295898</text:p>
          </table:table-cell>
          <table:table-cell table:number-columns-repeated="2"/>
        </table:table-row>
        <table:table-row table:style-name="ro1">
          <table:table-cell office:value-type="float" office:value="0.350019305944443" calcext:value-type="float">
            <text:p>0.350019305944443</text:p>
          </table:table-cell>
          <table:table-cell table:number-columns-repeated="2"/>
        </table:table-row>
        <table:table-row table:style-name="ro1">
          <table:table-cell office:value-type="float" office:value="0.348086714744568" calcext:value-type="float">
            <text:p>0.348086714744568</text:p>
          </table:table-cell>
          <table:table-cell table:number-columns-repeated="2"/>
        </table:table-row>
        <table:table-row table:style-name="ro1">
          <table:table-cell office:value-type="float" office:value="0.344944596290588" calcext:value-type="float">
            <text:p>0.344944596290588</text:p>
          </table:table-cell>
          <table:table-cell table:number-columns-repeated="2"/>
        </table:table-row>
        <table:table-row table:style-name="ro1">
          <table:table-cell office:value-type="float" office:value="0.340690761804581" calcext:value-type="float">
            <text:p>0.340690761804581</text:p>
          </table:table-cell>
          <table:table-cell table:number-columns-repeated="2"/>
        </table:table-row>
        <table:table-row table:style-name="ro1">
          <table:table-cell office:value-type="float" office:value="0.340482950210571" calcext:value-type="float">
            <text:p>0.340482950210571</text:p>
          </table:table-cell>
          <table:table-cell table:number-columns-repeated="2"/>
        </table:table-row>
        <table:table-row table:style-name="ro1">
          <table:table-cell office:value-type="float" office:value="0.343098431825638" calcext:value-type="float">
            <text:p>0.343098431825638</text:p>
          </table:table-cell>
          <table:table-cell table:number-columns-repeated="2"/>
        </table:table-row>
        <table:table-row table:style-name="ro1">
          <table:table-cell office:value-type="float" office:value="0.344487011432648" calcext:value-type="float">
            <text:p>0.344487011432648</text:p>
          </table:table-cell>
          <table:table-cell table:number-columns-repeated="2"/>
        </table:table-row>
        <table:table-row table:style-name="ro1">
          <table:table-cell office:value-type="float" office:value="0.342100650072098" calcext:value-type="float">
            <text:p>0.342100650072098</text:p>
          </table:table-cell>
          <table:table-cell table:number-columns-repeated="2"/>
        </table:table-row>
        <table:table-row table:style-name="ro1">
          <table:table-cell office:value-type="float" office:value="0.342666447162628" calcext:value-type="float">
            <text:p>0.342666447162628</text:p>
          </table:table-cell>
          <table:table-cell table:number-columns-repeated="2"/>
        </table:table-row>
        <table:table-row table:style-name="ro1">
          <table:table-cell office:value-type="float" office:value="0.351881742477417" calcext:value-type="float">
            <text:p>0.351881742477417</text:p>
          </table:table-cell>
          <table:table-cell table:number-columns-repeated="2"/>
        </table:table-row>
        <table:table-row table:style-name="ro1">
          <table:table-cell office:value-type="float" office:value="0.351182699203491" calcext:value-type="float">
            <text:p>0.351182699203491</text:p>
          </table:table-cell>
          <table:table-cell table:number-columns-repeated="2"/>
        </table:table-row>
        <table:table-row table:style-name="ro1">
          <table:table-cell office:value-type="float" office:value="0.365357160568237" calcext:value-type="float">
            <text:p>0.365357160568237</text:p>
          </table:table-cell>
          <table:table-cell table:number-columns-repeated="2"/>
        </table:table-row>
        <table:table-row table:style-name="ro1">
          <table:table-cell office:value-type="float" office:value="0.368626654148102" calcext:value-type="float">
            <text:p>0.368626654148102</text:p>
          </table:table-cell>
          <table:table-cell table:number-columns-repeated="2"/>
        </table:table-row>
        <table:table-row table:style-name="ro1">
          <table:table-cell office:value-type="float" office:value="0.365890204906464" calcext:value-type="float">
            <text:p>0.365890204906464</text:p>
          </table:table-cell>
          <table:table-cell table:number-columns-repeated="2"/>
        </table:table-row>
        <table:table-row table:style-name="ro1">
          <table:table-cell office:value-type="float" office:value="0.369651883840561" calcext:value-type="float">
            <text:p>0.369651883840561</text:p>
          </table:table-cell>
          <table:table-cell table:number-columns-repeated="2"/>
        </table:table-row>
        <table:table-row table:style-name="ro1">
          <table:table-cell office:value-type="float" office:value="0.369967937469482" calcext:value-type="float">
            <text:p>0.369967937469482</text:p>
          </table:table-cell>
          <table:table-cell table:number-columns-repeated="2"/>
        </table:table-row>
        <table:table-row table:style-name="ro1">
          <table:table-cell office:value-type="float" office:value="0.371982723474503" calcext:value-type="float">
            <text:p>0.371982723474503</text:p>
          </table:table-cell>
          <table:table-cell table:number-columns-repeated="2"/>
        </table:table-row>
        <table:table-row table:style-name="ro1">
          <table:table-cell office:value-type="float" office:value="0.379277408123016" calcext:value-type="float">
            <text:p>0.379277408123016</text:p>
          </table:table-cell>
          <table:table-cell table:number-columns-repeated="2"/>
        </table:table-row>
        <table:table-row table:style-name="ro1">
          <table:table-cell office:value-type="float" office:value="0.379336357116699" calcext:value-type="float">
            <text:p>0.379336357116699</text:p>
          </table:table-cell>
          <table:table-cell table:number-columns-repeated="2"/>
        </table:table-row>
        <table:table-row table:style-name="ro1">
          <table:table-cell office:value-type="float" office:value="0.376111328601837" calcext:value-type="float">
            <text:p>0.376111328601837</text:p>
          </table:table-cell>
          <table:table-cell table:number-columns-repeated="2"/>
        </table:table-row>
        <table:table-row table:style-name="ro1">
          <table:table-cell office:value-type="float" office:value="0.378835529088974" calcext:value-type="float">
            <text:p>0.378835529088974</text:p>
          </table:table-cell>
          <table:table-cell table:number-columns-repeated="2"/>
        </table:table-row>
        <table:table-row table:style-name="ro1">
          <table:table-cell office:value-type="float" office:value="0.375826328992844" calcext:value-type="float">
            <text:p>0.375826328992844</text:p>
          </table:table-cell>
          <table:table-cell table:number-columns-repeated="2"/>
        </table:table-row>
        <table:table-row table:style-name="ro1">
          <table:table-cell office:value-type="float" office:value="0.377137273550034" calcext:value-type="float">
            <text:p>0.377137273550034</text:p>
          </table:table-cell>
          <table:table-cell table:number-columns-repeated="2"/>
        </table:table-row>
        <table:table-row table:style-name="ro1">
          <table:table-cell office:value-type="float" office:value="0.387313991785049" calcext:value-type="float">
            <text:p>0.387313991785049</text:p>
          </table:table-cell>
          <table:table-cell table:number-columns-repeated="2"/>
        </table:table-row>
        <table:table-row table:style-name="ro1">
          <table:table-cell office:value-type="float" office:value="0.308072417974472" calcext:value-type="float">
            <text:p>0.308072417974472</text:p>
          </table:table-cell>
          <table:table-cell table:number-columns-repeated="2"/>
        </table:table-row>
        <table:table-row table:style-name="ro1">
          <table:table-cell office:value-type="float" office:value="0.311620205640793" calcext:value-type="float">
            <text:p>0.311620205640793</text:p>
          </table:table-cell>
          <table:table-cell table:number-columns-repeated="2"/>
        </table:table-row>
        <table:table-row table:style-name="ro1">
          <table:table-cell office:value-type="float" office:value="0.320189118385315" calcext:value-type="float">
            <text:p>0.320189118385315</text:p>
          </table:table-cell>
          <table:table-cell table:number-columns-repeated="2"/>
        </table:table-row>
        <table:table-row table:style-name="ro1">
          <table:table-cell office:value-type="float" office:value="0.317285507917404" calcext:value-type="float">
            <text:p>0.317285507917404</text:p>
          </table:table-cell>
          <table:table-cell table:number-columns-repeated="2"/>
        </table:table-row>
        <table:table-row table:style-name="ro1">
          <table:table-cell office:value-type="float" office:value="0.309208989143372" calcext:value-type="float">
            <text:p>0.309208989143372</text:p>
          </table:table-cell>
          <table:table-cell table:number-columns-repeated="2"/>
        </table:table-row>
        <table:table-row table:style-name="ro1">
          <table:table-cell office:value-type="float" office:value="0.318281322717667" calcext:value-type="float">
            <text:p>0.318281322717667</text:p>
          </table:table-cell>
          <table:table-cell table:number-columns-repeated="2"/>
        </table:table-row>
        <table:table-row table:style-name="ro1">
          <table:table-cell office:value-type="float" office:value="0.314478069543838" calcext:value-type="float">
            <text:p>0.314478069543838</text:p>
          </table:table-cell>
          <table:table-cell table:number-columns-repeated="2"/>
        </table:table-row>
        <table:table-row table:style-name="ro1">
          <table:table-cell office:value-type="float" office:value="0.297522127628326" calcext:value-type="float">
            <text:p>0.297522127628326</text:p>
          </table:table-cell>
          <table:table-cell table:number-columns-repeated="2"/>
        </table:table-row>
        <table:table-row table:style-name="ro1">
          <table:table-cell office:value-type="float" office:value="0.305440902709961" calcext:value-type="float">
            <text:p>0.305440902709961</text:p>
          </table:table-cell>
          <table:table-cell table:number-columns-repeated="2"/>
        </table:table-row>
        <table:table-row table:style-name="ro1">
          <table:table-cell office:value-type="float" office:value="0.302626937627792" calcext:value-type="float">
            <text:p>0.302626937627792</text:p>
          </table:table-cell>
          <table:table-cell table:number-columns-repeated="2"/>
        </table:table-row>
        <table:table-row table:style-name="ro1">
          <table:table-cell office:value-type="float" office:value="0.305041253566742" calcext:value-type="float">
            <text:p>0.305041253566742</text:p>
          </table:table-cell>
          <table:table-cell table:number-columns-repeated="2"/>
        </table:table-row>
        <table:table-row table:style-name="ro1">
          <table:table-cell office:value-type="float" office:value="0.289321750402451" calcext:value-type="float">
            <text:p>0.289321750402451</text:p>
          </table:table-cell>
          <table:table-cell table:number-columns-repeated="2"/>
        </table:table-row>
        <table:table-row table:style-name="ro1">
          <table:table-cell office:value-type="float" office:value="0.27916207909584" calcext:value-type="float">
            <text:p>0.27916207909584</text:p>
          </table:table-cell>
          <table:table-cell table:number-columns-repeated="2"/>
        </table:table-row>
        <table:table-row table:style-name="ro1">
          <table:table-cell office:value-type="float" office:value="0.282866060733795" calcext:value-type="float">
            <text:p>0.282866060733795</text:p>
          </table:table-cell>
          <table:table-cell table:number-columns-repeated="2"/>
        </table:table-row>
        <table:table-row table:style-name="ro1">
          <table:table-cell office:value-type="float" office:value="0.283101797103882" calcext:value-type="float">
            <text:p>0.283101797103882</text:p>
          </table:table-cell>
          <table:table-cell table:number-columns-repeated="2"/>
        </table:table-row>
        <table:table-row table:style-name="ro1">
          <table:table-cell office:value-type="float" office:value="0.286015659570694" calcext:value-type="float">
            <text:p>0.286015659570694</text:p>
          </table:table-cell>
          <table:table-cell table:number-columns-repeated="2"/>
        </table:table-row>
        <table:table-row table:style-name="ro1">
          <table:table-cell office:value-type="float" office:value="0.280019968748093" calcext:value-type="float">
            <text:p>0.280019968748093</text:p>
          </table:table-cell>
          <table:table-cell table:number-columns-repeated="2"/>
        </table:table-row>
        <table:table-row table:style-name="ro1">
          <table:table-cell office:value-type="float" office:value="0.283931881189346" calcext:value-type="float">
            <text:p>0.283931881189346</text:p>
          </table:table-cell>
          <table:table-cell table:number-columns-repeated="2"/>
        </table:table-row>
        <table:table-row table:style-name="ro1">
          <table:table-cell office:value-type="float" office:value="0.287422955036163" calcext:value-type="float">
            <text:p>0.287422955036163</text:p>
          </table:table-cell>
          <table:table-cell table:number-columns-repeated="2"/>
        </table:table-row>
        <table:table-row table:style-name="ro1">
          <table:table-cell office:value-type="float" office:value="0.287257969379425" calcext:value-type="float">
            <text:p>0.287257969379425</text:p>
          </table:table-cell>
          <table:table-cell table:number-columns-repeated="2"/>
        </table:table-row>
        <table:table-row table:style-name="ro1">
          <table:table-cell office:value-type="float" office:value="0.376303464174271" calcext:value-type="float">
            <text:p>0.376303464174271</text:p>
          </table:table-cell>
          <table:table-cell table:number-columns-repeated="2"/>
        </table:table-row>
        <table:table-row table:style-name="ro1">
          <table:table-cell office:value-type="float" office:value="0.31053951382637" calcext:value-type="float">
            <text:p>0.31053951382637</text:p>
          </table:table-cell>
          <table:table-cell table:number-columns-repeated="2"/>
        </table:table-row>
        <table:table-row table:style-name="ro1">
          <table:table-cell office:value-type="float" office:value="0.30723774433136" calcext:value-type="float">
            <text:p>0.30723774433136</text:p>
          </table:table-cell>
          <table:table-cell table:number-columns-repeated="2"/>
        </table:table-row>
        <table:table-row table:style-name="ro1">
          <table:table-cell office:value-type="float" office:value="0.306512355804443" calcext:value-type="float">
            <text:p>0.306512355804443</text:p>
          </table:table-cell>
          <table:table-cell table:number-columns-repeated="2"/>
        </table:table-row>
        <table:table-row table:style-name="ro1">
          <table:table-cell office:value-type="float" office:value="0.286557763814926" calcext:value-type="float">
            <text:p>0.286557763814926</text:p>
          </table:table-cell>
          <table:table-cell table:number-columns-repeated="2"/>
        </table:table-row>
        <table:table-row table:style-name="ro1">
          <table:table-cell office:value-type="float" office:value="0.285881549119949" calcext:value-type="float">
            <text:p>0.285881549119949</text:p>
          </table:table-cell>
          <table:table-cell table:number-columns-repeated="2"/>
        </table:table-row>
        <table:table-row table:style-name="ro1">
          <table:table-cell office:value-type="float" office:value="0.293997347354889" calcext:value-type="float">
            <text:p>0.293997347354889</text:p>
          </table:table-cell>
          <table:table-cell table:number-columns-repeated="2"/>
        </table:table-row>
        <table:table-row table:style-name="ro1">
          <table:table-cell office:value-type="float" office:value="0.291674077510834" calcext:value-type="float">
            <text:p>0.291674077510834</text:p>
          </table:table-cell>
          <table:table-cell table:number-columns-repeated="2"/>
        </table:table-row>
        <table:table-row table:style-name="ro1">
          <table:table-cell office:value-type="float" office:value="0.296094357967377" calcext:value-type="float">
            <text:p>0.296094357967377</text:p>
          </table:table-cell>
          <table:table-cell table:number-columns-repeated="2"/>
        </table:table-row>
        <table:table-row table:style-name="ro1">
          <table:table-cell office:value-type="float" office:value="0.290145874023437" calcext:value-type="float">
            <text:p>0.290145874023437</text:p>
          </table:table-cell>
          <table:table-cell table:number-columns-repeated="2"/>
        </table:table-row>
        <table:table-row table:style-name="ro1">
          <table:table-cell office:value-type="float" office:value="0.296605229377747" calcext:value-type="float">
            <text:p>0.296605229377747</text:p>
          </table:table-cell>
          <table:table-cell table:number-columns-repeated="2"/>
        </table:table-row>
        <table:table-row table:style-name="ro1">
          <table:table-cell office:value-type="float" office:value="0.297621220350266" calcext:value-type="float">
            <text:p>0.297621220350266</text:p>
          </table:table-cell>
          <table:table-cell table:number-columns-repeated="2"/>
        </table:table-row>
        <table:table-row table:style-name="ro1">
          <table:table-cell office:value-type="float" office:value="0.298325181007385" calcext:value-type="float">
            <text:p>0.298325181007385</text:p>
          </table:table-cell>
          <table:table-cell table:number-columns-repeated="2"/>
        </table:table-row>
        <table:table-row table:style-name="ro1">
          <table:table-cell office:value-type="float" office:value="0.256352722644806" calcext:value-type="float">
            <text:p>0.256352722644806</text:p>
          </table:table-cell>
          <table:table-cell table:number-columns-repeated="2"/>
        </table:table-row>
        <table:table-row table:style-name="ro1">
          <table:table-cell office:value-type="float" office:value="0.280346274375915" calcext:value-type="float">
            <text:p>0.280346274375915</text:p>
          </table:table-cell>
          <table:table-cell table:number-columns-repeated="2"/>
        </table:table-row>
        <table:table-row table:style-name="ro1">
          <table:table-cell office:value-type="float" office:value="0.278373718261719" calcext:value-type="float">
            <text:p>0.278373718261719</text:p>
          </table:table-cell>
          <table:table-cell table:number-columns-repeated="2"/>
        </table:table-row>
        <table:table-row table:style-name="ro1">
          <table:table-cell office:value-type="float" office:value="0.264307737350464" calcext:value-type="float">
            <text:p>0.264307737350464</text:p>
          </table:table-cell>
          <table:table-cell table:number-columns-repeated="2"/>
        </table:table-row>
        <table:table-row table:style-name="ro1">
          <table:table-cell office:value-type="float" office:value="0.266659408807755" calcext:value-type="float">
            <text:p>0.266659408807755</text:p>
          </table:table-cell>
          <table:table-cell table:number-columns-repeated="2"/>
        </table:table-row>
        <table:table-row table:style-name="ro1">
          <table:table-cell office:value-type="float" office:value="0.260215431451797" calcext:value-type="float">
            <text:p>0.260215431451797</text:p>
          </table:table-cell>
          <table:table-cell table:number-columns-repeated="2"/>
        </table:table-row>
        <table:table-row table:style-name="ro1">
          <table:table-cell office:value-type="float" office:value="0.266850918531418" calcext:value-type="float">
            <text:p>0.266850918531418</text:p>
          </table:table-cell>
          <table:table-cell table:number-columns-repeated="2"/>
        </table:table-row>
        <table:table-row table:style-name="ro1">
          <table:table-cell office:value-type="float" office:value="0.273746371269226" calcext:value-type="float">
            <text:p>0.273746371269226</text:p>
          </table:table-cell>
          <table:table-cell table:number-columns-repeated="2"/>
        </table:table-row>
        <table:table-row table:style-name="ro1">
          <table:table-cell office:value-type="float" office:value="0.270178705453873" calcext:value-type="float">
            <text:p>0.270178705453873</text:p>
          </table:table-cell>
          <table:table-cell table:number-columns-repeated="2"/>
        </table:table-row>
        <table:table-row table:style-name="ro1">
          <table:table-cell office:value-type="float" office:value="0.277518063783646" calcext:value-type="float">
            <text:p>0.277518063783646</text:p>
          </table:table-cell>
          <table:table-cell table:number-columns-repeated="2"/>
        </table:table-row>
        <table:table-row table:style-name="ro1">
          <table:table-cell office:value-type="float" office:value="0.277280062437057" calcext:value-type="float">
            <text:p>0.277280062437057</text:p>
          </table:table-cell>
          <table:table-cell table:number-columns-repeated="2"/>
        </table:table-row>
        <table:table-row table:style-name="ro1">
          <table:table-cell office:value-type="float" office:value="0.272922545671463" calcext:value-type="float">
            <text:p>0.272922545671463</text:p>
          </table:table-cell>
          <table:table-cell table:number-columns-repeated="2"/>
        </table:table-row>
        <table:table-row table:style-name="ro1">
          <table:table-cell office:value-type="float" office:value="0.272016286849976" calcext:value-type="float">
            <text:p>0.272016286849976</text:p>
          </table:table-cell>
          <table:table-cell table:number-columns-repeated="2"/>
        </table:table-row>
        <table:table-row table:style-name="ro1">
          <table:table-cell office:value-type="float" office:value="0.270037591457367" calcext:value-type="float">
            <text:p>0.270037591457367</text:p>
          </table:table-cell>
          <table:table-cell table:number-columns-repeated="2"/>
        </table:table-row>
        <table:table-row table:style-name="ro1">
          <table:table-cell office:value-type="float" office:value="0.26881355047226" calcext:value-type="float">
            <text:p>0.26881355047226</text:p>
          </table:table-cell>
          <table:table-cell table:number-columns-repeated="2"/>
        </table:table-row>
        <table:table-row table:style-name="ro1">
          <table:table-cell office:value-type="float" office:value="0.257884979248047" calcext:value-type="float">
            <text:p>0.257884979248047</text:p>
          </table:table-cell>
          <table:table-cell table:number-columns-repeated="2"/>
        </table:table-row>
        <table:table-row table:style-name="ro1">
          <table:table-cell office:value-type="float" office:value="0.263861298561096" calcext:value-type="float">
            <text:p>0.263861298561096</text:p>
          </table:table-cell>
          <table:table-cell table:number-columns-repeated="2"/>
        </table:table-row>
        <table:table-row table:style-name="ro1">
          <table:table-cell office:value-type="float" office:value="0.265382796525955" calcext:value-type="float">
            <text:p>0.265382796525955</text:p>
          </table:table-cell>
          <table:table-cell table:number-columns-repeated="2"/>
        </table:table-row>
        <table:table-row table:style-name="ro1">
          <table:table-cell office:value-type="float" office:value="0.262022525072098" calcext:value-type="float">
            <text:p>0.262022525072098</text:p>
          </table:table-cell>
          <table:table-cell table:number-columns-repeated="2"/>
        </table:table-row>
        <table:table-row table:style-name="ro1">
          <table:table-cell office:value-type="float" office:value="0.254649519920349" calcext:value-type="float">
            <text:p>0.254649519920349</text:p>
          </table:table-cell>
          <table:table-cell table:number-columns-repeated="2"/>
        </table:table-row>
        <table:table-row table:style-name="ro1">
          <table:table-cell office:value-type="float" office:value="0.260999083518982" calcext:value-type="float">
            <text:p>0.260999083518982</text:p>
          </table:table-cell>
          <table:table-cell table:number-columns-repeated="2"/>
        </table:table-row>
        <table:table-row table:style-name="ro1">
          <table:table-cell office:value-type="float" office:value="0.273930072784424" calcext:value-type="float">
            <text:p>0.273930072784424</text:p>
          </table:table-cell>
          <table:table-cell table:number-columns-repeated="2"/>
        </table:table-row>
        <table:table-row table:style-name="ro1">
          <table:table-cell office:value-type="float" office:value="0.26181572675705" calcext:value-type="float">
            <text:p>0.26181572675705</text:p>
          </table:table-cell>
          <table:table-cell table:number-columns-repeated="2"/>
        </table:table-row>
        <table:table-row table:style-name="ro1">
          <table:table-cell office:value-type="float" office:value="0.275583773851395" calcext:value-type="float">
            <text:p>0.275583773851395</text:p>
          </table:table-cell>
          <table:table-cell table:number-columns-repeated="2"/>
        </table:table-row>
        <table:table-row table:style-name="ro1">
          <table:table-cell office:value-type="float" office:value="0.276218116283417" calcext:value-type="float">
            <text:p>0.276218116283417</text:p>
          </table:table-cell>
          <table:table-cell table:number-columns-repeated="2"/>
        </table:table-row>
        <table:table-row table:style-name="ro1">
          <table:table-cell office:value-type="float" office:value="0.291153371334076" calcext:value-type="float">
            <text:p>0.291153371334076</text:p>
          </table:table-cell>
          <table:table-cell table:number-columns-repeated="2"/>
        </table:table-row>
        <table:table-row table:style-name="ro1">
          <table:table-cell office:value-type="float" office:value="0.272995561361313" calcext:value-type="float">
            <text:p>0.272995561361313</text:p>
          </table:table-cell>
          <table:table-cell table:number-columns-repeated="2"/>
        </table:table-row>
        <table:table-row table:style-name="ro1">
          <table:table-cell office:value-type="float" office:value="0.276732295751572" calcext:value-type="float">
            <text:p>0.276732295751572</text:p>
          </table:table-cell>
          <table:table-cell table:number-columns-repeated="2"/>
        </table:table-row>
        <table:table-row table:style-name="ro1">
          <table:table-cell office:value-type="float" office:value="0.25985836982727" calcext:value-type="float">
            <text:p>0.25985836982727</text:p>
          </table:table-cell>
          <table:table-cell table:number-columns-repeated="2"/>
        </table:table-row>
        <table:table-row table:style-name="ro1">
          <table:table-cell office:value-type="float" office:value="0.252431720495224" calcext:value-type="float">
            <text:p>0.252431720495224</text:p>
          </table:table-cell>
          <table:table-cell table:number-columns-repeated="2"/>
        </table:table-row>
        <table:table-row table:style-name="ro1">
          <table:table-cell office:value-type="float" office:value="0.255656391382217" calcext:value-type="float">
            <text:p>0.255656391382217</text:p>
          </table:table-cell>
          <table:table-cell table:number-columns-repeated="2"/>
        </table:table-row>
        <table:table-row table:style-name="ro1">
          <table:table-cell office:value-type="float" office:value="0.254485905170441" calcext:value-type="float">
            <text:p>0.254485905170441</text:p>
          </table:table-cell>
          <table:table-cell table:number-columns-repeated="2"/>
        </table:table-row>
        <table:table-row table:style-name="ro1">
          <table:table-cell office:value-type="float" office:value="0.305795013904572" calcext:value-type="float">
            <text:p>0.305795013904572</text:p>
          </table:table-cell>
          <table:table-cell table:number-columns-repeated="2"/>
        </table:table-row>
        <table:table-row table:style-name="ro1">
          <table:table-cell office:value-type="float" office:value="0.305001705884934" calcext:value-type="float">
            <text:p>0.305001705884934</text:p>
          </table:table-cell>
          <table:table-cell table:number-columns-repeated="2"/>
        </table:table-row>
        <table:table-row table:style-name="ro1">
          <table:table-cell office:value-type="float" office:value="0.300338000059128" calcext:value-type="float">
            <text:p>0.300338000059128</text:p>
          </table:table-cell>
          <table:table-cell table:number-columns-repeated="2"/>
        </table:table-row>
        <table:table-row table:style-name="ro1">
          <table:table-cell office:value-type="float" office:value="0.329217374324799" calcext:value-type="float">
            <text:p>0.329217374324799</text:p>
          </table:table-cell>
          <table:table-cell table:number-columns-repeated="2"/>
        </table:table-row>
        <table:table-row table:style-name="ro1">
          <table:table-cell office:value-type="float" office:value="0.332074880599976" calcext:value-type="float">
            <text:p>0.332074880599976</text:p>
          </table:table-cell>
          <table:table-cell table:number-columns-repeated="2"/>
        </table:table-row>
        <table:table-row table:style-name="ro1">
          <table:table-cell office:value-type="float" office:value="0.342145442962646" calcext:value-type="float">
            <text:p>0.342145442962646</text:p>
          </table:table-cell>
          <table:table-cell table:number-columns-repeated="2"/>
        </table:table-row>
        <table:table-row table:style-name="ro1">
          <table:table-cell office:value-type="float" office:value="0.361773401498795" calcext:value-type="float">
            <text:p>0.361773401498795</text:p>
          </table:table-cell>
          <table:table-cell table:number-columns-repeated="2"/>
        </table:table-row>
        <table:table-row table:style-name="ro1">
          <table:table-cell office:value-type="float" office:value="0.40634560585022" calcext:value-type="float">
            <text:p>0.40634560585022</text:p>
          </table:table-cell>
          <table:table-cell table:number-columns-repeated="2"/>
        </table:table-row>
        <table:table-row table:style-name="ro1">
          <table:table-cell office:value-type="float" office:value="0.370841085910797" calcext:value-type="float">
            <text:p>0.370841085910797</text:p>
          </table:table-cell>
          <table:table-cell table:number-columns-repeated="2"/>
        </table:table-row>
        <table:table-row table:style-name="ro1">
          <table:table-cell office:value-type="float" office:value="0.389689207077026" calcext:value-type="float">
            <text:p>0.389689207077026</text:p>
          </table:table-cell>
          <table:table-cell table:number-columns-repeated="2"/>
        </table:table-row>
        <table:table-row table:style-name="ro1">
          <table:table-cell office:value-type="float" office:value="0.389520615339279" calcext:value-type="float">
            <text:p>0.389520615339279</text:p>
          </table:table-cell>
          <table:table-cell table:number-columns-repeated="2"/>
        </table:table-row>
        <table:table-row table:style-name="ro1">
          <table:table-cell office:value-type="float" office:value="0.397891223430634" calcext:value-type="float">
            <text:p>0.397891223430634</text:p>
          </table:table-cell>
          <table:table-cell table:number-columns-repeated="2"/>
        </table:table-row>
        <table:table-row table:style-name="ro1">
          <table:table-cell office:value-type="float" office:value="0.390694737434387" calcext:value-type="float">
            <text:p>0.390694737434387</text:p>
          </table:table-cell>
          <table:table-cell table:number-columns-repeated="2"/>
        </table:table-row>
        <table:table-row table:style-name="ro1">
          <table:table-cell office:value-type="float" office:value="0.408708512783051" calcext:value-type="float">
            <text:p>0.408708512783051</text:p>
          </table:table-cell>
          <table:table-cell table:number-columns-repeated="2"/>
        </table:table-row>
        <table:table-row table:style-name="ro1">
          <table:table-cell office:value-type="float" office:value="0.374920397996902" calcext:value-type="float">
            <text:p>0.374920397996902</text:p>
          </table:table-cell>
          <table:table-cell table:number-columns-repeated="2"/>
        </table:table-row>
        <table:table-row table:style-name="ro1">
          <table:table-cell office:value-type="float" office:value="0.315918415784836" calcext:value-type="float">
            <text:p>0.315918415784836</text:p>
          </table:table-cell>
          <table:table-cell table:number-columns-repeated="2"/>
        </table:table-row>
        <table:table-row table:style-name="ro1">
          <table:table-cell office:value-type="float" office:value="0.283064544200897" calcext:value-type="float">
            <text:p>0.283064544200897</text:p>
          </table:table-cell>
          <table:table-cell table:number-columns-repeated="2"/>
        </table:table-row>
        <table:table-row table:style-name="ro1">
          <table:table-cell office:value-type="float" office:value="0.296263158321381" calcext:value-type="float">
            <text:p>0.296263158321381</text:p>
          </table:table-cell>
          <table:table-cell table:number-columns-repeated="2"/>
        </table:table-row>
        <table:table-row table:style-name="ro1">
          <table:table-cell office:value-type="float" office:value="0.302721679210663" calcext:value-type="float">
            <text:p>0.302721679210663</text:p>
          </table:table-cell>
          <table:table-cell table:number-columns-repeated="2"/>
        </table:table-row>
        <table:table-row table:style-name="ro1">
          <table:table-cell office:value-type="float" office:value="0.300032764673233" calcext:value-type="float">
            <text:p>0.300032764673233</text:p>
          </table:table-cell>
          <table:table-cell table:number-columns-repeated="2"/>
        </table:table-row>
        <table:table-row table:style-name="ro1">
          <table:table-cell office:value-type="float" office:value="0.327351421117783" calcext:value-type="float">
            <text:p>0.327351421117783</text:p>
          </table:table-cell>
          <table:table-cell table:number-columns-repeated="2"/>
        </table:table-row>
        <table:table-row table:style-name="ro1">
          <table:table-cell office:value-type="float" office:value="0.332209557294846" calcext:value-type="float">
            <text:p>0.332209557294846</text:p>
          </table:table-cell>
          <table:table-cell table:number-columns-repeated="2"/>
        </table:table-row>
        <table:table-row table:style-name="ro1">
          <table:table-cell office:value-type="float" office:value="0.339599698781967" calcext:value-type="float">
            <text:p>0.339599698781967</text:p>
          </table:table-cell>
          <table:table-cell table:number-columns-repeated="2"/>
        </table:table-row>
        <table:table-row table:style-name="ro1">
          <table:table-cell office:value-type="float" office:value="0.284212321043014" calcext:value-type="float">
            <text:p>0.284212321043014</text:p>
          </table:table-cell>
          <table:table-cell table:number-columns-repeated="2"/>
        </table:table-row>
        <table:table-row table:style-name="ro1">
          <table:table-cell office:value-type="float" office:value="0.627054989337921" calcext:value-type="float">
            <text:p>0.627054989337921</text:p>
          </table:table-cell>
          <table:table-cell table:number-columns-repeated="2"/>
        </table:table-row>
        <table:table-row table:style-name="ro1">
          <table:table-cell office:value-type="float" office:value="0.739576160907745" calcext:value-type="float">
            <text:p>0.739576160907745</text:p>
          </table:table-cell>
          <table:table-cell table:number-columns-repeated="2"/>
        </table:table-row>
        <table:table-row table:style-name="ro1">
          <table:table-cell office:value-type="float" office:value="0.487943977117538" calcext:value-type="float">
            <text:p>0.487943977117538</text:p>
          </table:table-cell>
          <table:table-cell table:number-columns-repeated="2"/>
        </table:table-row>
        <table:table-row table:style-name="ro1">
          <table:table-cell office:value-type="float" office:value="0.843241572380066" calcext:value-type="float">
            <text:p>0.843241572380066</text:p>
          </table:table-cell>
          <table:table-cell table:number-columns-repeated="2"/>
        </table:table-row>
        <table:table-row table:style-name="ro1">
          <table:table-cell office:value-type="float" office:value="0.892589271068573" calcext:value-type="float">
            <text:p>0.892589271068573</text:p>
          </table:table-cell>
          <table:table-cell table:number-columns-repeated="2"/>
        </table:table-row>
        <table:table-row table:style-name="ro1">
          <table:table-cell office:value-type="float" office:value="0.649777948856354" calcext:value-type="float">
            <text:p>0.649777948856354</text:p>
          </table:table-cell>
          <table:table-cell table:number-columns-repeated="2"/>
        </table:table-row>
        <table:table-row table:style-name="ro1">
          <table:table-cell office:value-type="float" office:value="0.326527237892151" calcext:value-type="float">
            <text:p>0.326527237892151</text:p>
          </table:table-cell>
          <table:table-cell table:number-columns-repeated="2"/>
        </table:table-row>
        <table:table-row table:style-name="ro1">
          <table:table-cell office:value-type="float" office:value="0.877441048622131" calcext:value-type="float">
            <text:p>0.877441048622131</text:p>
          </table:table-cell>
          <table:table-cell table:number-columns-repeated="2"/>
        </table:table-row>
        <table:table-row table:style-name="ro1">
          <table:table-cell office:value-type="float" office:value="0.944948017597198" calcext:value-type="float">
            <text:p>0.944948017597198</text:p>
          </table:table-cell>
          <table:table-cell table:number-columns-repeated="2"/>
        </table:table-row>
        <table:table-row table:style-name="ro1">
          <table:table-cell office:value-type="float" office:value="0.949172258377075" calcext:value-type="float">
            <text:p>0.949172258377075</text:p>
          </table:table-cell>
          <table:table-cell table:number-columns-repeated="2"/>
        </table:table-row>
        <table:table-row table:style-name="ro1">
          <table:table-cell office:value-type="float" office:value="0.918552041053772" calcext:value-type="float">
            <text:p>0.918552041053772</text:p>
          </table:table-cell>
          <table:table-cell table:number-columns-repeated="2"/>
        </table:table-row>
        <table:table-row table:style-name="ro1">
          <table:table-cell office:value-type="float" office:value="0.94930773973465" calcext:value-type="float">
            <text:p>0.94930773973465</text:p>
          </table:table-cell>
          <table:table-cell table:number-columns-repeated="2"/>
        </table:table-row>
        <table:table-row table:style-name="ro1">
          <table:table-cell office:value-type="float" office:value="0.924527227878571" calcext:value-type="float">
            <text:p>0.924527227878571</text:p>
          </table:table-cell>
          <table:table-cell table:number-columns-repeated="2"/>
        </table:table-row>
        <table:table-row table:style-name="ro1">
          <table:table-cell office:value-type="float" office:value="0.946800947189331" calcext:value-type="float">
            <text:p>0.946800947189331</text:p>
          </table:table-cell>
          <table:table-cell table:number-columns-repeated="2"/>
        </table:table-row>
        <table:table-row table:style-name="ro1">
          <table:table-cell office:value-type="float" office:value="0.931870579719543" calcext:value-type="float">
            <text:p>0.931870579719543</text:p>
          </table:table-cell>
          <table:table-cell table:number-columns-repeated="2"/>
        </table:table-row>
        <table:table-row table:style-name="ro1">
          <table:table-cell office:value-type="float" office:value="0.90630316734314" calcext:value-type="float">
            <text:p>0.90630316734314</text:p>
          </table:table-cell>
          <table:table-cell table:number-columns-repeated="2"/>
        </table:table-row>
        <table:table-row table:style-name="ro1">
          <table:table-cell office:value-type="float" office:value="0.819379687309265" calcext:value-type="float">
            <text:p>0.819379687309265</text:p>
          </table:table-cell>
          <table:table-cell table:number-columns-repeated="2"/>
        </table:table-row>
        <table:table-row table:style-name="ro1">
          <table:table-cell office:value-type="float" office:value="0.865500807762146" calcext:value-type="float">
            <text:p>0.865500807762146</text:p>
          </table:table-cell>
          <table:table-cell table:number-columns-repeated="2"/>
        </table:table-row>
        <table:table-row table:style-name="ro1">
          <table:table-cell office:value-type="float" office:value="0.933881163597107" calcext:value-type="float">
            <text:p>0.933881163597107</text:p>
          </table:table-cell>
          <table:table-cell table:number-columns-repeated="2"/>
        </table:table-row>
        <table:table-row table:style-name="ro1">
          <table:table-cell office:value-type="float" office:value="0.92585301399231" calcext:value-type="float">
            <text:p>0.92585301399231</text:p>
          </table:table-cell>
          <table:table-cell table:number-columns-repeated="2"/>
        </table:table-row>
        <table:table-row table:style-name="ro1">
          <table:table-cell office:value-type="float" office:value="0.921280980110168" calcext:value-type="float">
            <text:p>0.921280980110168</text:p>
          </table:table-cell>
          <table:table-cell table:number-columns-repeated="2"/>
        </table:table-row>
        <table:table-row table:style-name="ro1">
          <table:table-cell office:value-type="float" office:value="0.932485997676849" calcext:value-type="float">
            <text:p>0.932485997676849</text:p>
          </table:table-cell>
          <table:table-cell table:number-columns-repeated="2"/>
        </table:table-row>
        <table:table-row table:style-name="ro1">
          <table:table-cell office:value-type="float" office:value="0.929604291915894" calcext:value-type="float">
            <text:p>0.929604291915894</text:p>
          </table:table-cell>
          <table:table-cell table:number-columns-repeated="2"/>
        </table:table-row>
        <table:table-row table:style-name="ro1">
          <table:table-cell office:value-type="float" office:value="0.944594264030456" calcext:value-type="float">
            <text:p>0.944594264030456</text:p>
          </table:table-cell>
          <table:table-cell table:number-columns-repeated="2"/>
        </table:table-row>
        <table:table-row table:style-name="ro1">
          <table:table-cell office:value-type="float" office:value="0.9395472407341" calcext:value-type="float">
            <text:p>0.9395472407341</text:p>
          </table:table-cell>
          <table:table-cell table:number-columns-repeated="2"/>
        </table:table-row>
        <table:table-row table:style-name="ro1">
          <table:table-cell office:value-type="float" office:value="0.911711037158966" calcext:value-type="float">
            <text:p>0.911711037158966</text:p>
          </table:table-cell>
          <table:table-cell table:number-columns-repeated="2"/>
        </table:table-row>
        <table:table-row table:style-name="ro1">
          <table:table-cell office:value-type="float" office:value="0.941669225692749" calcext:value-type="float">
            <text:p>0.941669225692749</text:p>
          </table:table-cell>
          <table:table-cell table:number-columns-repeated="2"/>
        </table:table-row>
        <table:table-row table:style-name="ro1">
          <table:table-cell office:value-type="float" office:value="0.924767673015594" calcext:value-type="float">
            <text:p>0.924767673015594</text:p>
          </table:table-cell>
          <table:table-cell table:number-columns-repeated="2"/>
        </table:table-row>
        <table:table-row table:style-name="ro1">
          <table:table-cell office:value-type="float" office:value="0.945532858371735" calcext:value-type="float">
            <text:p>0.945532858371735</text:p>
          </table:table-cell>
          <table:table-cell table:number-columns-repeated="2"/>
        </table:table-row>
        <table:table-row table:style-name="ro1">
          <table:table-cell office:value-type="float" office:value="0.942326724529266" calcext:value-type="float">
            <text:p>0.942326724529266</text:p>
          </table:table-cell>
          <table:table-cell table:number-columns-repeated="2"/>
        </table:table-row>
        <table:table-row table:style-name="ro1">
          <table:table-cell office:value-type="float" office:value="0.889940500259399" calcext:value-type="float">
            <text:p>0.889940500259399</text:p>
          </table:table-cell>
          <table:table-cell table:number-columns-repeated="2"/>
        </table:table-row>
        <table:table-row table:style-name="ro1">
          <table:table-cell office:value-type="float" office:value="0.921372950077057" calcext:value-type="float">
            <text:p>0.921372950077057</text:p>
          </table:table-cell>
          <table:table-cell table:number-columns-repeated="2"/>
        </table:table-row>
        <table:table-row table:style-name="ro1">
          <table:table-cell office:value-type="float" office:value="0.916337013244629" calcext:value-type="float">
            <text:p>0.916337013244629</text:p>
          </table:table-cell>
          <table:table-cell table:number-columns-repeated="2"/>
        </table:table-row>
        <table:table-row table:style-name="ro1">
          <table:table-cell office:value-type="float" office:value="0.944709956645966" calcext:value-type="float">
            <text:p>0.944709956645966</text:p>
          </table:table-cell>
          <table:table-cell table:number-columns-repeated="2"/>
        </table:table-row>
        <table:table-row table:style-name="ro1">
          <table:table-cell office:value-type="float" office:value="0.941813170909882" calcext:value-type="float">
            <text:p>0.941813170909882</text:p>
          </table:table-cell>
          <table:table-cell table:number-columns-repeated="2"/>
        </table:table-row>
        <table:table-row table:style-name="ro1">
          <table:table-cell office:value-type="float" office:value="0.9482142329216" calcext:value-type="float">
            <text:p>0.9482142329216</text:p>
          </table:table-cell>
          <table:table-cell table:number-columns-repeated="2"/>
        </table:table-row>
        <table:table-row table:style-name="ro1">
          <table:table-cell office:value-type="float" office:value="0.950936079025269" calcext:value-type="float">
            <text:p>0.950936079025269</text:p>
          </table:table-cell>
          <table:table-cell table:number-columns-repeated="2"/>
        </table:table-row>
        <table:table-row table:style-name="ro1">
          <table:table-cell office:value-type="float" office:value="0.943627119064331" calcext:value-type="float">
            <text:p>0.943627119064331</text:p>
          </table:table-cell>
          <table:table-cell table:number-columns-repeated="2"/>
        </table:table-row>
        <table:table-row table:style-name="ro1">
          <table:table-cell office:value-type="float" office:value="0.94781231880188" calcext:value-type="float">
            <text:p>0.94781231880188</text:p>
          </table:table-cell>
          <table:table-cell table:number-columns-repeated="2"/>
        </table:table-row>
        <table:table-row table:style-name="ro1">
          <table:table-cell office:value-type="float" office:value="0.924751400947571" calcext:value-type="float">
            <text:p>0.924751400947571</text:p>
          </table:table-cell>
          <table:table-cell table:number-columns-repeated="2"/>
        </table:table-row>
        <table:table-row table:style-name="ro1">
          <table:table-cell office:value-type="float" office:value="0.667014241218567" calcext:value-type="float">
            <text:p>0.667014241218567</text:p>
          </table:table-cell>
          <table:table-cell table:number-columns-repeated="2"/>
        </table:table-row>
        <table:table-row table:style-name="ro1">
          <table:table-cell office:value-type="float" office:value="0.883044362068176" calcext:value-type="float">
            <text:p>0.883044362068176</text:p>
          </table:table-cell>
          <table:table-cell table:number-columns-repeated="2"/>
        </table:table-row>
        <table:table-row table:style-name="ro1">
          <table:table-cell office:value-type="float" office:value="0.508239805698395" calcext:value-type="float">
            <text:p>0.508239805698395</text:p>
          </table:table-cell>
          <table:table-cell table:number-columns-repeated="2"/>
        </table:table-row>
        <table:table-row table:style-name="ro1">
          <table:table-cell office:value-type="float" office:value="0.900470077991486" calcext:value-type="float">
            <text:p>0.900470077991486</text:p>
          </table:table-cell>
          <table:table-cell table:number-columns-repeated="2"/>
        </table:table-row>
        <table:table-row table:style-name="ro1">
          <table:table-cell office:value-type="float" office:value="0.821951806545258" calcext:value-type="float">
            <text:p>0.821951806545258</text:p>
          </table:table-cell>
          <table:table-cell table:number-columns-repeated="2"/>
        </table:table-row>
        <table:table-row table:style-name="ro1">
          <table:table-cell office:value-type="float" office:value="0.555524826049805" calcext:value-type="float">
            <text:p>0.555524826049805</text:p>
          </table:table-cell>
          <table:table-cell table:number-columns-repeated="2"/>
        </table:table-row>
        <table:table-row table:style-name="ro1">
          <table:table-cell office:value-type="float" office:value="0.520919859409332" calcext:value-type="float">
            <text:p>0.520919859409332</text:p>
          </table:table-cell>
          <table:table-cell table:number-columns-repeated="2"/>
        </table:table-row>
        <table:table-row table:style-name="ro1">
          <table:table-cell office:value-type="float" office:value="0.256592094898224" calcext:value-type="float">
            <text:p>0.256592094898224</text:p>
          </table:table-cell>
          <table:table-cell table:number-columns-repeated="2"/>
        </table:table-row>
        <table:table-row table:style-name="ro1">
          <table:table-cell office:value-type="float" office:value="0.260210424661636" calcext:value-type="float">
            <text:p>0.260210424661636</text:p>
          </table:table-cell>
          <table:table-cell table:number-columns-repeated="2"/>
        </table:table-row>
        <table:table-row table:style-name="ro1">
          <table:table-cell office:value-type="float" office:value="0.451648354530335" calcext:value-type="float">
            <text:p>0.451648354530335</text:p>
          </table:table-cell>
          <table:table-cell table:number-columns-repeated="2"/>
        </table:table-row>
        <table:table-row table:style-name="ro1">
          <table:table-cell office:value-type="float" office:value="0.461171537637711" calcext:value-type="float">
            <text:p>0.461171537637711</text:p>
          </table:table-cell>
          <table:table-cell table:number-columns-repeated="2"/>
        </table:table-row>
        <table:table-row table:style-name="ro1">
          <table:table-cell office:value-type="float" office:value="0.467201620340347" calcext:value-type="float">
            <text:p>0.467201620340347</text:p>
          </table:table-cell>
          <table:table-cell table:number-columns-repeated="2"/>
        </table:table-row>
        <table:table-row table:style-name="ro1">
          <table:table-cell office:value-type="float" office:value="0.379851251840591" calcext:value-type="float">
            <text:p>0.379851251840591</text:p>
          </table:table-cell>
          <table:table-cell table:number-columns-repeated="2"/>
        </table:table-row>
        <table:table-row table:style-name="ro1">
          <table:table-cell office:value-type="float" office:value="0.472180753946304" calcext:value-type="float">
            <text:p>0.472180753946304</text:p>
          </table:table-cell>
          <table:table-cell table:number-columns-repeated="2"/>
        </table:table-row>
        <table:table-row table:style-name="ro1">
          <table:table-cell office:value-type="float" office:value="0.475871503353119" calcext:value-type="float">
            <text:p>0.475871503353119</text:p>
          </table:table-cell>
          <table:table-cell table:number-columns-repeated="2"/>
        </table:table-row>
        <table:table-row table:style-name="ro1">
          <table:table-cell office:value-type="float" office:value="0.441428184509277" calcext:value-type="float">
            <text:p>0.441428184509277</text:p>
          </table:table-cell>
          <table:table-cell table:number-columns-repeated="2"/>
        </table:table-row>
        <table:table-row table:style-name="ro1">
          <table:table-cell office:value-type="float" office:value="0.439670652151108" calcext:value-type="float">
            <text:p>0.439670652151108</text:p>
          </table:table-cell>
          <table:table-cell table:number-columns-repeated="2"/>
        </table:table-row>
        <table:table-row table:style-name="ro1">
          <table:table-cell office:value-type="float" office:value="0.443287789821625" calcext:value-type="float">
            <text:p>0.443287789821625</text:p>
          </table:table-cell>
          <table:table-cell table:number-columns-repeated="2"/>
        </table:table-row>
        <table:table-row table:style-name="ro1">
          <table:table-cell office:value-type="float" office:value="0.444298356771469" calcext:value-type="float">
            <text:p>0.444298356771469</text:p>
          </table:table-cell>
          <table:table-cell table:number-columns-repeated="2"/>
        </table:table-row>
        <table:table-row table:style-name="ro1">
          <table:table-cell office:value-type="float" office:value="0.441195279359818" calcext:value-type="float">
            <text:p>0.441195279359818</text:p>
          </table:table-cell>
          <table:table-cell table:number-columns-repeated="2"/>
        </table:table-row>
        <table:table-row table:style-name="ro1">
          <table:table-cell office:value-type="float" office:value="0.430089294910431" calcext:value-type="float">
            <text:p>0.430089294910431</text:p>
          </table:table-cell>
          <table:table-cell table:number-columns-repeated="2"/>
        </table:table-row>
        <table:table-row table:style-name="ro1">
          <table:table-cell office:value-type="float" office:value="0.43236768245697" calcext:value-type="float">
            <text:p>0.43236768245697</text:p>
          </table:table-cell>
          <table:table-cell table:number-columns-repeated="2"/>
        </table:table-row>
        <table:table-row table:style-name="ro1">
          <table:table-cell office:value-type="float" office:value="0.468950420618057" calcext:value-type="float">
            <text:p>0.468950420618057</text:p>
          </table:table-cell>
          <table:table-cell table:number-columns-repeated="2"/>
        </table:table-row>
        <table:table-row table:style-name="ro1">
          <table:table-cell office:value-type="float" office:value="0.458115011453629" calcext:value-type="float">
            <text:p>0.458115011453629</text:p>
          </table:table-cell>
          <table:table-cell table:number-columns-repeated="2"/>
        </table:table-row>
        <table:table-row table:style-name="ro1">
          <table:table-cell office:value-type="float" office:value="0.366069704294205" calcext:value-type="float">
            <text:p>0.366069704294205</text:p>
          </table:table-cell>
          <table:table-cell table:number-columns-repeated="2"/>
        </table:table-row>
        <table:table-row table:style-name="ro1">
          <table:table-cell office:value-type="float" office:value="0.403084576129913" calcext:value-type="float">
            <text:p>0.403084576129913</text:p>
          </table:table-cell>
          <table:table-cell table:number-columns-repeated="2"/>
        </table:table-row>
        <table:table-row table:style-name="ro1">
          <table:table-cell office:value-type="float" office:value="0.506231904029846" calcext:value-type="float">
            <text:p>0.506231904029846</text:p>
          </table:table-cell>
          <table:table-cell table:number-columns-repeated="2"/>
        </table:table-row>
        <table:table-row table:style-name="ro1">
          <table:table-cell office:value-type="float" office:value="0.489047944545746" calcext:value-type="float">
            <text:p>0.489047944545746</text:p>
          </table:table-cell>
          <table:table-cell table:number-columns-repeated="2"/>
        </table:table-row>
        <table:table-row table:style-name="ro1">
          <table:table-cell office:value-type="float" office:value="0.469371557235718" calcext:value-type="float">
            <text:p>0.469371557235718</text:p>
          </table:table-cell>
          <table:table-cell table:number-columns-repeated="2"/>
        </table:table-row>
        <table:table-row table:style-name="ro1">
          <table:table-cell office:value-type="float" office:value="0.28684476017952" calcext:value-type="float">
            <text:p>0.28684476017952</text:p>
          </table:table-cell>
          <table:table-cell table:number-columns-repeated="2"/>
        </table:table-row>
        <table:table-row table:style-name="ro1">
          <table:table-cell office:value-type="float" office:value="0.305700749158859" calcext:value-type="float">
            <text:p>0.305700749158859</text:p>
          </table:table-cell>
          <table:table-cell table:number-columns-repeated="2"/>
        </table:table-row>
        <table:table-row table:style-name="ro1">
          <table:table-cell office:value-type="float" office:value="0.323875606060028" calcext:value-type="float">
            <text:p>0.323875606060028</text:p>
          </table:table-cell>
          <table:table-cell table:number-columns-repeated="2"/>
        </table:table-row>
        <table:table-row table:style-name="ro1">
          <table:table-cell office:value-type="float" office:value="0.315072000026703" calcext:value-type="float">
            <text:p>0.315072000026703</text:p>
          </table:table-cell>
          <table:table-cell table:number-columns-repeated="2"/>
        </table:table-row>
        <table:table-row table:style-name="ro1">
          <table:table-cell office:value-type="float" office:value="0.3409024477005" calcext:value-type="float">
            <text:p>0.3409024477005</text:p>
          </table:table-cell>
          <table:table-cell table:number-columns-repeated="2"/>
        </table:table-row>
        <table:table-row table:style-name="ro1">
          <table:table-cell office:value-type="float" office:value="0.255434900522232" calcext:value-type="float">
            <text:p>0.255434900522232</text:p>
          </table:table-cell>
          <table:table-cell table:number-columns-repeated="2"/>
        </table:table-row>
        <table:table-row table:style-name="ro1">
          <table:table-cell office:value-type="float" office:value="0.522156298160553" calcext:value-type="float">
            <text:p>0.522156298160553</text:p>
          </table:table-cell>
          <table:table-cell table:number-columns-repeated="2"/>
        </table:table-row>
        <table:table-row table:style-name="ro1">
          <table:table-cell office:value-type="float" office:value="0.803037166595459" calcext:value-type="float">
            <text:p>0.803037166595459</text:p>
          </table:table-cell>
          <table:table-cell table:number-columns-repeated="2"/>
        </table:table-row>
        <table:table-row table:style-name="ro1">
          <table:table-cell office:value-type="float" office:value="0.775687098503113" calcext:value-type="float">
            <text:p>0.775687098503113</text:p>
          </table:table-cell>
          <table:table-cell table:number-columns-repeated="2"/>
        </table:table-row>
        <table:table-row table:style-name="ro1">
          <table:table-cell office:value-type="float" office:value="0.704186320304871" calcext:value-type="float">
            <text:p>0.704186320304871</text:p>
          </table:table-cell>
          <table:table-cell table:number-columns-repeated="2"/>
        </table:table-row>
        <table:table-row table:style-name="ro1">
          <table:table-cell office:value-type="float" office:value="0.816422760486603" calcext:value-type="float">
            <text:p>0.816422760486603</text:p>
          </table:table-cell>
          <table:table-cell table:number-columns-repeated="2"/>
        </table:table-row>
        <table:table-row table:style-name="ro1">
          <table:table-cell office:value-type="float" office:value="0.915076315402985" calcext:value-type="float">
            <text:p>0.915076315402985</text:p>
          </table:table-cell>
          <table:table-cell table:number-columns-repeated="2"/>
        </table:table-row>
        <table:table-row table:style-name="ro1">
          <table:table-cell office:value-type="float" office:value="0.900738775730133" calcext:value-type="float">
            <text:p>0.900738775730133</text:p>
          </table:table-cell>
          <table:table-cell table:number-columns-repeated="2"/>
        </table:table-row>
        <table:table-row table:style-name="ro1">
          <table:table-cell office:value-type="float" office:value="0.868542194366455" calcext:value-type="float">
            <text:p>0.868542194366455</text:p>
          </table:table-cell>
          <table:table-cell table:number-columns-repeated="2"/>
        </table:table-row>
        <table:table-row table:style-name="ro1">
          <table:table-cell office:value-type="float" office:value="0.722346186637878" calcext:value-type="float">
            <text:p>0.722346186637878</text:p>
          </table:table-cell>
          <table:table-cell table:number-columns-repeated="2"/>
        </table:table-row>
        <table:table-row table:style-name="ro1">
          <table:table-cell office:value-type="float" office:value="0.790209114551544" calcext:value-type="float">
            <text:p>0.790209114551544</text:p>
          </table:table-cell>
          <table:table-cell table:number-columns-repeated="2"/>
        </table:table-row>
        <table:table-row table:style-name="ro1">
          <table:table-cell office:value-type="float" office:value="0.739423930644989" calcext:value-type="float">
            <text:p>0.739423930644989</text:p>
          </table:table-cell>
          <table:table-cell table:number-columns-repeated="2"/>
        </table:table-row>
        <table:table-row table:style-name="ro1">
          <table:table-cell office:value-type="float" office:value="0.572258412837982" calcext:value-type="float">
            <text:p>0.572258412837982</text:p>
          </table:table-cell>
          <table:table-cell table:number-columns-repeated="2"/>
        </table:table-row>
        <table:table-row table:style-name="ro1">
          <table:table-cell office:value-type="float" office:value="0.659107148647308" calcext:value-type="float">
            <text:p>0.659107148647308</text:p>
          </table:table-cell>
          <table:table-cell table:number-columns-repeated="2"/>
        </table:table-row>
        <table:table-row table:style-name="ro1">
          <table:table-cell office:value-type="float" office:value="0.700562000274658" calcext:value-type="float">
            <text:p>0.700562000274658</text:p>
          </table:table-cell>
          <table:table-cell table:number-columns-repeated="2"/>
        </table:table-row>
        <table:table-row table:style-name="ro1">
          <table:table-cell office:value-type="float" office:value="0.764893531799316" calcext:value-type="float">
            <text:p>0.764893531799316</text:p>
          </table:table-cell>
          <table:table-cell table:number-columns-repeated="2"/>
        </table:table-row>
        <table:table-row table:style-name="ro1">
          <table:table-cell office:value-type="float" office:value="0.765194892883301" calcext:value-type="float">
            <text:p>0.765194892883301</text:p>
          </table:table-cell>
          <table:table-cell table:number-columns-repeated="2"/>
        </table:table-row>
        <table:table-row table:style-name="ro1">
          <table:table-cell office:value-type="float" office:value="0.731400191783905" calcext:value-type="float">
            <text:p>0.731400191783905</text:p>
          </table:table-cell>
          <table:table-cell table:number-columns-repeated="2"/>
        </table:table-row>
        <table:table-row table:style-name="ro1">
          <table:table-cell office:value-type="float" office:value="0.52484530210495" calcext:value-type="float">
            <text:p>0.52484530210495</text:p>
          </table:table-cell>
          <table:table-cell table:number-columns-repeated="2"/>
        </table:table-row>
        <table:table-row table:style-name="ro1">
          <table:table-cell office:value-type="float" office:value="0.812175333499908" calcext:value-type="float">
            <text:p>0.812175333499908</text:p>
          </table:table-cell>
          <table:table-cell table:number-columns-repeated="2"/>
        </table:table-row>
        <table:table-row table:style-name="ro1">
          <table:table-cell office:value-type="float" office:value="0.491037875413895" calcext:value-type="float">
            <text:p>0.491037875413895</text:p>
          </table:table-cell>
          <table:table-cell table:number-columns-repeated="2"/>
        </table:table-row>
        <table:table-row table:style-name="ro1">
          <table:table-cell office:value-type="float" office:value="0.380545377731323" calcext:value-type="float">
            <text:p>0.380545377731323</text:p>
          </table:table-cell>
          <table:table-cell table:number-columns-repeated="2"/>
        </table:table-row>
        <table:table-row table:style-name="ro1">
          <table:table-cell office:value-type="float" office:value="0.706924796104431" calcext:value-type="float">
            <text:p>0.706924796104431</text:p>
          </table:table-cell>
          <table:table-cell table:number-columns-repeated="2"/>
        </table:table-row>
        <table:table-row table:style-name="ro1">
          <table:table-cell office:value-type="float" office:value="0.84520435333252" calcext:value-type="float">
            <text:p>0.84520435333252</text:p>
          </table:table-cell>
          <table:table-cell table:number-columns-repeated="2"/>
        </table:table-row>
        <table:table-row table:style-name="ro1">
          <table:table-cell office:value-type="float" office:value="0.85704892873764" calcext:value-type="float">
            <text:p>0.85704892873764</text:p>
          </table:table-cell>
          <table:table-cell table:number-columns-repeated="2"/>
        </table:table-row>
        <table:table-row table:style-name="ro1">
          <table:table-cell office:value-type="float" office:value="0.841376721858978" calcext:value-type="float">
            <text:p>0.841376721858978</text:p>
          </table:table-cell>
          <table:table-cell table:number-columns-repeated="2"/>
        </table:table-row>
        <table:table-row table:style-name="ro1">
          <table:table-cell office:value-type="float" office:value="0.711143970489502" calcext:value-type="float">
            <text:p>0.711143970489502</text:p>
          </table:table-cell>
          <table:table-cell table:number-columns-repeated="2"/>
        </table:table-row>
        <table:table-row table:style-name="ro1">
          <table:table-cell office:value-type="float" office:value="0.500981450080872" calcext:value-type="float">
            <text:p>0.500981450080872</text:p>
          </table:table-cell>
          <table:table-cell table:number-columns-repeated="2"/>
        </table:table-row>
        <table:table-row table:style-name="ro1">
          <table:table-cell office:value-type="float" office:value="0.700423955917358" calcext:value-type="float">
            <text:p>0.700423955917358</text:p>
          </table:table-cell>
          <table:table-cell table:number-columns-repeated="2"/>
        </table:table-row>
        <table:table-row table:style-name="ro1">
          <table:table-cell office:value-type="float" office:value="0.746992707252502" calcext:value-type="float">
            <text:p>0.746992707252502</text:p>
          </table:table-cell>
          <table:table-cell table:number-columns-repeated="2"/>
        </table:table-row>
        <table:table-row table:style-name="ro1">
          <table:table-cell office:value-type="float" office:value="0.80918562412262" calcext:value-type="float">
            <text:p>0.80918562412262</text:p>
          </table:table-cell>
          <table:table-cell table:number-columns-repeated="2"/>
        </table:table-row>
        <table:table-row table:style-name="ro1">
          <table:table-cell office:value-type="float" office:value="0.879559814929962" calcext:value-type="float">
            <text:p>0.879559814929962</text:p>
          </table:table-cell>
          <table:table-cell table:number-columns-repeated="2"/>
        </table:table-row>
        <table:table-row table:style-name="ro1">
          <table:table-cell office:value-type="float" office:value="0.89339017868042" calcext:value-type="float">
            <text:p>0.89339017868042</text:p>
          </table:table-cell>
          <table:table-cell table:number-columns-repeated="2"/>
        </table:table-row>
        <table:table-row table:style-name="ro1">
          <table:table-cell office:value-type="float" office:value="0.892718434333801" calcext:value-type="float">
            <text:p>0.892718434333801</text:p>
          </table:table-cell>
          <table:table-cell table:number-columns-repeated="2"/>
        </table:table-row>
        <table:table-row table:style-name="ro1">
          <table:table-cell office:value-type="float" office:value="0.842068374156952" calcext:value-type="float">
            <text:p>0.842068374156952</text:p>
          </table:table-cell>
          <table:table-cell table:number-columns-repeated="2"/>
        </table:table-row>
        <table:table-row table:style-name="ro1">
          <table:table-cell office:value-type="float" office:value="0.779184699058533" calcext:value-type="float">
            <text:p>0.779184699058533</text:p>
          </table:table-cell>
          <table:table-cell table:number-columns-repeated="2"/>
        </table:table-row>
        <table:table-row table:style-name="ro1">
          <table:table-cell office:value-type="float" office:value="0.794947564601898" calcext:value-type="float">
            <text:p>0.794947564601898</text:p>
          </table:table-cell>
          <table:table-cell table:number-columns-repeated="2"/>
        </table:table-row>
        <table:table-row table:style-name="ro1">
          <table:table-cell office:value-type="float" office:value="0.83656108379364" calcext:value-type="float">
            <text:p>0.83656108379364</text:p>
          </table:table-cell>
          <table:table-cell table:number-columns-repeated="2"/>
        </table:table-row>
        <table:table-row table:style-name="ro1">
          <table:table-cell office:value-type="float" office:value="0.889039278030396" calcext:value-type="float">
            <text:p>0.889039278030396</text:p>
          </table:table-cell>
          <table:table-cell table:number-columns-repeated="2"/>
        </table:table-row>
        <table:table-row table:style-name="ro1">
          <table:table-cell office:value-type="float" office:value="0.902475118637085" calcext:value-type="float">
            <text:p>0.902475118637085</text:p>
          </table:table-cell>
          <table:table-cell table:number-columns-repeated="2"/>
        </table:table-row>
        <table:table-row table:style-name="ro1">
          <table:table-cell office:value-type="float" office:value="0.907926857471466" calcext:value-type="float">
            <text:p>0.907926857471466</text:p>
          </table:table-cell>
          <table:table-cell table:number-columns-repeated="2"/>
        </table:table-row>
        <table:table-row table:style-name="ro1">
          <table:table-cell office:value-type="float" office:value="0.913868963718414" calcext:value-type="float">
            <text:p>0.913868963718414</text:p>
          </table:table-cell>
          <table:table-cell table:number-columns-repeated="2"/>
        </table:table-row>
        <table:table-row table:style-name="ro1">
          <table:table-cell office:value-type="float" office:value="0.914681315422058" calcext:value-type="float">
            <text:p>0.914681315422058</text:p>
          </table:table-cell>
          <table:table-cell table:number-columns-repeated="2"/>
        </table:table-row>
        <table:table-row table:style-name="ro1">
          <table:table-cell office:value-type="float" office:value="0.914031744003296" calcext:value-type="float">
            <text:p>0.914031744003296</text:p>
          </table:table-cell>
          <table:table-cell table:number-columns-repeated="2"/>
        </table:table-row>
        <table:table-row table:style-name="ro1">
          <table:table-cell office:value-type="float" office:value="0.912856340408325" calcext:value-type="float">
            <text:p>0.912856340408325</text:p>
          </table:table-cell>
          <table:table-cell table:number-columns-repeated="2"/>
        </table:table-row>
        <table:table-row table:style-name="ro1">
          <table:table-cell office:value-type="float" office:value="0.913943946361541" calcext:value-type="float">
            <text:p>0.913943946361541</text:p>
          </table:table-cell>
          <table:table-cell table:number-columns-repeated="2"/>
        </table:table-row>
        <table:table-row table:style-name="ro1">
          <table:table-cell office:value-type="float" office:value="0.912664830684662" calcext:value-type="float">
            <text:p>0.912664830684662</text:p>
          </table:table-cell>
          <table:table-cell table:number-columns-repeated="2"/>
        </table:table-row>
        <table:table-row table:style-name="ro1">
          <table:table-cell office:value-type="float" office:value="0.911507368087769" calcext:value-type="float">
            <text:p>0.911507368087769</text:p>
          </table:table-cell>
          <table:table-cell table:number-columns-repeated="2"/>
        </table:table-row>
        <table:table-row table:style-name="ro1">
          <table:table-cell office:value-type="float" office:value="0.9112429022789" calcext:value-type="float">
            <text:p>0.9112429022789</text:p>
          </table:table-cell>
          <table:table-cell table:number-columns-repeated="2"/>
        </table:table-row>
        <table:table-row table:style-name="ro1">
          <table:table-cell office:value-type="float" office:value="0.906908690929413" calcext:value-type="float">
            <text:p>0.906908690929413</text:p>
          </table:table-cell>
          <table:table-cell table:number-columns-repeated="2"/>
        </table:table-row>
        <table:table-row table:style-name="ro1">
          <table:table-cell office:value-type="float" office:value="0.899405241012573" calcext:value-type="float">
            <text:p>0.899405241012573</text:p>
          </table:table-cell>
          <table:table-cell table:number-columns-repeated="2"/>
        </table:table-row>
        <table:table-row table:style-name="ro1">
          <table:table-cell office:value-type="float" office:value="0.905737996101379" calcext:value-type="float">
            <text:p>0.905737996101379</text:p>
          </table:table-cell>
          <table:table-cell table:number-columns-repeated="2"/>
        </table:table-row>
        <table:table-row table:style-name="ro1">
          <table:table-cell office:value-type="float" office:value="0.906929016113281" calcext:value-type="float">
            <text:p>0.906929016113281</text:p>
          </table:table-cell>
          <table:table-cell table:number-columns-repeated="2"/>
        </table:table-row>
        <table:table-row table:style-name="ro1">
          <table:table-cell office:value-type="float" office:value="0.906338572502136" calcext:value-type="float">
            <text:p>0.906338572502136</text:p>
          </table:table-cell>
          <table:table-cell table:number-columns-repeated="2"/>
        </table:table-row>
        <table:table-row table:style-name="ro1">
          <table:table-cell office:value-type="float" office:value="0.900932490825653" calcext:value-type="float">
            <text:p>0.900932490825653</text:p>
          </table:table-cell>
          <table:table-cell table:number-columns-repeated="2"/>
        </table:table-row>
        <table:table-row table:style-name="ro1">
          <table:table-cell office:value-type="float" office:value="0.887583792209625" calcext:value-type="float">
            <text:p>0.887583792209625</text:p>
          </table:table-cell>
          <table:table-cell table:number-columns-repeated="2"/>
        </table:table-row>
        <table:table-row table:style-name="ro1">
          <table:table-cell office:value-type="float" office:value="0.827961802482605" calcext:value-type="float">
            <text:p>0.827961802482605</text:p>
          </table:table-cell>
          <table:table-cell table:number-columns-repeated="2"/>
        </table:table-row>
        <table:table-row table:style-name="ro1">
          <table:table-cell office:value-type="float" office:value="0.82841956615448" calcext:value-type="float">
            <text:p>0.82841956615448</text:p>
          </table:table-cell>
          <table:table-cell table:number-columns-repeated="2"/>
        </table:table-row>
        <table:table-row table:style-name="ro1">
          <table:table-cell office:value-type="float" office:value="0.838129758834839" calcext:value-type="float">
            <text:p>0.838129758834839</text:p>
          </table:table-cell>
          <table:table-cell table:number-columns-repeated="2"/>
        </table:table-row>
        <table:table-row table:style-name="ro1">
          <table:table-cell office:value-type="float" office:value="0.865779221057892" calcext:value-type="float">
            <text:p>0.865779221057892</text:p>
          </table:table-cell>
          <table:table-cell table:number-columns-repeated="2"/>
        </table:table-row>
        <table:table-row table:style-name="ro1">
          <table:table-cell office:value-type="float" office:value="0.902067303657532" calcext:value-type="float">
            <text:p>0.902067303657532</text:p>
          </table:table-cell>
          <table:table-cell table:number-columns-repeated="2"/>
        </table:table-row>
        <table:table-row table:style-name="ro1">
          <table:table-cell office:value-type="float" office:value="0.910787582397461" calcext:value-type="float">
            <text:p>0.910787582397461</text:p>
          </table:table-cell>
          <table:table-cell table:number-columns-repeated="2"/>
        </table:table-row>
        <table:table-row table:style-name="ro1">
          <table:table-cell office:value-type="float" office:value="0.910485804080963" calcext:value-type="float">
            <text:p>0.910485804080963</text:p>
          </table:table-cell>
          <table:table-cell table:number-columns-repeated="2"/>
        </table:table-row>
        <table:table-row table:style-name="ro1">
          <table:table-cell office:value-type="float" office:value="0.912942230701446" calcext:value-type="float">
            <text:p>0.912942230701446</text:p>
          </table:table-cell>
          <table:table-cell table:number-columns-repeated="2"/>
        </table:table-row>
        <table:table-row table:style-name="ro1">
          <table:table-cell office:value-type="float" office:value="0.914854168891907" calcext:value-type="float">
            <text:p>0.914854168891907</text:p>
          </table:table-cell>
          <table:table-cell table:number-columns-repeated="2"/>
        </table:table-row>
        <table:table-row table:style-name="ro1">
          <table:table-cell office:value-type="float" office:value="0.912912309169769" calcext:value-type="float">
            <text:p>0.912912309169769</text:p>
          </table:table-cell>
          <table:table-cell table:number-columns-repeated="2"/>
        </table:table-row>
        <table:table-row table:style-name="ro1">
          <table:table-cell office:value-type="float" office:value="0.920578241348267" calcext:value-type="float">
            <text:p>0.920578241348267</text:p>
          </table:table-cell>
          <table:table-cell table:number-columns-repeated="2"/>
        </table:table-row>
        <table:table-row table:style-name="ro1">
          <table:table-cell office:value-type="float" office:value="0.887501955032349" calcext:value-type="float">
            <text:p>0.887501955032349</text:p>
          </table:table-cell>
          <table:table-cell table:number-columns-repeated="2"/>
        </table:table-row>
        <table:table-row table:style-name="ro1">
          <table:table-cell office:value-type="float" office:value="0.840582668781281" calcext:value-type="float">
            <text:p>0.840582668781281</text:p>
          </table:table-cell>
          <table:table-cell table:number-columns-repeated="2"/>
        </table:table-row>
        <table:table-row table:style-name="ro1">
          <table:table-cell office:value-type="float" office:value="0.710625469684601" calcext:value-type="float">
            <text:p>0.710625469684601</text:p>
          </table:table-cell>
          <table:table-cell table:number-columns-repeated="2"/>
        </table:table-row>
        <table:table-row table:style-name="ro1">
          <table:table-cell office:value-type="float" office:value="0.570722699165344" calcext:value-type="float">
            <text:p>0.570722699165344</text:p>
          </table:table-cell>
          <table:table-cell table:number-columns-repeated="2"/>
        </table:table-row>
        <table:table-row table:style-name="ro1">
          <table:table-cell office:value-type="float" office:value="0.779878914356232" calcext:value-type="float">
            <text:p>0.779878914356232</text:p>
          </table:table-cell>
          <table:table-cell table:number-columns-repeated="2"/>
        </table:table-row>
        <table:table-row table:style-name="ro1">
          <table:table-cell office:value-type="float" office:value="0.822598457336426" calcext:value-type="float">
            <text:p>0.822598457336426</text:p>
          </table:table-cell>
          <table:table-cell table:number-columns-repeated="2"/>
        </table:table-row>
        <table:table-row table:style-name="ro1">
          <table:table-cell office:value-type="float" office:value="0.837486565113068" calcext:value-type="float">
            <text:p>0.837486565113068</text:p>
          </table:table-cell>
          <table:table-cell table:number-columns-repeated="2"/>
        </table:table-row>
        <table:table-row table:style-name="ro1">
          <table:table-cell office:value-type="float" office:value="0.897539734840393" calcext:value-type="float">
            <text:p>0.897539734840393</text:p>
          </table:table-cell>
          <table:table-cell table:number-columns-repeated="2"/>
        </table:table-row>
        <table:table-row table:style-name="ro1">
          <table:table-cell office:value-type="float" office:value="0.869221091270447" calcext:value-type="float">
            <text:p>0.869221091270447</text:p>
          </table:table-cell>
          <table:table-cell table:number-columns-repeated="2"/>
        </table:table-row>
        <table:table-row table:style-name="ro1">
          <table:table-cell office:value-type="float" office:value="0.872450411319733" calcext:value-type="float">
            <text:p>0.872450411319733</text:p>
          </table:table-cell>
          <table:table-cell table:number-columns-repeated="2"/>
        </table:table-row>
        <table:table-row table:style-name="ro1">
          <table:table-cell office:value-type="float" office:value="0.868236839771271" calcext:value-type="float">
            <text:p>0.868236839771271</text:p>
          </table:table-cell>
          <table:table-cell table:number-columns-repeated="2"/>
        </table:table-row>
        <table:table-row table:style-name="ro1">
          <table:table-cell office:value-type="float" office:value="0.898990035057068" calcext:value-type="float">
            <text:p>0.898990035057068</text:p>
          </table:table-cell>
          <table:table-cell table:number-columns-repeated="2"/>
        </table:table-row>
        <table:table-row table:style-name="ro1">
          <table:table-cell office:value-type="float" office:value="0.898035228252411" calcext:value-type="float">
            <text:p>0.898035228252411</text:p>
          </table:table-cell>
          <table:table-cell table:number-columns-repeated="2"/>
        </table:table-row>
        <table:table-row table:style-name="ro1">
          <table:table-cell office:value-type="float" office:value="0.925078451633453" calcext:value-type="float">
            <text:p>0.925078451633453</text:p>
          </table:table-cell>
          <table:table-cell table:number-columns-repeated="2"/>
        </table:table-row>
        <table:table-row table:style-name="ro1">
          <table:table-cell office:value-type="float" office:value="0.928138256072998" calcext:value-type="float">
            <text:p>0.928138256072998</text:p>
          </table:table-cell>
          <table:table-cell table:number-columns-repeated="2"/>
        </table:table-row>
        <table:table-row table:style-name="ro1">
          <table:table-cell office:value-type="float" office:value="0.92937582731247" calcext:value-type="float">
            <text:p>0.92937582731247</text:p>
          </table:table-cell>
          <table:table-cell table:number-columns-repeated="2"/>
        </table:table-row>
        <table:table-row table:style-name="ro1">
          <table:table-cell office:value-type="float" office:value="0.925892949104309" calcext:value-type="float">
            <text:p>0.925892949104309</text:p>
          </table:table-cell>
          <table:table-cell table:number-columns-repeated="2"/>
        </table:table-row>
        <table:table-row table:style-name="ro1">
          <table:table-cell office:value-type="float" office:value="0.930798709392548" calcext:value-type="float">
            <text:p>0.930798709392548</text:p>
          </table:table-cell>
          <table:table-cell table:number-columns-repeated="2"/>
        </table:table-row>
        <table:table-row table:style-name="ro1">
          <table:table-cell office:value-type="float" office:value="0.935117602348327" calcext:value-type="float">
            <text:p>0.935117602348327</text:p>
          </table:table-cell>
          <table:table-cell table:number-columns-repeated="2"/>
        </table:table-row>
        <table:table-row table:style-name="ro1">
          <table:table-cell office:value-type="float" office:value="0.932681024074554" calcext:value-type="float">
            <text:p>0.932681024074554</text:p>
          </table:table-cell>
          <table:table-cell table:number-columns-repeated="2"/>
        </table:table-row>
        <table:table-row table:style-name="ro1">
          <table:table-cell office:value-type="float" office:value="0.929068088531494" calcext:value-type="float">
            <text:p>0.929068088531494</text:p>
          </table:table-cell>
          <table:table-cell table:number-columns-repeated="2"/>
        </table:table-row>
        <table:table-row table:style-name="ro1">
          <table:table-cell office:value-type="float" office:value="0.920959770679474" calcext:value-type="float">
            <text:p>0.920959770679474</text:p>
          </table:table-cell>
          <table:table-cell table:number-columns-repeated="2"/>
        </table:table-row>
        <table:table-row table:style-name="ro1">
          <table:table-cell office:value-type="float" office:value="0.920027077198029" calcext:value-type="float">
            <text:p>0.920027077198029</text:p>
          </table:table-cell>
          <table:table-cell table:number-columns-repeated="2"/>
        </table:table-row>
        <table:table-row table:style-name="ro1">
          <table:table-cell office:value-type="float" office:value="0.93870609998703" calcext:value-type="float">
            <text:p>0.93870609998703</text:p>
          </table:table-cell>
          <table:table-cell table:number-columns-repeated="2"/>
        </table:table-row>
        <table:table-row table:style-name="ro1">
          <table:table-cell office:value-type="float" office:value="0.921189904212952" calcext:value-type="float">
            <text:p>0.921189904212952</text:p>
          </table:table-cell>
          <table:table-cell table:number-columns-repeated="2"/>
        </table:table-row>
        <table:table-row table:style-name="ro1">
          <table:table-cell office:value-type="float" office:value="0.860236406326294" calcext:value-type="float">
            <text:p>0.860236406326294</text:p>
          </table:table-cell>
          <table:table-cell table:number-columns-repeated="2"/>
        </table:table-row>
        <table:table-row table:style-name="ro1">
          <table:table-cell office:value-type="float" office:value="0.424278318881988" calcext:value-type="float">
            <text:p>0.424278318881988</text:p>
          </table:table-cell>
          <table:table-cell table:number-columns-repeated="2"/>
        </table:table-row>
        <table:table-row table:style-name="ro1">
          <table:table-cell office:value-type="float" office:value="0.372981876134872" calcext:value-type="float">
            <text:p>0.372981876134872</text:p>
          </table:table-cell>
          <table:table-cell table:number-columns-repeated="2"/>
        </table:table-row>
        <table:table-row table:style-name="ro1">
          <table:table-cell office:value-type="float" office:value="0.266678601503372" calcext:value-type="float">
            <text:p>0.266678601503372</text:p>
          </table:table-cell>
          <table:table-cell table:number-columns-repeated="2"/>
        </table:table-row>
        <table:table-row table:style-name="ro1">
          <table:table-cell office:value-type="float" office:value="0.342694729566574" calcext:value-type="float">
            <text:p>0.342694729566574</text:p>
          </table:table-cell>
          <table:table-cell table:number-columns-repeated="2"/>
        </table:table-row>
        <table:table-row table:style-name="ro1">
          <table:table-cell office:value-type="float" office:value="0.708322644233704" calcext:value-type="float">
            <text:p>0.708322644233704</text:p>
          </table:table-cell>
          <table:table-cell table:number-columns-repeated="2"/>
        </table:table-row>
        <table:table-row table:style-name="ro1">
          <table:table-cell office:value-type="float" office:value="0.702166259288788" calcext:value-type="float">
            <text:p>0.702166259288788</text:p>
          </table:table-cell>
          <table:table-cell table:number-columns-repeated="2"/>
        </table:table-row>
        <table:table-row table:style-name="ro1">
          <table:table-cell office:value-type="float" office:value="0.343827843666077" calcext:value-type="float">
            <text:p>0.343827843666077</text:p>
          </table:table-cell>
          <table:table-cell table:number-columns-repeated="2"/>
        </table:table-row>
        <table:table-row table:style-name="ro1">
          <table:table-cell office:value-type="float" office:value="0.316661536693573" calcext:value-type="float">
            <text:p>0.316661536693573</text:p>
          </table:table-cell>
          <table:table-cell table:number-columns-repeated="2"/>
        </table:table-row>
        <table:table-row table:style-name="ro1">
          <table:table-cell office:value-type="float" office:value="0.35864719748497" calcext:value-type="float">
            <text:p>0.35864719748497</text:p>
          </table:table-cell>
          <table:table-cell table:number-columns-repeated="2"/>
        </table:table-row>
        <table:table-row table:style-name="ro1">
          <table:table-cell office:value-type="float" office:value="0.265408724546432" calcext:value-type="float">
            <text:p>0.265408724546432</text:p>
          </table:table-cell>
          <table:table-cell table:number-columns-repeated="2"/>
        </table:table-row>
        <table:table-row table:style-name="ro1">
          <table:table-cell office:value-type="float" office:value="0.25227165222168" calcext:value-type="float">
            <text:p>0.25227165222168</text:p>
          </table:table-cell>
          <table:table-cell table:number-columns-repeated="2"/>
        </table:table-row>
        <table:table-row table:style-name="ro1">
          <table:table-cell office:value-type="float" office:value="0.359001934528351" calcext:value-type="float">
            <text:p>0.359001934528351</text:p>
          </table:table-cell>
          <table:table-cell table:number-columns-repeated="2"/>
        </table:table-row>
        <table:table-row table:style-name="ro1">
          <table:table-cell office:value-type="float" office:value="0.321926951408386" calcext:value-type="float">
            <text:p>0.321926951408386</text:p>
          </table:table-cell>
          <table:table-cell table:number-columns-repeated="2"/>
        </table:table-row>
        <table:table-row table:style-name="ro1">
          <table:table-cell office:value-type="float" office:value="0.509910523891449" calcext:value-type="float">
            <text:p>0.509910523891449</text:p>
          </table:table-cell>
          <table:table-cell table:number-columns-repeated="2"/>
        </table:table-row>
        <table:table-row table:style-name="ro1">
          <table:table-cell office:value-type="float" office:value="0.421254307031632" calcext:value-type="float">
            <text:p>0.421254307031632</text:p>
          </table:table-cell>
          <table:table-cell table:number-columns-repeated="2"/>
        </table:table-row>
        <table:table-row table:style-name="ro1">
          <table:table-cell office:value-type="float" office:value="0.583655059337616" calcext:value-type="float">
            <text:p>0.583655059337616</text:p>
          </table:table-cell>
          <table:table-cell table:number-columns-repeated="2"/>
        </table:table-row>
        <table:table-row table:style-name="ro1">
          <table:table-cell office:value-type="float" office:value="0.61517870426178" calcext:value-type="float">
            <text:p>0.61517870426178</text:p>
          </table:table-cell>
          <table:table-cell table:number-columns-repeated="2"/>
        </table:table-row>
        <table:table-row table:style-name="ro1">
          <table:table-cell office:value-type="float" office:value="0.707323729991913" calcext:value-type="float">
            <text:p>0.707323729991913</text:p>
          </table:table-cell>
          <table:table-cell table:number-columns-repeated="2"/>
        </table:table-row>
        <table:table-row table:style-name="ro1">
          <table:table-cell office:value-type="float" office:value="0.752310037612915" calcext:value-type="float">
            <text:p>0.752310037612915</text:p>
          </table:table-cell>
          <table:table-cell table:number-columns-repeated="2"/>
        </table:table-row>
        <table:table-row table:style-name="ro1">
          <table:table-cell office:value-type="float" office:value="0.778278529644012" calcext:value-type="float">
            <text:p>0.778278529644012</text:p>
          </table:table-cell>
          <table:table-cell table:number-columns-repeated="2"/>
        </table:table-row>
        <table:table-row table:style-name="ro1">
          <table:table-cell office:value-type="float" office:value="0.759875774383545" calcext:value-type="float">
            <text:p>0.759875774383545</text:p>
          </table:table-cell>
          <table:table-cell table:number-columns-repeated="2"/>
        </table:table-row>
        <table:table-row table:style-name="ro1">
          <table:table-cell office:value-type="float" office:value="0.816266655921936" calcext:value-type="float">
            <text:p>0.816266655921936</text:p>
          </table:table-cell>
          <table:table-cell table:number-columns-repeated="2"/>
        </table:table-row>
        <table:table-row table:style-name="ro1">
          <table:table-cell office:value-type="float" office:value="0.804295241832733" calcext:value-type="float">
            <text:p>0.804295241832733</text:p>
          </table:table-cell>
          <table:table-cell table:number-columns-repeated="2"/>
        </table:table-row>
        <table:table-row table:style-name="ro1">
          <table:table-cell office:value-type="float" office:value="0.834402322769165" calcext:value-type="float">
            <text:p>0.834402322769165</text:p>
          </table:table-cell>
          <table:table-cell table:number-columns-repeated="2"/>
        </table:table-row>
        <table:table-row table:style-name="ro1">
          <table:table-cell office:value-type="float" office:value="0.830096006393433" calcext:value-type="float">
            <text:p>0.830096006393433</text:p>
          </table:table-cell>
          <table:table-cell table:number-columns-repeated="2"/>
        </table:table-row>
        <table:table-row table:style-name="ro1">
          <table:table-cell office:value-type="float" office:value="0.853243231773376" calcext:value-type="float">
            <text:p>0.853243231773376</text:p>
          </table:table-cell>
          <table:table-cell table:number-columns-repeated="2"/>
        </table:table-row>
        <table:table-row table:style-name="ro1">
          <table:table-cell office:value-type="float" office:value="0.866051137447357" calcext:value-type="float">
            <text:p>0.866051137447357</text:p>
          </table:table-cell>
          <table:table-cell table:number-columns-repeated="2"/>
        </table:table-row>
        <table:table-row table:style-name="ro1">
          <table:table-cell office:value-type="float" office:value="0.879339635372162" calcext:value-type="float">
            <text:p>0.879339635372162</text:p>
          </table:table-cell>
          <table:table-cell table:number-columns-repeated="2"/>
        </table:table-row>
        <table:table-row table:style-name="ro1">
          <table:table-cell office:value-type="float" office:value="0.8819819688797" calcext:value-type="float">
            <text:p>0.8819819688797</text:p>
          </table:table-cell>
          <table:table-cell table:number-columns-repeated="2"/>
        </table:table-row>
        <table:table-row table:style-name="ro1">
          <table:table-cell office:value-type="float" office:value="0.880781054496765" calcext:value-type="float">
            <text:p>0.880781054496765</text:p>
          </table:table-cell>
          <table:table-cell table:number-columns-repeated="2"/>
        </table:table-row>
        <table:table-row table:style-name="ro1">
          <table:table-cell office:value-type="float" office:value="0.864096343517303" calcext:value-type="float">
            <text:p>0.864096343517303</text:p>
          </table:table-cell>
          <table:table-cell table:number-columns-repeated="2"/>
        </table:table-row>
        <table:table-row table:style-name="ro1">
          <table:table-cell office:value-type="float" office:value="0.860030353069305" calcext:value-type="float">
            <text:p>0.860030353069305</text:p>
          </table:table-cell>
          <table:table-cell table:number-columns-repeated="2"/>
        </table:table-row>
        <table:table-row table:style-name="ro1">
          <table:table-cell office:value-type="float" office:value="0.860345482826233" calcext:value-type="float">
            <text:p>0.860345482826233</text:p>
          </table:table-cell>
          <table:table-cell table:number-columns-repeated="2"/>
        </table:table-row>
        <table:table-row table:style-name="ro1">
          <table:table-cell office:value-type="float" office:value="0.865401208400726" calcext:value-type="float">
            <text:p>0.865401208400726</text:p>
          </table:table-cell>
          <table:table-cell table:number-columns-repeated="2"/>
        </table:table-row>
        <table:table-row table:style-name="ro1">
          <table:table-cell office:value-type="float" office:value="0.856504261493683" calcext:value-type="float">
            <text:p>0.856504261493683</text:p>
          </table:table-cell>
          <table:table-cell table:number-columns-repeated="2"/>
        </table:table-row>
        <table:table-row table:style-name="ro1">
          <table:table-cell office:value-type="float" office:value="0.866776406764984" calcext:value-type="float">
            <text:p>0.866776406764984</text:p>
          </table:table-cell>
          <table:table-cell table:number-columns-repeated="2"/>
        </table:table-row>
        <table:table-row table:style-name="ro1">
          <table:table-cell office:value-type="float" office:value="0.876034736633301" calcext:value-type="float">
            <text:p>0.876034736633301</text:p>
          </table:table-cell>
          <table:table-cell table:number-columns-repeated="2"/>
        </table:table-row>
        <table:table-row table:style-name="ro1">
          <table:table-cell office:value-type="float" office:value="0.868448197841644" calcext:value-type="float">
            <text:p>0.868448197841644</text:p>
          </table:table-cell>
          <table:table-cell table:number-columns-repeated="2"/>
        </table:table-row>
        <table:table-row table:style-name="ro1">
          <table:table-cell office:value-type="float" office:value="0.87495881319046" calcext:value-type="float">
            <text:p>0.87495881319046</text:p>
          </table:table-cell>
          <table:table-cell table:number-columns-repeated="2"/>
        </table:table-row>
        <table:table-row table:style-name="ro1">
          <table:table-cell office:value-type="float" office:value="0.864264607429504" calcext:value-type="float">
            <text:p>0.864264607429504</text:p>
          </table:table-cell>
          <table:table-cell table:number-columns-repeated="2"/>
        </table:table-row>
        <table:table-row table:style-name="ro1">
          <table:table-cell office:value-type="float" office:value="0.883771479129791" calcext:value-type="float">
            <text:p>0.883771479129791</text:p>
          </table:table-cell>
          <table:table-cell table:number-columns-repeated="2"/>
        </table:table-row>
        <table:table-row table:style-name="ro1">
          <table:table-cell office:value-type="float" office:value="0.859057724475861" calcext:value-type="float">
            <text:p>0.859057724475861</text:p>
          </table:table-cell>
          <table:table-cell table:number-columns-repeated="2"/>
        </table:table-row>
        <table:table-row table:style-name="ro1">
          <table:table-cell office:value-type="float" office:value="0.852894604206085" calcext:value-type="float">
            <text:p>0.852894604206085</text:p>
          </table:table-cell>
          <table:table-cell table:number-columns-repeated="2"/>
        </table:table-row>
        <table:table-row table:style-name="ro1">
          <table:table-cell office:value-type="float" office:value="0.841546654701233" calcext:value-type="float">
            <text:p>0.841546654701233</text:p>
          </table:table-cell>
          <table:table-cell table:number-columns-repeated="2"/>
        </table:table-row>
        <table:table-row table:style-name="ro1">
          <table:table-cell office:value-type="float" office:value="0.82632714509964" calcext:value-type="float">
            <text:p>0.82632714509964</text:p>
          </table:table-cell>
          <table:table-cell table:number-columns-repeated="2"/>
        </table:table-row>
        <table:table-row table:style-name="ro1">
          <table:table-cell office:value-type="float" office:value="0.838888227939606" calcext:value-type="float">
            <text:p>0.838888227939606</text:p>
          </table:table-cell>
          <table:table-cell table:number-columns-repeated="2"/>
        </table:table-row>
        <table:table-row table:style-name="ro1">
          <table:table-cell office:value-type="float" office:value="0.851567625999451" calcext:value-type="float">
            <text:p>0.851567625999451</text:p>
          </table:table-cell>
          <table:table-cell table:number-columns-repeated="2"/>
        </table:table-row>
        <table:table-row table:style-name="ro1">
          <table:table-cell office:value-type="float" office:value="0.834596276283264" calcext:value-type="float">
            <text:p>0.834596276283264</text:p>
          </table:table-cell>
          <table:table-cell table:number-columns-repeated="2"/>
        </table:table-row>
        <table:table-row table:style-name="ro1">
          <table:table-cell office:value-type="float" office:value="0.823233306407928" calcext:value-type="float">
            <text:p>0.823233306407928</text:p>
          </table:table-cell>
          <table:table-cell table:number-columns-repeated="2"/>
        </table:table-row>
        <table:table-row table:style-name="ro1">
          <table:table-cell office:value-type="float" office:value="0.838139414787293" calcext:value-type="float">
            <text:p>0.838139414787293</text:p>
          </table:table-cell>
          <table:table-cell table:number-columns-repeated="2"/>
        </table:table-row>
        <table:table-row table:style-name="ro1">
          <table:table-cell office:value-type="float" office:value="0.820730209350586" calcext:value-type="float">
            <text:p>0.820730209350586</text:p>
          </table:table-cell>
          <table:table-cell table:number-columns-repeated="2"/>
        </table:table-row>
        <table:table-row table:style-name="ro1">
          <table:table-cell office:value-type="float" office:value="0.818245112895966" calcext:value-type="float">
            <text:p>0.818245112895966</text:p>
          </table:table-cell>
          <table:table-cell table:number-columns-repeated="2"/>
        </table:table-row>
        <table:table-row table:style-name="ro1">
          <table:table-cell office:value-type="float" office:value="0.827650308609009" calcext:value-type="float">
            <text:p>0.827650308609009</text:p>
          </table:table-cell>
          <table:table-cell table:number-columns-repeated="2"/>
        </table:table-row>
        <table:table-row table:style-name="ro1">
          <table:table-cell office:value-type="float" office:value="0.825588703155518" calcext:value-type="float">
            <text:p>0.825588703155518</text:p>
          </table:table-cell>
          <table:table-cell table:number-columns-repeated="2"/>
        </table:table-row>
        <table:table-row table:style-name="ro1">
          <table:table-cell office:value-type="float" office:value="0.822569251060486" calcext:value-type="float">
            <text:p>0.822569251060486</text:p>
          </table:table-cell>
          <table:table-cell table:number-columns-repeated="2"/>
        </table:table-row>
        <table:table-row table:style-name="ro1">
          <table:table-cell office:value-type="float" office:value="0.823342442512512" calcext:value-type="float">
            <text:p>0.823342442512512</text:p>
          </table:table-cell>
          <table:table-cell table:number-columns-repeated="2"/>
        </table:table-row>
        <table:table-row table:style-name="ro1">
          <table:table-cell office:value-type="float" office:value="0.835440158843994" calcext:value-type="float">
            <text:p>0.835440158843994</text:p>
          </table:table-cell>
          <table:table-cell table:number-columns-repeated="2"/>
        </table:table-row>
        <table:table-row table:style-name="ro1">
          <table:table-cell office:value-type="float" office:value="0.838484585285187" calcext:value-type="float">
            <text:p>0.838484585285187</text:p>
          </table:table-cell>
          <table:table-cell table:number-columns-repeated="2"/>
        </table:table-row>
        <table:table-row table:style-name="ro1">
          <table:table-cell office:value-type="float" office:value="0.84425699710846" calcext:value-type="float">
            <text:p>0.84425699710846</text:p>
          </table:table-cell>
          <table:table-cell table:number-columns-repeated="2"/>
        </table:table-row>
        <table:table-row table:style-name="ro1">
          <table:table-cell office:value-type="float" office:value="0.852792024612427" calcext:value-type="float">
            <text:p>0.852792024612427</text:p>
          </table:table-cell>
          <table:table-cell table:number-columns-repeated="2"/>
        </table:table-row>
        <table:table-row table:style-name="ro1">
          <table:table-cell office:value-type="float" office:value="0.854940950870514" calcext:value-type="float">
            <text:p>0.854940950870514</text:p>
          </table:table-cell>
          <table:table-cell table:number-columns-repeated="2"/>
        </table:table-row>
        <table:table-row table:style-name="ro1">
          <table:table-cell office:value-type="float" office:value="0.854198336601257" calcext:value-type="float">
            <text:p>0.854198336601257</text:p>
          </table:table-cell>
          <table:table-cell table:number-columns-repeated="2"/>
        </table:table-row>
        <table:table-row table:style-name="ro1">
          <table:table-cell office:value-type="float" office:value="0.842244684696198" calcext:value-type="float">
            <text:p>0.842244684696198</text:p>
          </table:table-cell>
          <table:table-cell table:number-columns-repeated="2"/>
        </table:table-row>
        <table:table-row table:style-name="ro1">
          <table:table-cell office:value-type="float" office:value="0.843400597572327" calcext:value-type="float">
            <text:p>0.843400597572327</text:p>
          </table:table-cell>
          <table:table-cell table:number-columns-repeated="2"/>
        </table:table-row>
        <table:table-row table:style-name="ro1">
          <table:table-cell office:value-type="float" office:value="0.835321843624115" calcext:value-type="float">
            <text:p>0.835321843624115</text:p>
          </table:table-cell>
          <table:table-cell table:number-columns-repeated="2"/>
        </table:table-row>
        <table:table-row table:style-name="ro1">
          <table:table-cell office:value-type="float" office:value="0.824025213718414" calcext:value-type="float">
            <text:p>0.824025213718414</text:p>
          </table:table-cell>
          <table:table-cell table:number-columns-repeated="2"/>
        </table:table-row>
        <table:table-row table:style-name="ro1">
          <table:table-cell office:value-type="float" office:value="0.823127508163452" calcext:value-type="float">
            <text:p>0.823127508163452</text:p>
          </table:table-cell>
          <table:table-cell table:number-columns-repeated="2"/>
        </table:table-row>
        <table:table-row table:style-name="ro1">
          <table:table-cell office:value-type="float" office:value="0.828449726104736" calcext:value-type="float">
            <text:p>0.828449726104736</text:p>
          </table:table-cell>
          <table:table-cell table:number-columns-repeated="2"/>
        </table:table-row>
        <table:table-row table:style-name="ro1">
          <table:table-cell office:value-type="float" office:value="0.829137563705444" calcext:value-type="float">
            <text:p>0.829137563705444</text:p>
          </table:table-cell>
          <table:table-cell table:number-columns-repeated="2"/>
        </table:table-row>
        <table:table-row table:style-name="ro1">
          <table:table-cell office:value-type="float" office:value="0.822019994258881" calcext:value-type="float">
            <text:p>0.822019994258881</text:p>
          </table:table-cell>
          <table:table-cell table:number-columns-repeated="2"/>
        </table:table-row>
        <table:table-row table:style-name="ro1">
          <table:table-cell office:value-type="float" office:value="0.81957083940506" calcext:value-type="float">
            <text:p>0.81957083940506</text:p>
          </table:table-cell>
          <table:table-cell table:number-columns-repeated="2"/>
        </table:table-row>
        <table:table-row table:style-name="ro1">
          <table:table-cell office:value-type="float" office:value="0.819145083427429" calcext:value-type="float">
            <text:p>0.819145083427429</text:p>
          </table:table-cell>
          <table:table-cell table:number-columns-repeated="2"/>
        </table:table-row>
        <table:table-row table:style-name="ro1">
          <table:table-cell office:value-type="float" office:value="0.818336069583893" calcext:value-type="float">
            <text:p>0.818336069583893</text:p>
          </table:table-cell>
          <table:table-cell table:number-columns-repeated="2"/>
        </table:table-row>
        <table:table-row table:style-name="ro1">
          <table:table-cell office:value-type="float" office:value="0.819032549858093" calcext:value-type="float">
            <text:p>0.819032549858093</text:p>
          </table:table-cell>
          <table:table-cell table:number-columns-repeated="2"/>
        </table:table-row>
        <table:table-row table:style-name="ro1">
          <table:table-cell office:value-type="float" office:value="0.812130391597748" calcext:value-type="float">
            <text:p>0.812130391597748</text:p>
          </table:table-cell>
          <table:table-cell table:number-columns-repeated="2"/>
        </table:table-row>
        <table:table-row table:style-name="ro1">
          <table:table-cell office:value-type="float" office:value="0.81539911031723" calcext:value-type="float">
            <text:p>0.81539911031723</text:p>
          </table:table-cell>
          <table:table-cell table:number-columns-repeated="2"/>
        </table:table-row>
        <table:table-row table:style-name="ro1">
          <table:table-cell office:value-type="float" office:value="0.837905645370483" calcext:value-type="float">
            <text:p>0.837905645370483</text:p>
          </table:table-cell>
          <table:table-cell table:number-columns-repeated="2"/>
        </table:table-row>
        <table:table-row table:style-name="ro1">
          <table:table-cell office:value-type="float" office:value="0.849577903747559" calcext:value-type="float">
            <text:p>0.849577903747559</text:p>
          </table:table-cell>
          <table:table-cell table:number-columns-repeated="2"/>
        </table:table-row>
        <table:table-row table:style-name="ro1">
          <table:table-cell office:value-type="float" office:value="0.85702645778656" calcext:value-type="float">
            <text:p>0.85702645778656</text:p>
          </table:table-cell>
          <table:table-cell table:number-columns-repeated="2"/>
        </table:table-row>
        <table:table-row table:style-name="ro1">
          <table:table-cell office:value-type="float" office:value="0.859611690044403" calcext:value-type="float">
            <text:p>0.859611690044403</text:p>
          </table:table-cell>
          <table:table-cell table:number-columns-repeated="2"/>
        </table:table-row>
        <table:table-row table:style-name="ro1">
          <table:table-cell office:value-type="float" office:value="0.854076325893402" calcext:value-type="float">
            <text:p>0.854076325893402</text:p>
          </table:table-cell>
          <table:table-cell table:number-columns-repeated="2"/>
        </table:table-row>
        <table:table-row table:style-name="ro1">
          <table:table-cell office:value-type="float" office:value="0.851744890213013" calcext:value-type="float">
            <text:p>0.851744890213013</text:p>
          </table:table-cell>
          <table:table-cell table:number-columns-repeated="2"/>
        </table:table-row>
        <table:table-row table:style-name="ro1">
          <table:table-cell office:value-type="float" office:value="0.838902354240418" calcext:value-type="float">
            <text:p>0.838902354240418</text:p>
          </table:table-cell>
          <table:table-cell table:number-columns-repeated="2"/>
        </table:table-row>
        <table:table-row table:style-name="ro1">
          <table:table-cell office:value-type="float" office:value="0.841198682785034" calcext:value-type="float">
            <text:p>0.841198682785034</text:p>
          </table:table-cell>
          <table:table-cell table:number-columns-repeated="2"/>
        </table:table-row>
        <table:table-row table:style-name="ro1">
          <table:table-cell office:value-type="float" office:value="0.838975608348846" calcext:value-type="float">
            <text:p>0.838975608348846</text:p>
          </table:table-cell>
          <table:table-cell table:number-columns-repeated="2"/>
        </table:table-row>
        <table:table-row table:style-name="ro1">
          <table:table-cell office:value-type="float" office:value="0.826477706432343" calcext:value-type="float">
            <text:p>0.826477706432343</text:p>
          </table:table-cell>
          <table:table-cell table:number-columns-repeated="2"/>
        </table:table-row>
        <table:table-row table:style-name="ro1">
          <table:table-cell office:value-type="float" office:value="0.820670366287231" calcext:value-type="float">
            <text:p>0.820670366287231</text:p>
          </table:table-cell>
          <table:table-cell table:number-columns-repeated="2"/>
        </table:table-row>
        <table:table-row table:style-name="ro1">
          <table:table-cell office:value-type="float" office:value="0.821964144706726" calcext:value-type="float">
            <text:p>0.821964144706726</text:p>
          </table:table-cell>
          <table:table-cell table:number-columns-repeated="2"/>
        </table:table-row>
        <table:table-row table:style-name="ro1">
          <table:table-cell office:value-type="float" office:value="0.817687809467316" calcext:value-type="float">
            <text:p>0.817687809467316</text:p>
          </table:table-cell>
          <table:table-cell table:number-columns-repeated="2"/>
        </table:table-row>
        <table:table-row table:style-name="ro1">
          <table:table-cell office:value-type="float" office:value="0.827062606811523" calcext:value-type="float">
            <text:p>0.827062606811523</text:p>
          </table:table-cell>
          <table:table-cell table:number-columns-repeated="2"/>
        </table:table-row>
        <table:table-row table:style-name="ro1">
          <table:table-cell office:value-type="float" office:value="0.824686110019684" calcext:value-type="float">
            <text:p>0.824686110019684</text:p>
          </table:table-cell>
          <table:table-cell table:number-columns-repeated="2"/>
        </table:table-row>
        <table:table-row table:style-name="ro1">
          <table:table-cell office:value-type="float" office:value="0.83899199962616" calcext:value-type="float">
            <text:p>0.83899199962616</text:p>
          </table:table-cell>
          <table:table-cell table:number-columns-repeated="2"/>
        </table:table-row>
        <table:table-row table:style-name="ro1">
          <table:table-cell office:value-type="float" office:value="0.834783732891083" calcext:value-type="float">
            <text:p>0.834783732891083</text:p>
          </table:table-cell>
          <table:table-cell table:number-columns-repeated="2"/>
        </table:table-row>
        <table:table-row table:style-name="ro1">
          <table:table-cell office:value-type="float" office:value="0.839192926883698" calcext:value-type="float">
            <text:p>0.839192926883698</text:p>
          </table:table-cell>
          <table:table-cell table:number-columns-repeated="2"/>
        </table:table-row>
        <table:table-row table:style-name="ro1">
          <table:table-cell office:value-type="float" office:value="0.836866974830627" calcext:value-type="float">
            <text:p>0.836866974830627</text:p>
          </table:table-cell>
          <table:table-cell table:number-columns-repeated="2"/>
        </table:table-row>
        <table:table-row table:style-name="ro1">
          <table:table-cell office:value-type="float" office:value="0.83783483505249" calcext:value-type="float">
            <text:p>0.83783483505249</text:p>
          </table:table-cell>
          <table:table-cell table:number-columns-repeated="2"/>
        </table:table-row>
        <table:table-row table:style-name="ro1">
          <table:table-cell office:value-type="float" office:value="0.835274815559387" calcext:value-type="float">
            <text:p>0.835274815559387</text:p>
          </table:table-cell>
          <table:table-cell table:number-columns-repeated="2"/>
        </table:table-row>
        <table:table-row table:style-name="ro1">
          <table:table-cell office:value-type="float" office:value="0.845755636692047" calcext:value-type="float">
            <text:p>0.845755636692047</text:p>
          </table:table-cell>
          <table:table-cell table:number-columns-repeated="2"/>
        </table:table-row>
        <table:table-row table:style-name="ro1">
          <table:table-cell office:value-type="float" office:value="0.845331490039825" calcext:value-type="float">
            <text:p>0.845331490039825</text:p>
          </table:table-cell>
          <table:table-cell table:number-columns-repeated="2"/>
        </table:table-row>
        <table:table-row table:style-name="ro1">
          <table:table-cell office:value-type="float" office:value="0.850416243076324" calcext:value-type="float">
            <text:p>0.850416243076324</text:p>
          </table:table-cell>
          <table:table-cell table:number-columns-repeated="2"/>
        </table:table-row>
        <table:table-row table:style-name="ro1">
          <table:table-cell office:value-type="float" office:value="0.853226482868195" calcext:value-type="float">
            <text:p>0.853226482868195</text:p>
          </table:table-cell>
          <table:table-cell table:number-columns-repeated="2"/>
        </table:table-row>
        <table:table-row table:style-name="ro1">
          <table:table-cell office:value-type="float" office:value="0.853932321071625" calcext:value-type="float">
            <text:p>0.853932321071625</text:p>
          </table:table-cell>
          <table:table-cell table:number-columns-repeated="2"/>
        </table:table-row>
        <table:table-row table:style-name="ro1">
          <table:table-cell office:value-type="float" office:value="0.849120020866394" calcext:value-type="float">
            <text:p>0.849120020866394</text:p>
          </table:table-cell>
          <table:table-cell table:number-columns-repeated="2"/>
        </table:table-row>
        <table:table-row table:style-name="ro1">
          <table:table-cell office:value-type="float" office:value="0.853588461875916" calcext:value-type="float">
            <text:p>0.853588461875916</text:p>
          </table:table-cell>
          <table:table-cell table:number-columns-repeated="2"/>
        </table:table-row>
        <table:table-row table:style-name="ro1">
          <table:table-cell office:value-type="float" office:value="0.851345062255859" calcext:value-type="float">
            <text:p>0.851345062255859</text:p>
          </table:table-cell>
          <table:table-cell table:number-columns-repeated="2"/>
        </table:table-row>
        <table:table-row table:style-name="ro1">
          <table:table-cell office:value-type="float" office:value="0.853243947029114" calcext:value-type="float">
            <text:p>0.853243947029114</text:p>
          </table:table-cell>
          <table:table-cell table:number-columns-repeated="2"/>
        </table:table-row>
        <table:table-row table:style-name="ro1">
          <table:table-cell office:value-type="float" office:value="0.844318866729736" calcext:value-type="float">
            <text:p>0.844318866729736</text:p>
          </table:table-cell>
          <table:table-cell table:number-columns-repeated="2"/>
        </table:table-row>
        <table:table-row table:style-name="ro1">
          <table:table-cell office:value-type="float" office:value="0.843498170375824" calcext:value-type="float">
            <text:p>0.843498170375824</text:p>
          </table:table-cell>
          <table:table-cell table:number-columns-repeated="2"/>
        </table:table-row>
        <table:table-row table:style-name="ro1">
          <table:table-cell office:value-type="float" office:value="0.839009940624237" calcext:value-type="float">
            <text:p>0.839009940624237</text:p>
          </table:table-cell>
          <table:table-cell table:number-columns-repeated="2"/>
        </table:table-row>
        <table:table-row table:style-name="ro1">
          <table:table-cell office:value-type="float" office:value="0.835735261440277" calcext:value-type="float">
            <text:p>0.835735261440277</text:p>
          </table:table-cell>
          <table:table-cell table:number-columns-repeated="2"/>
        </table:table-row>
        <table:table-row table:style-name="ro1">
          <table:table-cell office:value-type="float" office:value="0.820016384124756" calcext:value-type="float">
            <text:p>0.820016384124756</text:p>
          </table:table-cell>
          <table:table-cell table:number-columns-repeated="2"/>
        </table:table-row>
        <table:table-row table:style-name="ro1">
          <table:table-cell office:value-type="float" office:value="0.792434096336365" calcext:value-type="float">
            <text:p>0.792434096336365</text:p>
          </table:table-cell>
          <table:table-cell table:number-columns-repeated="2"/>
        </table:table-row>
        <table:table-row table:style-name="ro1">
          <table:table-cell office:value-type="float" office:value="0.780933558940887" calcext:value-type="float">
            <text:p>0.780933558940887</text:p>
          </table:table-cell>
          <table:table-cell table:number-columns-repeated="2"/>
        </table:table-row>
        <table:table-row table:style-name="ro1">
          <table:table-cell office:value-type="float" office:value="0.792093396186829" calcext:value-type="float">
            <text:p>0.792093396186829</text:p>
          </table:table-cell>
          <table:table-cell table:number-columns-repeated="2"/>
        </table:table-row>
        <table:table-row table:style-name="ro1">
          <table:table-cell office:value-type="float" office:value="0.776547610759735" calcext:value-type="float">
            <text:p>0.776547610759735</text:p>
          </table:table-cell>
          <table:table-cell table:number-columns-repeated="2"/>
        </table:table-row>
        <table:table-row table:style-name="ro1">
          <table:table-cell office:value-type="float" office:value="0.778958082199097" calcext:value-type="float">
            <text:p>0.778958082199097</text:p>
          </table:table-cell>
          <table:table-cell table:number-columns-repeated="2"/>
        </table:table-row>
        <table:table-row table:style-name="ro1">
          <table:table-cell office:value-type="float" office:value="0.781217694282532" calcext:value-type="float">
            <text:p>0.781217694282532</text:p>
          </table:table-cell>
          <table:table-cell table:number-columns-repeated="2"/>
        </table:table-row>
        <table:table-row table:style-name="ro1">
          <table:table-cell office:value-type="float" office:value="0.786912560462952" calcext:value-type="float">
            <text:p>0.786912560462952</text:p>
          </table:table-cell>
          <table:table-cell table:number-columns-repeated="2"/>
        </table:table-row>
        <table:table-row table:style-name="ro1">
          <table:table-cell office:value-type="float" office:value="0.781090199947357" calcext:value-type="float">
            <text:p>0.781090199947357</text:p>
          </table:table-cell>
          <table:table-cell table:number-columns-repeated="2"/>
        </table:table-row>
        <table:table-row table:style-name="ro1">
          <table:table-cell office:value-type="float" office:value="0.784177660942078" calcext:value-type="float">
            <text:p>0.784177660942078</text:p>
          </table:table-cell>
          <table:table-cell table:number-columns-repeated="2"/>
        </table:table-row>
        <table:table-row table:style-name="ro1">
          <table:table-cell office:value-type="float" office:value="0.790486335754395" calcext:value-type="float">
            <text:p>0.790486335754395</text:p>
          </table:table-cell>
          <table:table-cell table:number-columns-repeated="2"/>
        </table:table-row>
        <table:table-row table:style-name="ro1">
          <table:table-cell office:value-type="float" office:value="0.800050020217896" calcext:value-type="float">
            <text:p>0.800050020217896</text:p>
          </table:table-cell>
          <table:table-cell table:number-columns-repeated="2"/>
        </table:table-row>
        <table:table-row table:style-name="ro1">
          <table:table-cell office:value-type="float" office:value="0.804374992847443" calcext:value-type="float">
            <text:p>0.804374992847443</text:p>
          </table:table-cell>
          <table:table-cell table:number-columns-repeated="2"/>
        </table:table-row>
        <table:table-row table:style-name="ro1">
          <table:table-cell office:value-type="float" office:value="0.794201374053955" calcext:value-type="float">
            <text:p>0.794201374053955</text:p>
          </table:table-cell>
          <table:table-cell table:number-columns-repeated="2"/>
        </table:table-row>
        <table:table-row table:style-name="ro1">
          <table:table-cell office:value-type="float" office:value="0.798051297664642" calcext:value-type="float">
            <text:p>0.798051297664642</text:p>
          </table:table-cell>
          <table:table-cell table:number-columns-repeated="2"/>
        </table:table-row>
        <table:table-row table:style-name="ro1">
          <table:table-cell office:value-type="float" office:value="0.83086371421814" calcext:value-type="float">
            <text:p>0.83086371421814</text:p>
          </table:table-cell>
          <table:table-cell table:number-columns-repeated="2"/>
        </table:table-row>
        <table:table-row table:style-name="ro1">
          <table:table-cell office:value-type="float" office:value="0.860213220119476" calcext:value-type="float">
            <text:p>0.860213220119476</text:p>
          </table:table-cell>
          <table:table-cell table:number-columns-repeated="2"/>
        </table:table-row>
        <table:table-row table:style-name="ro1">
          <table:table-cell office:value-type="float" office:value="0.65562355518341" calcext:value-type="float">
            <text:p>0.65562355518341</text:p>
          </table:table-cell>
          <table:table-cell table:number-columns-repeated="2"/>
        </table:table-row>
        <table:table-row table:style-name="ro1">
          <table:table-cell office:value-type="float" office:value="0.805940330028534" calcext:value-type="float">
            <text:p>0.805940330028534</text:p>
          </table:table-cell>
          <table:table-cell table:number-columns-repeated="2"/>
        </table:table-row>
        <table:table-row table:style-name="ro1">
          <table:table-cell office:value-type="float" office:value="0.86173814535141" calcext:value-type="float">
            <text:p>0.86173814535141</text:p>
          </table:table-cell>
          <table:table-cell table:number-columns-repeated="2"/>
        </table:table-row>
        <table:table-row table:style-name="ro1">
          <table:table-cell office:value-type="float" office:value="0.854823529720306" calcext:value-type="float">
            <text:p>0.854823529720306</text:p>
          </table:table-cell>
          <table:table-cell table:number-columns-repeated="2"/>
        </table:table-row>
        <table:table-row table:style-name="ro1">
          <table:table-cell office:value-type="float" office:value="0.87211686372757" calcext:value-type="float">
            <text:p>0.87211686372757</text:p>
          </table:table-cell>
          <table:table-cell table:number-columns-repeated="2"/>
        </table:table-row>
        <table:table-row table:style-name="ro1">
          <table:table-cell office:value-type="float" office:value="0.876271188259125" calcext:value-type="float">
            <text:p>0.876271188259125</text:p>
          </table:table-cell>
          <table:table-cell table:number-columns-repeated="2"/>
        </table:table-row>
        <table:table-row table:style-name="ro1">
          <table:table-cell office:value-type="float" office:value="0.871393263339996" calcext:value-type="float">
            <text:p>0.871393263339996</text:p>
          </table:table-cell>
          <table:table-cell table:number-columns-repeated="2"/>
        </table:table-row>
        <table:table-row table:style-name="ro1">
          <table:table-cell office:value-type="float" office:value="0.868590891361237" calcext:value-type="float">
            <text:p>0.868590891361237</text:p>
          </table:table-cell>
          <table:table-cell table:number-columns-repeated="2"/>
        </table:table-row>
        <table:table-row table:style-name="ro1">
          <table:table-cell office:value-type="float" office:value="0.845858037471771" calcext:value-type="float">
            <text:p>0.845858037471771</text:p>
          </table:table-cell>
          <table:table-cell table:number-columns-repeated="2"/>
        </table:table-row>
        <table:table-row table:style-name="ro1">
          <table:table-cell office:value-type="float" office:value="0.84622859954834" calcext:value-type="float">
            <text:p>0.84622859954834</text:p>
          </table:table-cell>
          <table:table-cell table:number-columns-repeated="2"/>
        </table:table-row>
        <table:table-row table:style-name="ro1">
          <table:table-cell office:value-type="float" office:value="0.812653005123138" calcext:value-type="float">
            <text:p>0.812653005123138</text:p>
          </table:table-cell>
          <table:table-cell table:number-columns-repeated="2"/>
        </table:table-row>
        <table:table-row table:style-name="ro1">
          <table:table-cell office:value-type="float" office:value="0.712155282497406" calcext:value-type="float">
            <text:p>0.712155282497406</text:p>
          </table:table-cell>
          <table:table-cell table:number-columns-repeated="2"/>
        </table:table-row>
        <table:table-row table:style-name="ro1">
          <table:table-cell office:value-type="float" office:value="0.728013753890991" calcext:value-type="float">
            <text:p>0.728013753890991</text:p>
          </table:table-cell>
          <table:table-cell table:number-columns-repeated="2"/>
        </table:table-row>
        <table:table-row table:style-name="ro1">
          <table:table-cell office:value-type="float" office:value="0.779306471347809" calcext:value-type="float">
            <text:p>0.779306471347809</text:p>
          </table:table-cell>
          <table:table-cell table:number-columns-repeated="2"/>
        </table:table-row>
        <table:table-row table:style-name="ro1">
          <table:table-cell office:value-type="float" office:value="0.683528065681458" calcext:value-type="float">
            <text:p>0.683528065681458</text:p>
          </table:table-cell>
          <table:table-cell table:number-columns-repeated="2"/>
        </table:table-row>
        <table:table-row table:style-name="ro1">
          <table:table-cell office:value-type="float" office:value="0.694492816925049" calcext:value-type="float">
            <text:p>0.694492816925049</text:p>
          </table:table-cell>
          <table:table-cell table:number-columns-repeated="2"/>
        </table:table-row>
        <table:table-row table:style-name="ro1">
          <table:table-cell office:value-type="float" office:value="0.480742007493973" calcext:value-type="float">
            <text:p>0.480742007493973</text:p>
          </table:table-cell>
          <table:table-cell table:number-columns-repeated="2"/>
        </table:table-row>
        <table:table-row table:style-name="ro1">
          <table:table-cell office:value-type="float" office:value="0.291885763406754" calcext:value-type="float">
            <text:p>0.291885763406754</text:p>
          </table:table-cell>
          <table:table-cell table:number-columns-repeated="2"/>
        </table:table-row>
        <table:table-row table:style-name="ro1">
          <table:table-cell office:value-type="float" office:value="0.334184169769287" calcext:value-type="float">
            <text:p>0.334184169769287</text:p>
          </table:table-cell>
          <table:table-cell table:number-columns-repeated="2"/>
        </table:table-row>
        <table:table-row table:style-name="ro1">
          <table:table-cell office:value-type="float" office:value="0.285243004560471" calcext:value-type="float">
            <text:p>0.285243004560471</text:p>
          </table:table-cell>
          <table:table-cell table:number-columns-repeated="2"/>
        </table:table-row>
        <table:table-row table:style-name="ro1">
          <table:table-cell office:value-type="float" office:value="0.264346987009048" calcext:value-type="float">
            <text:p>0.264346987009048</text:p>
          </table:table-cell>
          <table:table-cell table:number-columns-repeated="2"/>
        </table:table-row>
        <table:table-row table:style-name="ro1">
          <table:table-cell office:value-type="float" office:value="0.486782550811768" calcext:value-type="float">
            <text:p>0.486782550811768</text:p>
          </table:table-cell>
          <table:table-cell table:number-columns-repeated="2"/>
        </table:table-row>
        <table:table-row table:style-name="ro1">
          <table:table-cell office:value-type="float" office:value="0.746068716049194" calcext:value-type="float">
            <text:p>0.746068716049194</text:p>
          </table:table-cell>
          <table:table-cell table:number-columns-repeated="2"/>
        </table:table-row>
        <table:table-row table:style-name="ro1">
          <table:table-cell office:value-type="float" office:value="0.615594506263733" calcext:value-type="float">
            <text:p>0.615594506263733</text:p>
          </table:table-cell>
          <table:table-cell table:number-columns-repeated="2"/>
        </table:table-row>
        <table:table-row table:style-name="ro1">
          <table:table-cell office:value-type="float" office:value="0.763145208358765" calcext:value-type="float">
            <text:p>0.763145208358765</text:p>
          </table:table-cell>
          <table:table-cell table:number-columns-repeated="2"/>
        </table:table-row>
        <table:table-row table:style-name="ro1">
          <table:table-cell office:value-type="float" office:value="0.761981844902039" calcext:value-type="float">
            <text:p>0.761981844902039</text:p>
          </table:table-cell>
          <table:table-cell table:number-columns-repeated="2"/>
        </table:table-row>
        <table:table-row table:style-name="ro1">
          <table:table-cell office:value-type="float" office:value="0.718628942966461" calcext:value-type="float">
            <text:p>0.718628942966461</text:p>
          </table:table-cell>
          <table:table-cell table:number-columns-repeated="2"/>
        </table:table-row>
        <table:table-row table:style-name="ro1">
          <table:table-cell office:value-type="float" office:value="0.677220582962036" calcext:value-type="float">
            <text:p>0.677220582962036</text:p>
          </table:table-cell>
          <table:table-cell table:number-columns-repeated="2"/>
        </table:table-row>
        <table:table-row table:style-name="ro1">
          <table:table-cell office:value-type="float" office:value="0.556770801544189" calcext:value-type="float">
            <text:p>0.556770801544189</text:p>
          </table:table-cell>
          <table:table-cell table:number-columns-repeated="2"/>
        </table:table-row>
        <table:table-row table:style-name="ro1">
          <table:table-cell office:value-type="float" office:value="0.477986425161362" calcext:value-type="float">
            <text:p>0.477986425161362</text:p>
          </table:table-cell>
          <table:table-cell table:number-columns-repeated="2"/>
        </table:table-row>
        <table:table-row table:style-name="ro1">
          <table:table-cell office:value-type="float" office:value="0.540106952190399" calcext:value-type="float">
            <text:p>0.540106952190399</text:p>
          </table:table-cell>
          <table:table-cell table:number-columns-repeated="2"/>
        </table:table-row>
        <table:table-row table:style-name="ro1">
          <table:table-cell office:value-type="float" office:value="0.580918610095978" calcext:value-type="float">
            <text:p>0.580918610095978</text:p>
          </table:table-cell>
          <table:table-cell table:number-columns-repeated="2"/>
        </table:table-row>
        <table:table-row table:style-name="ro1">
          <table:table-cell office:value-type="float" office:value="0.606876492500305" calcext:value-type="float">
            <text:p>0.606876492500305</text:p>
          </table:table-cell>
          <table:table-cell table:number-columns-repeated="2"/>
        </table:table-row>
        <table:table-row table:style-name="ro1">
          <table:table-cell office:value-type="float" office:value="0.602848947048187" calcext:value-type="float">
            <text:p>0.602848947048187</text:p>
          </table:table-cell>
          <table:table-cell table:number-columns-repeated="2"/>
        </table:table-row>
        <table:table-row table:style-name="ro1">
          <table:table-cell office:value-type="float" office:value="0.670139133930206" calcext:value-type="float">
            <text:p>0.670139133930206</text:p>
          </table:table-cell>
          <table:table-cell table:number-columns-repeated="2"/>
        </table:table-row>
        <table:table-row table:style-name="ro1">
          <table:table-cell office:value-type="float" office:value="0.651771187782288" calcext:value-type="float">
            <text:p>0.651771187782288</text:p>
          </table:table-cell>
          <table:table-cell table:number-columns-repeated="2"/>
        </table:table-row>
        <table:table-row table:style-name="ro1">
          <table:table-cell office:value-type="float" office:value="0.57463413476944" calcext:value-type="float">
            <text:p>0.57463413476944</text:p>
          </table:table-cell>
          <table:table-cell table:number-columns-repeated="2"/>
        </table:table-row>
        <table:table-row table:style-name="ro1">
          <table:table-cell office:value-type="float" office:value="0.529986917972565" calcext:value-type="float">
            <text:p>0.529986917972565</text:p>
          </table:table-cell>
          <table:table-cell table:number-columns-repeated="2"/>
        </table:table-row>
        <table:table-row table:style-name="ro1">
          <table:table-cell office:value-type="float" office:value="0.614767134189606" calcext:value-type="float">
            <text:p>0.614767134189606</text:p>
          </table:table-cell>
          <table:table-cell table:number-columns-repeated="2"/>
        </table:table-row>
        <table:table-row table:style-name="ro1">
          <table:table-cell office:value-type="float" office:value="0.775033295154572" calcext:value-type="float">
            <text:p>0.775033295154572</text:p>
          </table:table-cell>
          <table:table-cell table:number-columns-repeated="2"/>
        </table:table-row>
        <table:table-row table:style-name="ro1">
          <table:table-cell office:value-type="float" office:value="0.878637731075287" calcext:value-type="float">
            <text:p>0.878637731075287</text:p>
          </table:table-cell>
          <table:table-cell table:number-columns-repeated="2"/>
        </table:table-row>
        <table:table-row table:style-name="ro1">
          <table:table-cell office:value-type="float" office:value="0.783116519451141" calcext:value-type="float">
            <text:p>0.783116519451141</text:p>
          </table:table-cell>
          <table:table-cell table:number-columns-repeated="2"/>
        </table:table-row>
        <table:table-row table:style-name="ro1">
          <table:table-cell office:value-type="float" office:value="0.822192132472992" calcext:value-type="float">
            <text:p>0.822192132472992</text:p>
          </table:table-cell>
          <table:table-cell table:number-columns-repeated="2"/>
        </table:table-row>
        <table:table-row table:style-name="ro1">
          <table:table-cell office:value-type="float" office:value="0.641321897506714" calcext:value-type="float">
            <text:p>0.641321897506714</text:p>
          </table:table-cell>
          <table:table-cell table:number-columns-repeated="2"/>
        </table:table-row>
        <table:table-row table:style-name="ro1">
          <table:table-cell office:value-type="float" office:value="0.505137860774994" calcext:value-type="float">
            <text:p>0.505137860774994</text:p>
          </table:table-cell>
          <table:table-cell table:number-columns-repeated="2"/>
        </table:table-row>
        <table:table-row table:style-name="ro1">
          <table:table-cell office:value-type="float" office:value="0.67271763086319" calcext:value-type="float">
            <text:p>0.67271763086319</text:p>
          </table:table-cell>
          <table:table-cell table:number-columns-repeated="2"/>
        </table:table-row>
        <table:table-row table:style-name="ro1">
          <table:table-cell office:value-type="float" office:value="0.765254199504852" calcext:value-type="float">
            <text:p>0.765254199504852</text:p>
          </table:table-cell>
          <table:table-cell table:number-columns-repeated="2"/>
        </table:table-row>
        <table:table-row table:style-name="ro1">
          <table:table-cell office:value-type="float" office:value="0.857951402664185" calcext:value-type="float">
            <text:p>0.857951402664185</text:p>
          </table:table-cell>
          <table:table-cell table:number-columns-repeated="2"/>
        </table:table-row>
        <table:table-row table:style-name="ro1">
          <table:table-cell office:value-type="float" office:value="0.860209763050079" calcext:value-type="float">
            <text:p>0.860209763050079</text:p>
          </table:table-cell>
          <table:table-cell table:number-columns-repeated="2"/>
        </table:table-row>
        <table:table-row table:style-name="ro1">
          <table:table-cell office:value-type="float" office:value="0.806002378463745" calcext:value-type="float">
            <text:p>0.806002378463745</text:p>
          </table:table-cell>
          <table:table-cell table:number-columns-repeated="2"/>
        </table:table-row>
        <table:table-row table:style-name="ro1">
          <table:table-cell office:value-type="float" office:value="0.820039033889771" calcext:value-type="float">
            <text:p>0.820039033889771</text:p>
          </table:table-cell>
          <table:table-cell table:number-columns-repeated="2"/>
        </table:table-row>
        <table:table-row table:style-name="ro1">
          <table:table-cell office:value-type="float" office:value="0.603798985481262" calcext:value-type="float">
            <text:p>0.603798985481262</text:p>
          </table:table-cell>
          <table:table-cell table:number-columns-repeated="2"/>
        </table:table-row>
        <table:table-row table:style-name="ro1">
          <table:table-cell office:value-type="float" office:value="0.724478721618652" calcext:value-type="float">
            <text:p>0.724478721618652</text:p>
          </table:table-cell>
          <table:table-cell table:number-columns-repeated="2"/>
        </table:table-row>
        <table:table-row table:style-name="ro1">
          <table:table-cell office:value-type="float" office:value="0.579987525939941" calcext:value-type="float">
            <text:p>0.579987525939941</text:p>
          </table:table-cell>
          <table:table-cell table:number-columns-repeated="2"/>
        </table:table-row>
        <table:table-row table:style-name="ro1">
          <table:table-cell office:value-type="float" office:value="0.624699771404266" calcext:value-type="float">
            <text:p>0.624699771404266</text:p>
          </table:table-cell>
          <table:table-cell table:number-columns-repeated="2"/>
        </table:table-row>
        <table:table-row table:style-name="ro1">
          <table:table-cell office:value-type="float" office:value="0.651944160461426" calcext:value-type="float">
            <text:p>0.651944160461426</text:p>
          </table:table-cell>
          <table:table-cell table:number-columns-repeated="2"/>
        </table:table-row>
        <table:table-row table:style-name="ro1">
          <table:table-cell office:value-type="float" office:value="0.339100331068039" calcext:value-type="float">
            <text:p>0.339100331068039</text:p>
          </table:table-cell>
          <table:table-cell table:number-columns-repeated="2"/>
        </table:table-row>
        <table:table-row table:style-name="ro1">
          <table:table-cell office:value-type="float" office:value="0.412240624427795" calcext:value-type="float">
            <text:p>0.412240624427795</text:p>
          </table:table-cell>
          <table:table-cell table:number-columns-repeated="2"/>
        </table:table-row>
        <table:table-row table:style-name="ro1">
          <table:table-cell office:value-type="float" office:value="0.475652575492859" calcext:value-type="float">
            <text:p>0.475652575492859</text:p>
          </table:table-cell>
          <table:table-cell table:number-columns-repeated="2"/>
        </table:table-row>
        <table:table-row table:style-name="ro1">
          <table:table-cell office:value-type="float" office:value="0.85505074262619" calcext:value-type="float">
            <text:p>0.85505074262619</text:p>
          </table:table-cell>
          <table:table-cell table:number-columns-repeated="2"/>
        </table:table-row>
        <table:table-row table:style-name="ro1">
          <table:table-cell office:value-type="float" office:value="0.877877056598663" calcext:value-type="float">
            <text:p>0.877877056598663</text:p>
          </table:table-cell>
          <table:table-cell table:number-columns-repeated="2"/>
        </table:table-row>
        <table:table-row table:style-name="ro1">
          <table:table-cell office:value-type="float" office:value="0.845550358295441" calcext:value-type="float">
            <text:p>0.845550358295441</text:p>
          </table:table-cell>
          <table:table-cell table:number-columns-repeated="2"/>
        </table:table-row>
        <table:table-row table:style-name="ro1">
          <table:table-cell office:value-type="float" office:value="0.719241440296173" calcext:value-type="float">
            <text:p>0.719241440296173</text:p>
          </table:table-cell>
          <table:table-cell table:number-columns-repeated="2"/>
        </table:table-row>
        <table:table-row table:style-name="ro1">
          <table:table-cell office:value-type="float" office:value="0.849167704582214" calcext:value-type="float">
            <text:p>0.849167704582214</text:p>
          </table:table-cell>
          <table:table-cell table:number-columns-repeated="2"/>
        </table:table-row>
        <table:table-row table:style-name="ro1">
          <table:table-cell office:value-type="float" office:value="0.846168160438538" calcext:value-type="float">
            <text:p>0.846168160438538</text:p>
          </table:table-cell>
          <table:table-cell table:number-columns-repeated="2"/>
        </table:table-row>
        <table:table-row table:style-name="ro1">
          <table:table-cell office:value-type="float" office:value="0.63753479719162" calcext:value-type="float">
            <text:p>0.63753479719162</text:p>
          </table:table-cell>
          <table:table-cell table:number-columns-repeated="2"/>
        </table:table-row>
        <table:table-row table:style-name="ro1">
          <table:table-cell office:value-type="float" office:value="0.829877257347107" calcext:value-type="float">
            <text:p>0.829877257347107</text:p>
          </table:table-cell>
          <table:table-cell table:number-columns-repeated="2"/>
        </table:table-row>
        <table:table-row table:style-name="ro1">
          <table:table-cell office:value-type="float" office:value="0.861336469650269" calcext:value-type="float">
            <text:p>0.861336469650269</text:p>
          </table:table-cell>
          <table:table-cell table:number-columns-repeated="2"/>
        </table:table-row>
        <table:table-row table:style-name="ro1">
          <table:table-cell office:value-type="float" office:value="0.751278221607208" calcext:value-type="float">
            <text:p>0.751278221607208</text:p>
          </table:table-cell>
          <table:table-cell table:number-columns-repeated="2"/>
        </table:table-row>
        <table:table-row table:style-name="ro1">
          <table:table-cell office:value-type="float" office:value="0.724178612232208" calcext:value-type="float">
            <text:p>0.724178612232208</text:p>
          </table:table-cell>
          <table:table-cell table:number-columns-repeated="2"/>
        </table:table-row>
        <table:table-row table:style-name="ro1">
          <table:table-cell office:value-type="float" office:value="0.735728859901428" calcext:value-type="float">
            <text:p>0.735728859901428</text:p>
          </table:table-cell>
          <table:table-cell table:number-columns-repeated="2"/>
        </table:table-row>
        <table:table-row table:style-name="ro1">
          <table:table-cell office:value-type="float" office:value="0.574079155921936" calcext:value-type="float">
            <text:p>0.574079155921936</text:p>
          </table:table-cell>
          <table:table-cell table:number-columns-repeated="2"/>
        </table:table-row>
        <table:table-row table:style-name="ro1">
          <table:table-cell office:value-type="float" office:value="0.397717863321304" calcext:value-type="float">
            <text:p>0.397717863321304</text:p>
          </table:table-cell>
          <table:table-cell table:number-columns-repeated="2"/>
        </table:table-row>
        <table:table-row table:style-name="ro1">
          <table:table-cell office:value-type="float" office:value="0.676603317260742" calcext:value-type="float">
            <text:p>0.676603317260742</text:p>
          </table:table-cell>
          <table:table-cell table:number-columns-repeated="2"/>
        </table:table-row>
        <table:table-row table:style-name="ro1">
          <table:table-cell office:value-type="float" office:value="0.693743824958801" calcext:value-type="float">
            <text:p>0.693743824958801</text:p>
          </table:table-cell>
          <table:table-cell table:number-columns-repeated="2"/>
        </table:table-row>
        <table:table-row table:style-name="ro1">
          <table:table-cell office:value-type="float" office:value="0.681266129016876" calcext:value-type="float">
            <text:p>0.681266129016876</text:p>
          </table:table-cell>
          <table:table-cell table:number-columns-repeated="2"/>
        </table:table-row>
        <table:table-row table:style-name="ro1">
          <table:table-cell office:value-type="float" office:value="0.831621825695038" calcext:value-type="float">
            <text:p>0.831621825695038</text:p>
          </table:table-cell>
          <table:table-cell table:number-columns-repeated="2"/>
        </table:table-row>
        <table:table-row table:style-name="ro1">
          <table:table-cell office:value-type="float" office:value="0.86885941028595" calcext:value-type="float">
            <text:p>0.86885941028595</text:p>
          </table:table-cell>
          <table:table-cell table:number-columns-repeated="2"/>
        </table:table-row>
        <table:table-row table:style-name="ro1">
          <table:table-cell office:value-type="float" office:value="0.851365566253662" calcext:value-type="float">
            <text:p>0.851365566253662</text:p>
          </table:table-cell>
          <table:table-cell table:number-columns-repeated="2"/>
        </table:table-row>
        <table:table-row table:style-name="ro1">
          <table:table-cell office:value-type="float" office:value="0.765936553478241" calcext:value-type="float">
            <text:p>0.765936553478241</text:p>
          </table:table-cell>
          <table:table-cell table:number-columns-repeated="2"/>
        </table:table-row>
        <table:table-row table:style-name="ro1">
          <table:table-cell office:value-type="float" office:value="0.797380089759827" calcext:value-type="float">
            <text:p>0.797380089759827</text:p>
          </table:table-cell>
          <table:table-cell table:number-columns-repeated="2"/>
        </table:table-row>
        <table:table-row table:style-name="ro1">
          <table:table-cell office:value-type="float" office:value="0.819902718067169" calcext:value-type="float">
            <text:p>0.819902718067169</text:p>
          </table:table-cell>
          <table:table-cell table:number-columns-repeated="2"/>
        </table:table-row>
        <table:table-row table:style-name="ro1">
          <table:table-cell office:value-type="float" office:value="0.836581349372864" calcext:value-type="float">
            <text:p>0.836581349372864</text:p>
          </table:table-cell>
          <table:table-cell table:number-columns-repeated="2"/>
        </table:table-row>
        <table:table-row table:style-name="ro1">
          <table:table-cell office:value-type="float" office:value="0.602358043193817" calcext:value-type="float">
            <text:p>0.602358043193817</text:p>
          </table:table-cell>
          <table:table-cell table:number-columns-repeated="2"/>
        </table:table-row>
        <table:table-row table:style-name="ro1">
          <table:table-cell office:value-type="float" office:value="0.370377898216248" calcext:value-type="float">
            <text:p>0.370377898216248</text:p>
          </table:table-cell>
          <table:table-cell table:number-columns-repeated="2"/>
        </table:table-row>
        <table:table-row table:style-name="ro1">
          <table:table-cell office:value-type="float" office:value="0.690641045570374" calcext:value-type="float">
            <text:p>0.690641045570374</text:p>
          </table:table-cell>
          <table:table-cell table:number-columns-repeated="2"/>
        </table:table-row>
        <table:table-row table:style-name="ro1">
          <table:table-cell office:value-type="float" office:value="0.766605794429779" calcext:value-type="float">
            <text:p>0.766605794429779</text:p>
          </table:table-cell>
          <table:table-cell table:number-columns-repeated="2"/>
        </table:table-row>
        <table:table-row table:style-name="ro1">
          <table:table-cell office:value-type="float" office:value="0.486932724714279" calcext:value-type="float">
            <text:p>0.486932724714279</text:p>
          </table:table-cell>
          <table:table-cell table:number-columns-repeated="2"/>
        </table:table-row>
        <table:table-row table:style-name="ro1">
          <table:table-cell office:value-type="float" office:value="0.633305191993713" calcext:value-type="float">
            <text:p>0.633305191993713</text:p>
          </table:table-cell>
          <table:table-cell table:number-columns-repeated="2"/>
        </table:table-row>
        <table:table-row table:style-name="ro1">
          <table:table-cell office:value-type="float" office:value="0.895371675491333" calcext:value-type="float">
            <text:p>0.895371675491333</text:p>
          </table:table-cell>
          <table:table-cell table:number-columns-repeated="2"/>
        </table:table-row>
        <table:table-row table:style-name="ro1">
          <table:table-cell office:value-type="float" office:value="0.890932440757751" calcext:value-type="float">
            <text:p>0.890932440757751</text:p>
          </table:table-cell>
          <table:table-cell table:number-columns-repeated="2"/>
        </table:table-row>
        <table:table-row table:style-name="ro1">
          <table:table-cell office:value-type="float" office:value="0.504296004772186" calcext:value-type="float">
            <text:p>0.504296004772186</text:p>
          </table:table-cell>
          <table:table-cell table:number-columns-repeated="2"/>
        </table:table-row>
        <table:table-row table:style-name="ro1">
          <table:table-cell office:value-type="float" office:value="0.853411674499512" calcext:value-type="float">
            <text:p>0.853411674499512</text:p>
          </table:table-cell>
          <table:table-cell table:number-columns-repeated="2"/>
        </table:table-row>
        <table:table-row table:style-name="ro1">
          <table:table-cell office:value-type="float" office:value="0.9079749584198" calcext:value-type="float">
            <text:p>0.9079749584198</text:p>
          </table:table-cell>
          <table:table-cell table:number-columns-repeated="2"/>
        </table:table-row>
        <table:table-row table:style-name="ro1">
          <table:table-cell office:value-type="float" office:value="0.86301726102829" calcext:value-type="float">
            <text:p>0.86301726102829</text:p>
          </table:table-cell>
          <table:table-cell table:number-columns-repeated="2"/>
        </table:table-row>
        <table:table-row table:style-name="ro1">
          <table:table-cell office:value-type="float" office:value="0.353422999382019" calcext:value-type="float">
            <text:p>0.353422999382019</text:p>
          </table:table-cell>
          <table:table-cell table:number-columns-repeated="2"/>
        </table:table-row>
        <table:table-row table:style-name="ro1">
          <table:table-cell office:value-type="float" office:value="0.698595821857452" calcext:value-type="float">
            <text:p>0.698595821857452</text:p>
          </table:table-cell>
          <table:table-cell table:number-columns-repeated="2"/>
        </table:table-row>
        <table:table-row table:style-name="ro1">
          <table:table-cell office:value-type="float" office:value="0.342109709978104" calcext:value-type="float">
            <text:p>0.342109709978104</text:p>
          </table:table-cell>
          <table:table-cell table:number-columns-repeated="2"/>
        </table:table-row>
        <table:table-row table:style-name="ro1">
          <table:table-cell office:value-type="float" office:value="0.457399070262909" calcext:value-type="float">
            <text:p>0.457399070262909</text:p>
          </table:table-cell>
          <table:table-cell table:number-columns-repeated="2"/>
        </table:table-row>
        <table:table-row table:style-name="ro1">
          <table:table-cell office:value-type="float" office:value="0.744813084602356" calcext:value-type="float">
            <text:p>0.744813084602356</text:p>
          </table:table-cell>
          <table:table-cell table:number-columns-repeated="2"/>
        </table:table-row>
        <table:table-row table:style-name="ro1">
          <table:table-cell office:value-type="float" office:value="0.312473058700561" calcext:value-type="float">
            <text:p>0.312473058700561</text:p>
          </table:table-cell>
          <table:table-cell table:number-columns-repeated="2"/>
        </table:table-row>
        <table:table-row table:style-name="ro1">
          <table:table-cell office:value-type="float" office:value="0.343573212623596" calcext:value-type="float">
            <text:p>0.343573212623596</text:p>
          </table:table-cell>
          <table:table-cell table:number-columns-repeated="2"/>
        </table:table-row>
        <table:table-row table:style-name="ro1">
          <table:table-cell office:value-type="float" office:value="0.300807267427444" calcext:value-type="float">
            <text:p>0.300807267427444</text:p>
          </table:table-cell>
          <table:table-cell table:number-columns-repeated="2"/>
        </table:table-row>
        <table:table-row table:style-name="ro1">
          <table:table-cell office:value-type="float" office:value="0.329689413309097" calcext:value-type="float">
            <text:p>0.329689413309097</text:p>
          </table:table-cell>
          <table:table-cell table:number-columns-repeated="2"/>
        </table:table-row>
        <table:table-row table:style-name="ro1">
          <table:table-cell office:value-type="float" office:value="0.750095546245575" calcext:value-type="float">
            <text:p>0.750095546245575</text:p>
          </table:table-cell>
          <table:table-cell table:number-columns-repeated="2"/>
        </table:table-row>
        <table:table-row table:style-name="ro1">
          <table:table-cell office:value-type="float" office:value="0.294118255376816" calcext:value-type="float">
            <text:p>0.294118255376816</text:p>
          </table:table-cell>
          <table:table-cell table:number-columns-repeated="2"/>
        </table:table-row>
        <table:table-row table:style-name="ro1">
          <table:table-cell office:value-type="float" office:value="0.762938797473908" calcext:value-type="float">
            <text:p>0.762938797473908</text:p>
          </table:table-cell>
          <table:table-cell table:number-columns-repeated="2"/>
        </table:table-row>
        <table:table-row table:style-name="ro1">
          <table:table-cell office:value-type="float" office:value="0.836189866065979" calcext:value-type="float">
            <text:p>0.836189866065979</text:p>
          </table:table-cell>
          <table:table-cell table:number-columns-repeated="2"/>
        </table:table-row>
        <table:table-row table:style-name="ro1">
          <table:table-cell office:value-type="float" office:value="0.778524100780487" calcext:value-type="float">
            <text:p>0.778524100780487</text:p>
          </table:table-cell>
          <table:table-cell table:number-columns-repeated="2"/>
        </table:table-row>
        <table:table-row table:style-name="ro1">
          <table:table-cell office:value-type="float" office:value="0.55212676525116" calcext:value-type="float">
            <text:p>0.55212676525116</text:p>
          </table:table-cell>
          <table:table-cell table:number-columns-repeated="2"/>
        </table:table-row>
        <table:table-row table:style-name="ro1">
          <table:table-cell office:value-type="float" office:value="0.593173146247864" calcext:value-type="float">
            <text:p>0.593173146247864</text:p>
          </table:table-cell>
          <table:table-cell table:number-columns-repeated="2"/>
        </table:table-row>
        <table:table-row table:style-name="ro1">
          <table:table-cell office:value-type="float" office:value="0.481460213661194" calcext:value-type="float">
            <text:p>0.481460213661194</text:p>
          </table:table-cell>
          <table:table-cell table:number-columns-repeated="2"/>
        </table:table-row>
        <table:table-row table:style-name="ro1">
          <table:table-cell office:value-type="float" office:value="0.644801020622253" calcext:value-type="float">
            <text:p>0.644801020622253</text:p>
          </table:table-cell>
          <table:table-cell table:number-columns-repeated="2"/>
        </table:table-row>
        <table:table-row table:style-name="ro1">
          <table:table-cell office:value-type="float" office:value="0.574820578098297" calcext:value-type="float">
            <text:p>0.574820578098297</text:p>
          </table:table-cell>
          <table:table-cell table:number-columns-repeated="2"/>
        </table:table-row>
        <table:table-row table:style-name="ro1">
          <table:table-cell office:value-type="float" office:value="0.586091101169586" calcext:value-type="float">
            <text:p>0.586091101169586</text:p>
          </table:table-cell>
          <table:table-cell table:number-columns-repeated="2"/>
        </table:table-row>
        <table:table-row table:style-name="ro1">
          <table:table-cell office:value-type="float" office:value="0.583419501781464" calcext:value-type="float">
            <text:p>0.583419501781464</text:p>
          </table:table-cell>
          <table:table-cell table:number-columns-repeated="2"/>
        </table:table-row>
        <table:table-row table:style-name="ro1">
          <table:table-cell office:value-type="float" office:value="0.575028955936432" calcext:value-type="float">
            <text:p>0.575028955936432</text:p>
          </table:table-cell>
          <table:table-cell table:number-columns-repeated="2"/>
        </table:table-row>
        <table:table-row table:style-name="ro1">
          <table:table-cell office:value-type="float" office:value="0.446620553731918" calcext:value-type="float">
            <text:p>0.446620553731918</text:p>
          </table:table-cell>
          <table:table-cell table:number-columns-repeated="2"/>
        </table:table-row>
        <table:table-row table:style-name="ro1">
          <table:table-cell office:value-type="float" office:value="0.273013204336166" calcext:value-type="float">
            <text:p>0.273013204336166</text:p>
          </table:table-cell>
          <table:table-cell table:number-columns-repeated="2"/>
        </table:table-row>
        <table:table-row table:style-name="ro1">
          <table:table-cell office:value-type="float" office:value="0.361902147531509" calcext:value-type="float">
            <text:p>0.361902147531509</text:p>
          </table:table-cell>
          <table:table-cell table:number-columns-repeated="2"/>
        </table:table-row>
        <table:table-row table:style-name="ro1">
          <table:table-cell office:value-type="float" office:value="0.372549742460251" calcext:value-type="float">
            <text:p>0.372549742460251</text:p>
          </table:table-cell>
          <table:table-cell table:number-columns-repeated="2"/>
        </table:table-row>
        <table:table-row table:style-name="ro1">
          <table:table-cell office:value-type="float" office:value="0.361368834972382" calcext:value-type="float">
            <text:p>0.361368834972382</text:p>
          </table:table-cell>
          <table:table-cell table:number-columns-repeated="2"/>
        </table:table-row>
        <table:table-row table:style-name="ro1">
          <table:table-cell office:value-type="float" office:value="0.369099348783493" calcext:value-type="float">
            <text:p>0.369099348783493</text:p>
          </table:table-cell>
          <table:table-cell table:number-columns-repeated="2"/>
        </table:table-row>
        <table:table-row table:style-name="ro1">
          <table:table-cell office:value-type="float" office:value="0.528484463691711" calcext:value-type="float">
            <text:p>0.528484463691711</text:p>
          </table:table-cell>
          <table:table-cell table:number-columns-repeated="2"/>
        </table:table-row>
        <table:table-row table:style-name="ro1">
          <table:table-cell office:value-type="float" office:value="0.401525288820267" calcext:value-type="float">
            <text:p>0.401525288820267</text:p>
          </table:table-cell>
          <table:table-cell table:number-columns-repeated="2"/>
        </table:table-row>
        <table:table-row table:style-name="ro1">
          <table:table-cell office:value-type="float" office:value="0.342723369598389" calcext:value-type="float">
            <text:p>0.342723369598389</text:p>
          </table:table-cell>
          <table:table-cell table:number-columns-repeated="2"/>
        </table:table-row>
        <table:table-row table:style-name="ro1">
          <table:table-cell office:value-type="float" office:value="0.390458554029465" calcext:value-type="float">
            <text:p>0.390458554029465</text:p>
          </table:table-cell>
          <table:table-cell table:number-columns-repeated="2"/>
        </table:table-row>
        <table:table-row table:style-name="ro1">
          <table:table-cell office:value-type="float" office:value="0.52990072965622" calcext:value-type="float">
            <text:p>0.52990072965622</text:p>
          </table:table-cell>
          <table:table-cell table:number-columns-repeated="2"/>
        </table:table-row>
        <table:table-row table:style-name="ro1">
          <table:table-cell office:value-type="float" office:value="0.372410237789154" calcext:value-type="float">
            <text:p>0.372410237789154</text:p>
          </table:table-cell>
          <table:table-cell table:number-columns-repeated="2"/>
        </table:table-row>
        <table:table-row table:style-name="ro1">
          <table:table-cell office:value-type="float" office:value="0.462033480405808" calcext:value-type="float">
            <text:p>0.462033480405808</text:p>
          </table:table-cell>
          <table:table-cell table:number-columns-repeated="2"/>
        </table:table-row>
        <table:table-row table:style-name="ro1">
          <table:table-cell office:value-type="float" office:value="0.569289565086365" calcext:value-type="float">
            <text:p>0.569289565086365</text:p>
          </table:table-cell>
          <table:table-cell table:number-columns-repeated="2"/>
        </table:table-row>
        <table:table-row table:style-name="ro1">
          <table:table-cell office:value-type="float" office:value="0.465647518634796" calcext:value-type="float">
            <text:p>0.465647518634796</text:p>
          </table:table-cell>
          <table:table-cell table:number-columns-repeated="2"/>
        </table:table-row>
        <table:table-row table:style-name="ro1">
          <table:table-cell office:value-type="float" office:value="0.549691319465637" calcext:value-type="float">
            <text:p>0.549691319465637</text:p>
          </table:table-cell>
          <table:table-cell table:number-columns-repeated="2"/>
        </table:table-row>
        <table:table-row table:style-name="ro1">
          <table:table-cell office:value-type="float" office:value="0.688650548458099" calcext:value-type="float">
            <text:p>0.688650548458099</text:p>
          </table:table-cell>
          <table:table-cell table:number-columns-repeated="2"/>
        </table:table-row>
        <table:table-row table:style-name="ro1">
          <table:table-cell office:value-type="float" office:value="0.321278631687164" calcext:value-type="float">
            <text:p>0.321278631687164</text:p>
          </table:table-cell>
          <table:table-cell table:number-columns-repeated="2"/>
        </table:table-row>
        <table:table-row table:style-name="ro1">
          <table:table-cell office:value-type="float" office:value="0.773486733436585" calcext:value-type="float">
            <text:p>0.773486733436585</text:p>
          </table:table-cell>
          <table:table-cell table:number-columns-repeated="2"/>
        </table:table-row>
        <table:table-row table:style-name="ro1">
          <table:table-cell office:value-type="float" office:value="0.792447805404663" calcext:value-type="float">
            <text:p>0.792447805404663</text:p>
          </table:table-cell>
          <table:table-cell table:number-columns-repeated="2"/>
        </table:table-row>
        <table:table-row table:style-name="ro1">
          <table:table-cell office:value-type="float" office:value="0.849604249000549" calcext:value-type="float">
            <text:p>0.849604249000549</text:p>
          </table:table-cell>
          <table:table-cell table:number-columns-repeated="2"/>
        </table:table-row>
        <table:table-row table:style-name="ro1">
          <table:table-cell office:value-type="float" office:value="0.852813422679901" calcext:value-type="float">
            <text:p>0.852813422679901</text:p>
          </table:table-cell>
          <table:table-cell table:number-columns-repeated="2"/>
        </table:table-row>
        <table:table-row table:style-name="ro1">
          <table:table-cell office:value-type="float" office:value="0.347538203001022" calcext:value-type="float">
            <text:p>0.347538203001022</text:p>
          </table:table-cell>
          <table:table-cell table:number-columns-repeated="2"/>
        </table:table-row>
        <table:table-row table:style-name="ro1">
          <table:table-cell office:value-type="float" office:value="0.785385489463806" calcext:value-type="float">
            <text:p>0.785385489463806</text:p>
          </table:table-cell>
          <table:table-cell table:number-columns-repeated="2"/>
        </table:table-row>
        <table:table-row table:style-name="ro1">
          <table:table-cell office:value-type="float" office:value="0.300511032342911" calcext:value-type="float">
            <text:p>0.300511032342911</text:p>
          </table:table-cell>
          <table:table-cell table:number-columns-repeated="2"/>
        </table:table-row>
        <table:table-row table:style-name="ro1">
          <table:table-cell office:value-type="float" office:value="0.849102735519409" calcext:value-type="float">
            <text:p>0.849102735519409</text:p>
          </table:table-cell>
          <table:table-cell table:number-columns-repeated="2"/>
        </table:table-row>
        <table:table-row table:style-name="ro1">
          <table:table-cell office:value-type="float" office:value="0.366892278194427" calcext:value-type="float">
            <text:p>0.366892278194427</text:p>
          </table:table-cell>
          <table:table-cell table:number-columns-repeated="2"/>
        </table:table-row>
        <table:table-row table:style-name="ro1">
          <table:table-cell office:value-type="float" office:value="0.765423893928528" calcext:value-type="float">
            <text:p>0.765423893928528</text:p>
          </table:table-cell>
          <table:table-cell table:number-columns-repeated="2"/>
        </table:table-row>
        <table:table-row table:style-name="ro1">
          <table:table-cell office:value-type="float" office:value="0.758079469203949" calcext:value-type="float">
            <text:p>0.758079469203949</text:p>
          </table:table-cell>
          <table:table-cell table:number-columns-repeated="2"/>
        </table:table-row>
        <table:table-row table:style-name="ro1">
          <table:table-cell office:value-type="float" office:value="0.70820564031601" calcext:value-type="float">
            <text:p>0.70820564031601</text:p>
          </table:table-cell>
          <table:table-cell table:number-columns-repeated="2"/>
        </table:table-row>
        <table:table-row table:style-name="ro1">
          <table:table-cell office:value-type="float" office:value="0.515215039253235" calcext:value-type="float">
            <text:p>0.515215039253235</text:p>
          </table:table-cell>
          <table:table-cell table:number-columns-repeated="2"/>
        </table:table-row>
        <table:table-row table:style-name="ro1">
          <table:table-cell office:value-type="float" office:value="0.68271541595459" calcext:value-type="float">
            <text:p>0.68271541595459</text:p>
          </table:table-cell>
          <table:table-cell table:number-columns-repeated="2"/>
        </table:table-row>
        <table:table-row table:style-name="ro1">
          <table:table-cell office:value-type="float" office:value="0.387340277433395" calcext:value-type="float">
            <text:p>0.387340277433395</text:p>
          </table:table-cell>
          <table:table-cell table:number-columns-repeated="2"/>
        </table:table-row>
        <table:table-row table:style-name="ro1">
          <table:table-cell office:value-type="float" office:value="0.822691202163696" calcext:value-type="float">
            <text:p>0.822691202163696</text:p>
          </table:table-cell>
          <table:table-cell table:number-columns-repeated="2"/>
        </table:table-row>
        <table:table-row table:style-name="ro1">
          <table:table-cell office:value-type="float" office:value="0.421949177980423" calcext:value-type="float">
            <text:p>0.421949177980423</text:p>
          </table:table-cell>
          <table:table-cell table:number-columns-repeated="2"/>
        </table:table-row>
        <table:table-row table:style-name="ro1">
          <table:table-cell office:value-type="float" office:value="0.740431368350983" calcext:value-type="float">
            <text:p>0.740431368350983</text:p>
          </table:table-cell>
          <table:table-cell table:number-columns-repeated="2"/>
        </table:table-row>
        <table:table-row table:style-name="ro1">
          <table:table-cell office:value-type="float" office:value="0.287438631057739" calcext:value-type="float">
            <text:p>0.287438631057739</text:p>
          </table:table-cell>
          <table:table-cell table:number-columns-repeated="2"/>
        </table:table-row>
        <table:table-row table:style-name="ro1">
          <table:table-cell office:value-type="float" office:value="0.759455323219299" calcext:value-type="float">
            <text:p>0.759455323219299</text:p>
          </table:table-cell>
          <table:table-cell table:number-columns-repeated="2"/>
        </table:table-row>
        <table:table-row table:style-name="ro1">
          <table:table-cell office:value-type="float" office:value="0.374228686094284" calcext:value-type="float">
            <text:p>0.374228686094284</text:p>
          </table:table-cell>
          <table:table-cell table:number-columns-repeated="2"/>
        </table:table-row>
        <table:table-row table:style-name="ro1">
          <table:table-cell office:value-type="float" office:value="0.289095968008041" calcext:value-type="float">
            <text:p>0.289095968008041</text:p>
          </table:table-cell>
          <table:table-cell table:number-columns-repeated="2"/>
        </table:table-row>
        <table:table-row table:style-name="ro1">
          <table:table-cell office:value-type="float" office:value="0.410882532596588" calcext:value-type="float">
            <text:p>0.410882532596588</text:p>
          </table:table-cell>
          <table:table-cell table:number-columns-repeated="2"/>
        </table:table-row>
        <table:table-row table:style-name="ro1">
          <table:table-cell office:value-type="float" office:value="0.27343362569809" calcext:value-type="float">
            <text:p>0.27343362569809</text:p>
          </table:table-cell>
          <table:table-cell table:number-columns-repeated="2"/>
        </table:table-row>
        <table:table-row table:style-name="ro1">
          <table:table-cell office:value-type="float" office:value="0.275543123483658" calcext:value-type="float">
            <text:p>0.275543123483658</text:p>
          </table:table-cell>
          <table:table-cell table:number-columns-repeated="2"/>
        </table:table-row>
        <table:table-row table:style-name="ro1">
          <table:table-cell office:value-type="float" office:value="0.338023811578751" calcext:value-type="float">
            <text:p>0.338023811578751</text:p>
          </table:table-cell>
          <table:table-cell table:number-columns-repeated="2"/>
        </table:table-row>
        <table:table-row table:style-name="ro1">
          <table:table-cell office:value-type="float" office:value="0.277888417243958" calcext:value-type="float">
            <text:p>0.277888417243958</text:p>
          </table:table-cell>
          <table:table-cell table:number-columns-repeated="2"/>
        </table:table-row>
        <table:table-row table:style-name="ro1">
          <table:table-cell office:value-type="float" office:value="0.5071040391922" calcext:value-type="float">
            <text:p>0.5071040391922</text:p>
          </table:table-cell>
          <table:table-cell table:number-columns-repeated="2"/>
        </table:table-row>
        <table:table-row table:style-name="ro1">
          <table:table-cell office:value-type="float" office:value="0.621075451374054" calcext:value-type="float">
            <text:p>0.621075451374054</text:p>
          </table:table-cell>
          <table:table-cell table:number-columns-repeated="2"/>
        </table:table-row>
        <table:table-row table:style-name="ro1">
          <table:table-cell office:value-type="float" office:value="0.426763862371445" calcext:value-type="float">
            <text:p>0.426763862371445</text:p>
          </table:table-cell>
          <table:table-cell table:number-columns-repeated="2"/>
        </table:table-row>
        <table:table-row table:style-name="ro1">
          <table:table-cell office:value-type="float" office:value="0.397331088781357" calcext:value-type="float">
            <text:p>0.397331088781357</text:p>
          </table:table-cell>
          <table:table-cell table:number-columns-repeated="2"/>
        </table:table-row>
        <table:table-row table:style-name="ro1">
          <table:table-cell office:value-type="float" office:value="0.394753515720367" calcext:value-type="float">
            <text:p>0.394753515720367</text:p>
          </table:table-cell>
          <table:table-cell table:number-columns-repeated="2"/>
        </table:table-row>
        <table:table-row table:style-name="ro1">
          <table:table-cell office:value-type="float" office:value="0.291281998157501" calcext:value-type="float">
            <text:p>0.291281998157501</text:p>
          </table:table-cell>
          <table:table-cell table:number-columns-repeated="2"/>
        </table:table-row>
        <table:table-row table:style-name="ro1">
          <table:table-cell office:value-type="float" office:value="0.284071147441864" calcext:value-type="float">
            <text:p>0.284071147441864</text:p>
          </table:table-cell>
          <table:table-cell table:number-columns-repeated="2"/>
        </table:table-row>
        <table:table-row table:style-name="ro1">
          <table:table-cell office:value-type="float" office:value="0.573765635490418" calcext:value-type="float">
            <text:p>0.573765635490418</text:p>
          </table:table-cell>
          <table:table-cell table:number-columns-repeated="2"/>
        </table:table-row>
        <table:table-row table:style-name="ro1">
          <table:table-cell office:value-type="float" office:value="0.414421230554581" calcext:value-type="float">
            <text:p>0.414421230554581</text:p>
          </table:table-cell>
          <table:table-cell table:number-columns-repeated="2"/>
        </table:table-row>
        <table:table-row table:style-name="ro1">
          <table:table-cell office:value-type="float" office:value="0.673058569431305" calcext:value-type="float">
            <text:p>0.673058569431305</text:p>
          </table:table-cell>
          <table:table-cell table:number-columns-repeated="2"/>
        </table:table-row>
        <table:table-row table:style-name="ro1">
          <table:table-cell office:value-type="float" office:value="0.673904716968536" calcext:value-type="float">
            <text:p>0.673904716968536</text:p>
          </table:table-cell>
          <table:table-cell table:number-columns-repeated="2"/>
        </table:table-row>
        <table:table-row table:style-name="ro1">
          <table:table-cell office:value-type="float" office:value="0.522753179073334" calcext:value-type="float">
            <text:p>0.522753179073334</text:p>
          </table:table-cell>
          <table:table-cell table:number-columns-repeated="2"/>
        </table:table-row>
        <table:table-row table:style-name="ro1">
          <table:table-cell office:value-type="float" office:value="0.717645883560181" calcext:value-type="float">
            <text:p>0.717645883560181</text:p>
          </table:table-cell>
          <table:table-cell table:number-columns-repeated="2"/>
        </table:table-row>
        <table:table-row table:style-name="ro1">
          <table:table-cell office:value-type="float" office:value="0.340689867734909" calcext:value-type="float">
            <text:p>0.340689867734909</text:p>
          </table:table-cell>
          <table:table-cell table:number-columns-repeated="2"/>
        </table:table-row>
        <table:table-row table:style-name="ro1">
          <table:table-cell office:value-type="float" office:value="0.746938169002533" calcext:value-type="float">
            <text:p>0.746938169002533</text:p>
          </table:table-cell>
          <table:table-cell table:number-columns-repeated="2"/>
        </table:table-row>
        <table:table-row table:style-name="ro1">
          <table:table-cell office:value-type="float" office:value="0.846508979797363" calcext:value-type="float">
            <text:p>0.846508979797363</text:p>
          </table:table-cell>
          <table:table-cell table:number-columns-repeated="2"/>
        </table:table-row>
        <table:table-row table:style-name="ro1">
          <table:table-cell office:value-type="float" office:value="0.890544950962067" calcext:value-type="float">
            <text:p>0.890544950962067</text:p>
          </table:table-cell>
          <table:table-cell table:number-columns-repeated="2"/>
        </table:table-row>
        <table:table-row table:style-name="ro1">
          <table:table-cell office:value-type="float" office:value="0.869058728218079" calcext:value-type="float">
            <text:p>0.869058728218079</text:p>
          </table:table-cell>
          <table:table-cell table:number-columns-repeated="2"/>
        </table:table-row>
        <table:table-row table:style-name="ro1">
          <table:table-cell office:value-type="float" office:value="0.867833256721497" calcext:value-type="float">
            <text:p>0.867833256721497</text:p>
          </table:table-cell>
          <table:table-cell table:number-columns-repeated="2"/>
        </table:table-row>
        <table:table-row table:style-name="ro1">
          <table:table-cell office:value-type="float" office:value="0.793281078338623" calcext:value-type="float">
            <text:p>0.793281078338623</text:p>
          </table:table-cell>
          <table:table-cell table:number-columns-repeated="2"/>
        </table:table-row>
        <table:table-row table:style-name="ro1">
          <table:table-cell office:value-type="float" office:value="0.857001423835754" calcext:value-type="float">
            <text:p>0.857001423835754</text:p>
          </table:table-cell>
          <table:table-cell table:number-columns-repeated="2"/>
        </table:table-row>
        <table:table-row table:style-name="ro1">
          <table:table-cell office:value-type="float" office:value="0.824455499649048" calcext:value-type="float">
            <text:p>0.824455499649048</text:p>
          </table:table-cell>
          <table:table-cell table:number-columns-repeated="2"/>
        </table:table-row>
        <table:table-row table:style-name="ro1">
          <table:table-cell office:value-type="float" office:value="0.800417423248291" calcext:value-type="float">
            <text:p>0.800417423248291</text:p>
          </table:table-cell>
          <table:table-cell table:number-columns-repeated="2"/>
        </table:table-row>
        <table:table-row table:style-name="ro1">
          <table:table-cell office:value-type="float" office:value="0.80520498752594" calcext:value-type="float">
            <text:p>0.80520498752594</text:p>
          </table:table-cell>
          <table:table-cell table:number-columns-repeated="2"/>
        </table:table-row>
        <table:table-row table:style-name="ro1">
          <table:table-cell office:value-type="float" office:value="0.560531318187714" calcext:value-type="float">
            <text:p>0.560531318187714</text:p>
          </table:table-cell>
          <table:table-cell table:number-columns-repeated="2"/>
        </table:table-row>
        <table:table-row table:style-name="ro1">
          <table:table-cell office:value-type="float" office:value="0.51643842458725" calcext:value-type="float">
            <text:p>0.51643842458725</text:p>
          </table:table-cell>
          <table:table-cell table:number-columns-repeated="2"/>
        </table:table-row>
        <table:table-row table:style-name="ro1">
          <table:table-cell office:value-type="float" office:value="0.699696362018585" calcext:value-type="float">
            <text:p>0.699696362018585</text:p>
          </table:table-cell>
          <table:table-cell table:number-columns-repeated="2"/>
        </table:table-row>
        <table:table-row table:style-name="ro1">
          <table:table-cell office:value-type="float" office:value="0.778833448886871" calcext:value-type="float">
            <text:p>0.778833448886871</text:p>
          </table:table-cell>
          <table:table-cell table:number-columns-repeated="2"/>
        </table:table-row>
        <table:table-row table:style-name="ro1">
          <table:table-cell office:value-type="float" office:value="0.827507019042969" calcext:value-type="float">
            <text:p>0.827507019042969</text:p>
          </table:table-cell>
          <table:table-cell table:number-columns-repeated="2"/>
        </table:table-row>
        <table:table-row table:style-name="ro1">
          <table:table-cell office:value-type="float" office:value="0.763570785522461" calcext:value-type="float">
            <text:p>0.763570785522461</text:p>
          </table:table-cell>
          <table:table-cell table:number-columns-repeated="2"/>
        </table:table-row>
        <table:table-row table:style-name="ro1">
          <table:table-cell office:value-type="float" office:value="0.370882570743561" calcext:value-type="float">
            <text:p>0.370882570743561</text:p>
          </table:table-cell>
          <table:table-cell table:number-columns-repeated="2"/>
        </table:table-row>
        <table:table-row table:style-name="ro1">
          <table:table-cell office:value-type="float" office:value="0.785878002643585" calcext:value-type="float">
            <text:p>0.785878002643585</text:p>
          </table:table-cell>
          <table:table-cell table:number-columns-repeated="2"/>
        </table:table-row>
        <table:table-row table:style-name="ro1">
          <table:table-cell office:value-type="float" office:value="0.89652419090271" calcext:value-type="float">
            <text:p>0.89652419090271</text:p>
          </table:table-cell>
          <table:table-cell table:number-columns-repeated="2"/>
        </table:table-row>
        <table:table-row table:style-name="ro1">
          <table:table-cell office:value-type="float" office:value="0.912939548492431" calcext:value-type="float">
            <text:p>0.912939548492431</text:p>
          </table:table-cell>
          <table:table-cell table:number-columns-repeated="2"/>
        </table:table-row>
        <table:table-row table:style-name="ro1">
          <table:table-cell office:value-type="float" office:value="0.934001088142395" calcext:value-type="float">
            <text:p>0.934001088142395</text:p>
          </table:table-cell>
          <table:table-cell table:number-columns-repeated="2"/>
        </table:table-row>
        <table:table-row table:style-name="ro1">
          <table:table-cell office:value-type="float" office:value="0.910129010677338" calcext:value-type="float">
            <text:p>0.910129010677338</text:p>
          </table:table-cell>
          <table:table-cell table:number-columns-repeated="2"/>
        </table:table-row>
        <table:table-row table:style-name="ro1">
          <table:table-cell office:value-type="float" office:value="0.938029110431671" calcext:value-type="float">
            <text:p>0.938029110431671</text:p>
          </table:table-cell>
          <table:table-cell table:number-columns-repeated="2"/>
        </table:table-row>
        <table:table-row table:style-name="ro1">
          <table:table-cell office:value-type="float" office:value="0.271698713302612" calcext:value-type="float">
            <text:p>0.271698713302612</text:p>
          </table:table-cell>
          <table:table-cell table:number-columns-repeated="2"/>
        </table:table-row>
        <table:table-row table:style-name="ro1">
          <table:table-cell office:value-type="float" office:value="0.898422658443451" calcext:value-type="float">
            <text:p>0.898422658443451</text:p>
          </table:table-cell>
          <table:table-cell table:number-columns-repeated="2"/>
        </table:table-row>
        <table:table-row table:style-name="ro1">
          <table:table-cell office:value-type="float" office:value="0.289968520402908" calcext:value-type="float">
            <text:p>0.289968520402908</text:p>
          </table:table-cell>
          <table:table-cell table:number-columns-repeated="2"/>
        </table:table-row>
        <table:table-row table:style-name="ro1">
          <table:table-cell office:value-type="float" office:value="0.554930806159973" calcext:value-type="float">
            <text:p>0.554930806159973</text:p>
          </table:table-cell>
          <table:table-cell table:number-columns-repeated="2"/>
        </table:table-row>
        <table:table-row table:style-name="ro1">
          <table:table-cell office:value-type="float" office:value="0.370947688817978" calcext:value-type="float">
            <text:p>0.370947688817978</text:p>
          </table:table-cell>
          <table:table-cell table:number-columns-repeated="2"/>
        </table:table-row>
        <table:table-row table:style-name="ro1">
          <table:table-cell office:value-type="float" office:value="0.350846767425537" calcext:value-type="float">
            <text:p>0.350846767425537</text:p>
          </table:table-cell>
          <table:table-cell table:number-columns-repeated="2"/>
        </table:table-row>
        <table:table-row table:style-name="ro1">
          <table:table-cell office:value-type="float" office:value="0.493766069412231" calcext:value-type="float">
            <text:p>0.493766069412231</text:p>
          </table:table-cell>
          <table:table-cell table:number-columns-repeated="2"/>
        </table:table-row>
        <table:table-row table:style-name="ro1">
          <table:table-cell office:value-type="float" office:value="0.319547861814499" calcext:value-type="float">
            <text:p>0.319547861814499</text:p>
          </table:table-cell>
          <table:table-cell table:number-columns-repeated="2"/>
        </table:table-row>
        <table:table-row table:style-name="ro1">
          <table:table-cell office:value-type="float" office:value="0.297759532928467" calcext:value-type="float">
            <text:p>0.297759532928467</text:p>
          </table:table-cell>
          <table:table-cell table:number-columns-repeated="2"/>
        </table:table-row>
        <table:table-row table:style-name="ro1">
          <table:table-cell office:value-type="float" office:value="0.284656047821045" calcext:value-type="float">
            <text:p>0.284656047821045</text:p>
          </table:table-cell>
          <table:table-cell table:number-columns-repeated="2"/>
        </table:table-row>
        <table:table-row table:style-name="ro1">
          <table:table-cell office:value-type="float" office:value="0.278501361608505" calcext:value-type="float">
            <text:p>0.278501361608505</text:p>
          </table:table-cell>
          <table:table-cell table:number-columns-repeated="2"/>
        </table:table-row>
        <table:table-row table:style-name="ro1">
          <table:table-cell office:value-type="float" office:value="0.289755374193192" calcext:value-type="float">
            <text:p>0.289755374193192</text:p>
          </table:table-cell>
          <table:table-cell table:number-columns-repeated="2"/>
        </table:table-row>
        <table:table-row table:style-name="ro1">
          <table:table-cell office:value-type="float" office:value="0.286276668310165" calcext:value-type="float">
            <text:p>0.286276668310165</text:p>
          </table:table-cell>
          <table:table-cell table:number-columns-repeated="2"/>
        </table:table-row>
        <table:table-row table:style-name="ro1">
          <table:table-cell office:value-type="float" office:value="0.32015398144722" calcext:value-type="float">
            <text:p>0.32015398144722</text:p>
          </table:table-cell>
          <table:table-cell table:number-columns-repeated="2"/>
        </table:table-row>
        <table:table-row table:style-name="ro1">
          <table:table-cell office:value-type="float" office:value="0.274177610874176" calcext:value-type="float">
            <text:p>0.274177610874176</text:p>
          </table:table-cell>
          <table:table-cell table:number-columns-repeated="2"/>
        </table:table-row>
        <table:table-row table:style-name="ro1">
          <table:table-cell office:value-type="float" office:value="0.26481232047081" calcext:value-type="float">
            <text:p>0.26481232047081</text:p>
          </table:table-cell>
          <table:table-cell table:number-columns-repeated="2"/>
        </table:table-row>
        <table:table-row table:style-name="ro1">
          <table:table-cell office:value-type="float" office:value="0.330165207386017" calcext:value-type="float">
            <text:p>0.330165207386017</text:p>
          </table:table-cell>
          <table:table-cell table:number-columns-repeated="2"/>
        </table:table-row>
        <table:table-row table:style-name="ro1">
          <table:table-cell office:value-type="float" office:value="0.274901181459427" calcext:value-type="float">
            <text:p>0.274901181459427</text:p>
          </table:table-cell>
          <table:table-cell table:number-columns-repeated="2"/>
        </table:table-row>
        <table:table-row table:style-name="ro1">
          <table:table-cell office:value-type="float" office:value="0.269776403903961" calcext:value-type="float">
            <text:p>0.269776403903961</text:p>
          </table:table-cell>
          <table:table-cell table:number-columns-repeated="2"/>
        </table:table-row>
        <table:table-row table:style-name="ro1">
          <table:table-cell office:value-type="float" office:value="0.285132646560669" calcext:value-type="float">
            <text:p>0.285132646560669</text:p>
          </table:table-cell>
          <table:table-cell table:number-columns-repeated="2"/>
        </table:table-row>
        <table:table-row table:style-name="ro1">
          <table:table-cell office:value-type="float" office:value="0.272418409585953" calcext:value-type="float">
            <text:p>0.272418409585953</text:p>
          </table:table-cell>
          <table:table-cell table:number-columns-repeated="2"/>
        </table:table-row>
        <table:table-row table:style-name="ro1">
          <table:table-cell office:value-type="float" office:value="0.69376665353775" calcext:value-type="float">
            <text:p>0.69376665353775</text:p>
          </table:table-cell>
          <table:table-cell table:number-columns-repeated="2"/>
        </table:table-row>
        <table:table-row table:style-name="ro1">
          <table:table-cell office:value-type="float" office:value="0.267782032489777" calcext:value-type="float">
            <text:p>0.267782032489777</text:p>
          </table:table-cell>
          <table:table-cell table:number-columns-repeated="2"/>
        </table:table-row>
        <table:table-row table:style-name="ro1">
          <table:table-cell office:value-type="float" office:value="0.485812067985535" calcext:value-type="float">
            <text:p>0.485812067985535</text:p>
          </table:table-cell>
          <table:table-cell table:number-columns-repeated="2"/>
        </table:table-row>
        <table:table-row table:style-name="ro1">
          <table:table-cell office:value-type="float" office:value="0.260466754436493" calcext:value-type="float">
            <text:p>0.260466754436493</text:p>
          </table:table-cell>
          <table:table-cell table:number-columns-repeated="2"/>
        </table:table-row>
        <table:table-row table:style-name="ro1">
          <table:table-cell office:value-type="float" office:value="0.278854131698608" calcext:value-type="float">
            <text:p>0.278854131698608</text:p>
          </table:table-cell>
          <table:table-cell table:number-columns-repeated="2"/>
        </table:table-row>
        <table:table-row table:style-name="ro1">
          <table:table-cell office:value-type="float" office:value="0.286078214645386" calcext:value-type="float">
            <text:p>0.286078214645386</text:p>
          </table:table-cell>
          <table:table-cell table:number-columns-repeated="2"/>
        </table:table-row>
        <table:table-row table:style-name="ro1">
          <table:table-cell office:value-type="float" office:value="0.369393080472946" calcext:value-type="float">
            <text:p>0.369393080472946</text:p>
          </table:table-cell>
          <table:table-cell table:number-columns-repeated="2"/>
        </table:table-row>
        <table:table-row table:style-name="ro1">
          <table:table-cell office:value-type="float" office:value="0.311856985092163" calcext:value-type="float">
            <text:p>0.311856985092163</text:p>
          </table:table-cell>
          <table:table-cell table:number-columns-repeated="2"/>
        </table:table-row>
        <table:table-row table:style-name="ro1">
          <table:table-cell office:value-type="float" office:value="0.636624157428741" calcext:value-type="float">
            <text:p>0.636624157428741</text:p>
          </table:table-cell>
          <table:table-cell table:number-columns-repeated="2"/>
        </table:table-row>
        <table:table-row table:style-name="ro1">
          <table:table-cell office:value-type="float" office:value="0.326867908239365" calcext:value-type="float">
            <text:p>0.326867908239365</text:p>
          </table:table-cell>
          <table:table-cell table:number-columns-repeated="2"/>
        </table:table-row>
        <table:table-row table:style-name="ro1">
          <table:table-cell office:value-type="float" office:value="0.714960515499115" calcext:value-type="float">
            <text:p>0.714960515499115</text:p>
          </table:table-cell>
          <table:table-cell table:number-columns-repeated="2"/>
        </table:table-row>
        <table:table-row table:style-name="ro1">
          <table:table-cell office:value-type="float" office:value="0.301683515310287" calcext:value-type="float">
            <text:p>0.301683515310287</text:p>
          </table:table-cell>
          <table:table-cell table:number-columns-repeated="2"/>
        </table:table-row>
        <table:table-row table:style-name="ro1">
          <table:table-cell office:value-type="float" office:value="0.75958788394928" calcext:value-type="float">
            <text:p>0.75958788394928</text:p>
          </table:table-cell>
          <table:table-cell table:number-columns-repeated="2"/>
        </table:table-row>
        <table:table-row table:style-name="ro1">
          <table:table-cell office:value-type="float" office:value="0.330987304449081" calcext:value-type="float">
            <text:p>0.330987304449081</text:p>
          </table:table-cell>
          <table:table-cell table:number-columns-repeated="2"/>
        </table:table-row>
        <table:table-row table:style-name="ro1">
          <table:table-cell office:value-type="float" office:value="0.772201001644135" calcext:value-type="float">
            <text:p>0.772201001644135</text:p>
          </table:table-cell>
          <table:table-cell table:number-columns-repeated="2"/>
        </table:table-row>
        <table:table-row table:style-name="ro1">
          <table:table-cell office:value-type="float" office:value="0.350612133741379" calcext:value-type="float">
            <text:p>0.350612133741379</text:p>
          </table:table-cell>
          <table:table-cell table:number-columns-repeated="2"/>
        </table:table-row>
        <table:table-row table:style-name="ro1">
          <table:table-cell office:value-type="float" office:value="0.717312037944794" calcext:value-type="float">
            <text:p>0.717312037944794</text:p>
          </table:table-cell>
          <table:table-cell table:number-columns-repeated="2"/>
        </table:table-row>
        <table:table-row table:style-name="ro1">
          <table:table-cell office:value-type="float" office:value="0.306649595499039" calcext:value-type="float">
            <text:p>0.306649595499039</text:p>
          </table:table-cell>
          <table:table-cell table:number-columns-repeated="2"/>
        </table:table-row>
        <table:table-row table:style-name="ro1">
          <table:table-cell office:value-type="float" office:value="0.745554864406586" calcext:value-type="float">
            <text:p>0.745554864406586</text:p>
          </table:table-cell>
          <table:table-cell table:number-columns-repeated="2"/>
        </table:table-row>
        <table:table-row table:style-name="ro1">
          <table:table-cell office:value-type="float" office:value="0.30748325586319" calcext:value-type="float">
            <text:p>0.30748325586319</text:p>
          </table:table-cell>
          <table:table-cell table:number-columns-repeated="2"/>
        </table:table-row>
        <table:table-row table:style-name="ro1">
          <table:table-cell office:value-type="float" office:value="0.756528437137604" calcext:value-type="float">
            <text:p>0.756528437137604</text:p>
          </table:table-cell>
          <table:table-cell table:number-columns-repeated="2"/>
        </table:table-row>
        <table:table-row table:style-name="ro1">
          <table:table-cell office:value-type="float" office:value="0.315853029489517" calcext:value-type="float">
            <text:p>0.315853029489517</text:p>
          </table:table-cell>
          <table:table-cell table:number-columns-repeated="2"/>
        </table:table-row>
        <table:table-row table:style-name="ro1">
          <table:table-cell office:value-type="float" office:value="0.760788857936859" calcext:value-type="float">
            <text:p>0.760788857936859</text:p>
          </table:table-cell>
          <table:table-cell table:number-columns-repeated="2"/>
        </table:table-row>
        <table:table-row table:style-name="ro1">
          <table:table-cell office:value-type="float" office:value="0.316565275192261" calcext:value-type="float">
            <text:p>0.316565275192261</text:p>
          </table:table-cell>
          <table:table-cell table:number-columns-repeated="2"/>
        </table:table-row>
        <table:table-row table:style-name="ro1">
          <table:table-cell office:value-type="float" office:value="0.744615852832794" calcext:value-type="float">
            <text:p>0.744615852832794</text:p>
          </table:table-cell>
          <table:table-cell table:number-columns-repeated="2"/>
        </table:table-row>
        <table:table-row table:style-name="ro1">
          <table:table-cell office:value-type="float" office:value="0.319159209728241" calcext:value-type="float">
            <text:p>0.319159209728241</text:p>
          </table:table-cell>
          <table:table-cell table:number-columns-repeated="2"/>
        </table:table-row>
        <table:table-row table:style-name="ro1">
          <table:table-cell office:value-type="float" office:value="0.728216290473938" calcext:value-type="float">
            <text:p>0.728216290473938</text:p>
          </table:table-cell>
          <table:table-cell table:number-columns-repeated="2"/>
        </table:table-row>
        <table:table-row table:style-name="ro1">
          <table:table-cell office:value-type="float" office:value="0.297368049621582" calcext:value-type="float">
            <text:p>0.297368049621582</text:p>
          </table:table-cell>
          <table:table-cell table:number-columns-repeated="2"/>
        </table:table-row>
        <table:table-row table:style-name="ro1">
          <table:table-cell office:value-type="float" office:value="0.506565928459168" calcext:value-type="float">
            <text:p>0.506565928459168</text:p>
          </table:table-cell>
          <table:table-cell table:number-columns-repeated="2"/>
        </table:table-row>
        <table:table-row table:style-name="ro1">
          <table:table-cell office:value-type="float" office:value="0.287632763385773" calcext:value-type="float">
            <text:p>0.287632763385773</text:p>
          </table:table-cell>
          <table:table-cell table:number-columns-repeated="2"/>
        </table:table-row>
        <table:table-row table:style-name="ro1">
          <table:table-cell office:value-type="float" office:value="0.303412079811096" calcext:value-type="float">
            <text:p>0.303412079811096</text:p>
          </table:table-cell>
          <table:table-cell table:number-columns-repeated="2"/>
        </table:table-row>
        <table:table-row table:style-name="ro1">
          <table:table-cell office:value-type="float" office:value="0.528293073177338" calcext:value-type="float">
            <text:p>0.528293073177338</text:p>
          </table:table-cell>
          <table:table-cell table:number-columns-repeated="2"/>
        </table:table-row>
        <table:table-row table:style-name="ro1">
          <table:table-cell office:value-type="float" office:value="0.296099990606308" calcext:value-type="float">
            <text:p>0.296099990606308</text:p>
          </table:table-cell>
          <table:table-cell table:number-columns-repeated="2"/>
        </table:table-row>
        <table:table-row table:style-name="ro1">
          <table:table-cell office:value-type="float" office:value="0.64886462688446" calcext:value-type="float">
            <text:p>0.64886462688446</text:p>
          </table:table-cell>
          <table:table-cell table:number-columns-repeated="2"/>
        </table:table-row>
        <table:table-row table:style-name="ro1">
          <table:table-cell office:value-type="float" office:value="0.279797792434692" calcext:value-type="float">
            <text:p>0.279797792434692</text:p>
          </table:table-cell>
          <table:table-cell table:number-columns-repeated="2"/>
        </table:table-row>
        <table:table-row table:style-name="ro1">
          <table:table-cell office:value-type="float" office:value="0.771677911281586" calcext:value-type="float">
            <text:p>0.771677911281586</text:p>
          </table:table-cell>
          <table:table-cell table:number-columns-repeated="2"/>
        </table:table-row>
        <table:table-row table:style-name="ro1">
          <table:table-cell office:value-type="float" office:value="0.260578811168671" calcext:value-type="float">
            <text:p>0.260578811168671</text:p>
          </table:table-cell>
          <table:table-cell table:number-columns-repeated="2"/>
        </table:table-row>
        <table:table-row table:style-name="ro1">
          <table:table-cell office:value-type="float" office:value="0.616248786449432" calcext:value-type="float">
            <text:p>0.616248786449432</text:p>
          </table:table-cell>
          <table:table-cell table:number-columns-repeated="2"/>
        </table:table-row>
        <table:table-row table:style-name="ro1">
          <table:table-cell office:value-type="float" office:value="0.284749627113342" calcext:value-type="float">
            <text:p>0.284749627113342</text:p>
          </table:table-cell>
          <table:table-cell table:number-columns-repeated="2"/>
        </table:table-row>
        <table:table-row table:style-name="ro1">
          <table:table-cell office:value-type="float" office:value="0.274848312139511" calcext:value-type="float">
            <text:p>0.274848312139511</text:p>
          </table:table-cell>
          <table:table-cell table:number-columns-repeated="2"/>
        </table:table-row>
        <table:table-row table:style-name="ro1">
          <table:table-cell office:value-type="float" office:value="0.590945065021515" calcext:value-type="float">
            <text:p>0.590945065021515</text:p>
          </table:table-cell>
          <table:table-cell table:number-columns-repeated="2"/>
        </table:table-row>
        <table:table-row table:style-name="ro1">
          <table:table-cell office:value-type="float" office:value="0.552899956703186" calcext:value-type="float">
            <text:p>0.552899956703186</text:p>
          </table:table-cell>
          <table:table-cell table:number-columns-repeated="2"/>
        </table:table-row>
        <table:table-row table:style-name="ro1">
          <table:table-cell office:value-type="float" office:value="0.415221750736237" calcext:value-type="float">
            <text:p>0.415221750736237</text:p>
          </table:table-cell>
          <table:table-cell table:number-columns-repeated="2"/>
        </table:table-row>
        <table:table-row table:style-name="ro1">
          <table:table-cell office:value-type="float" office:value="0.267963737249374" calcext:value-type="float">
            <text:p>0.267963737249374</text:p>
          </table:table-cell>
          <table:table-cell table:number-columns-repeated="2"/>
        </table:table-row>
        <table:table-row table:style-name="ro1">
          <table:table-cell office:value-type="float" office:value="0.339202076196671" calcext:value-type="float">
            <text:p>0.339202076196671</text:p>
          </table:table-cell>
          <table:table-cell table:number-columns-repeated="2"/>
        </table:table-row>
        <table:table-row table:style-name="ro1">
          <table:table-cell office:value-type="float" office:value="0.302634626626968" calcext:value-type="float">
            <text:p>0.302634626626968</text:p>
          </table:table-cell>
          <table:table-cell table:number-columns-repeated="2"/>
        </table:table-row>
        <table:table-row table:style-name="ro1">
          <table:table-cell office:value-type="float" office:value="0.497932732105255" calcext:value-type="float">
            <text:p>0.497932732105255</text:p>
          </table:table-cell>
          <table:table-cell table:number-columns-repeated="2"/>
        </table:table-row>
        <table:table-row table:style-name="ro1">
          <table:table-cell office:value-type="float" office:value="0.33809632062912" calcext:value-type="float">
            <text:p>0.33809632062912</text:p>
          </table:table-cell>
          <table:table-cell table:number-columns-repeated="2"/>
        </table:table-row>
        <table:table-row table:style-name="ro1">
          <table:table-cell office:value-type="float" office:value="0.591557323932648" calcext:value-type="float">
            <text:p>0.591557323932648</text:p>
          </table:table-cell>
          <table:table-cell table:number-columns-repeated="2"/>
        </table:table-row>
        <table:table-row table:style-name="ro1">
          <table:table-cell office:value-type="float" office:value="0.350603014230728" calcext:value-type="float">
            <text:p>0.350603014230728</text:p>
          </table:table-cell>
          <table:table-cell table:number-columns-repeated="2"/>
        </table:table-row>
        <table:table-row table:style-name="ro1">
          <table:table-cell office:value-type="float" office:value="0.393316000699997" calcext:value-type="float">
            <text:p>0.393316000699997</text:p>
          </table:table-cell>
          <table:table-cell table:number-columns-repeated="2"/>
        </table:table-row>
        <table:table-row table:style-name="ro1">
          <table:table-cell office:value-type="float" office:value="0.377078384160995" calcext:value-type="float">
            <text:p>0.377078384160995</text:p>
          </table:table-cell>
          <table:table-cell table:number-columns-repeated="2"/>
        </table:table-row>
        <table:table-row table:style-name="ro1">
          <table:table-cell office:value-type="float" office:value="0.292727082967758" calcext:value-type="float">
            <text:p>0.292727082967758</text:p>
          </table:table-cell>
          <table:table-cell table:number-columns-repeated="2"/>
        </table:table-row>
        <table:table-row table:style-name="ro1">
          <table:table-cell office:value-type="float" office:value="0.416234016418457" calcext:value-type="float">
            <text:p>0.416234016418457</text:p>
          </table:table-cell>
          <table:table-cell table:number-columns-repeated="2"/>
        </table:table-row>
        <table:table-row table:style-name="ro1">
          <table:table-cell office:value-type="float" office:value="0.478624314069748" calcext:value-type="float">
            <text:p>0.478624314069748</text:p>
          </table:table-cell>
          <table:table-cell table:number-columns-repeated="2"/>
        </table:table-row>
        <table:table-row table:style-name="ro1">
          <table:table-cell office:value-type="float" office:value="0.482760637998581" calcext:value-type="float">
            <text:p>0.482760637998581</text:p>
          </table:table-cell>
          <table:table-cell table:number-columns-repeated="2"/>
        </table:table-row>
        <table:table-row table:style-name="ro1">
          <table:table-cell office:value-type="float" office:value="0.2966428399086" calcext:value-type="float">
            <text:p>0.2966428399086</text:p>
          </table:table-cell>
          <table:table-cell table:number-columns-repeated="2"/>
        </table:table-row>
        <table:table-row table:style-name="ro1">
          <table:table-cell office:value-type="float" office:value="0.33446940779686" calcext:value-type="float">
            <text:p>0.33446940779686</text:p>
          </table:table-cell>
          <table:table-cell table:number-columns-repeated="2"/>
        </table:table-row>
        <table:table-row table:style-name="ro1">
          <table:table-cell office:value-type="float" office:value="0.741796016693115" calcext:value-type="float">
            <text:p>0.741796016693115</text:p>
          </table:table-cell>
          <table:table-cell table:number-columns-repeated="2"/>
        </table:table-row>
        <table:table-row table:style-name="ro1">
          <table:table-cell office:value-type="float" office:value="0.8078773021698" calcext:value-type="float">
            <text:p>0.8078773021698</text:p>
          </table:table-cell>
          <table:table-cell table:number-columns-repeated="2"/>
        </table:table-row>
        <table:table-row table:style-name="ro1">
          <table:table-cell office:value-type="float" office:value="0.822963118553162" calcext:value-type="float">
            <text:p>0.822963118553162</text:p>
          </table:table-cell>
          <table:table-cell table:number-columns-repeated="2"/>
        </table:table-row>
        <table:table-row table:style-name="ro1">
          <table:table-cell office:value-type="float" office:value="0.786438405513763" calcext:value-type="float">
            <text:p>0.786438405513763</text:p>
          </table:table-cell>
          <table:table-cell table:number-columns-repeated="2"/>
        </table:table-row>
        <table:table-row table:style-name="ro1">
          <table:table-cell office:value-type="float" office:value="0.820623278617859" calcext:value-type="float">
            <text:p>0.820623278617859</text:p>
          </table:table-cell>
          <table:table-cell table:number-columns-repeated="2"/>
        </table:table-row>
        <table:table-row table:style-name="ro1">
          <table:table-cell office:value-type="float" office:value="0.761359214782715" calcext:value-type="float">
            <text:p>0.761359214782715</text:p>
          </table:table-cell>
          <table:table-cell table:number-columns-repeated="2"/>
        </table:table-row>
        <table:table-row table:style-name="ro1">
          <table:table-cell office:value-type="float" office:value="0.723507463932037" calcext:value-type="float">
            <text:p>0.723507463932037</text:p>
          </table:table-cell>
          <table:table-cell table:number-columns-repeated="2"/>
        </table:table-row>
        <table:table-row table:style-name="ro1">
          <table:table-cell office:value-type="float" office:value="0.784453868865967" calcext:value-type="float">
            <text:p>0.784453868865967</text:p>
          </table:table-cell>
          <table:table-cell table:number-columns-repeated="2"/>
        </table:table-row>
        <table:table-row table:style-name="ro1">
          <table:table-cell office:value-type="float" office:value="0.649910628795624" calcext:value-type="float">
            <text:p>0.649910628795624</text:p>
          </table:table-cell>
          <table:table-cell table:number-columns-repeated="2"/>
        </table:table-row>
        <table:table-row table:style-name="ro1">
          <table:table-cell office:value-type="float" office:value="0.809194684028626" calcext:value-type="float">
            <text:p>0.809194684028626</text:p>
          </table:table-cell>
          <table:table-cell table:number-columns-repeated="2"/>
        </table:table-row>
        <table:table-row table:style-name="ro1">
          <table:table-cell office:value-type="float" office:value="0.813883185386658" calcext:value-type="float">
            <text:p>0.813883185386658</text:p>
          </table:table-cell>
          <table:table-cell table:number-columns-repeated="2"/>
        </table:table-row>
        <table:table-row table:style-name="ro1">
          <table:table-cell office:value-type="float" office:value="0.875942468643189" calcext:value-type="float">
            <text:p>0.875942468643189</text:p>
          </table:table-cell>
          <table:table-cell table:number-columns-repeated="2"/>
        </table:table-row>
        <table:table-row table:style-name="ro1">
          <table:table-cell office:value-type="float" office:value="0.906893670558929" calcext:value-type="float">
            <text:p>0.90689367055892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0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30T17:58:29.815248350</dc:date>
    <meta:editing-duration>PT2M8S</meta:editing-duration>
    <meta:editing-cycles>1</meta:editing-cycles>
    <meta:document-statistic meta:table-count="1" meta:cell-count="1089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95cm" svg:y="4.148cm" style:legend-expansion="high" chart:style-name="ch2"/>
        <chart:plot-area chart:style-name="ch3" table:cell-range-address="20230130_175404conf_memo.A1:20230130_175404conf_memo.A1087" svg:x="0.32cm" svg:y="0.18cm" svg:width="13.255cm" svg:height="8.64cm">
          <chartooo:coordinate-region svg:x="1.047cm" svg:y="0.379cm" svg:width="12.15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0230130_175404conf_memo.A1:20230130_175404conf_memo.A1087" chart:class="chart:scatter">
            <chart:data-point chart:repeated="108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43365877866745">
                <text:p>0.343365877866745</text:p>
                <draw:g>
                  <svg:desc>20230130_175404conf_memo.A1:20230130_175404conf_memo.A10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76021385192871">
                <text:p>0.376021385192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72231811285019">
                <text:p>0.372231811285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6096496582031">
                <text:p>0.3660964965820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66227477788925">
                <text:p>0.3662274777889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6692245006561">
                <text:p>0.3666922450065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6651793718338">
                <text:p>0.3766517937183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254136800766">
                <text:p>0.37254136800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7022037506104">
                <text:p>0.3670220375061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9686633348465">
                <text:p>0.3696866333484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1922791004181">
                <text:p>0.3719227910041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79789650440216">
                <text:p>0.3797896504402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52416753768921">
                <text:p>0.3524167537689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6667189598083">
                <text:p>0.3266671895980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774315237999">
                <text:p>0.31774315237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8014492988586">
                <text:p>0.3280144929885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837301492691">
                <text:p>0.32837301492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5253229141235">
                <text:p>0.3452532291412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49519640207291">
                <text:p>0.3495196402072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43921691179276">
                <text:p>0.3439216911792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46106052398682">
                <text:p>0.3461060523986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8525192737579">
                <text:p>0.2585251927375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65926450490952">
                <text:p>0.2659264504909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88166999816895">
                <text:p>0.2881669998168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21524649858475">
                <text:p>0.3215246498584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4346133470535">
                <text:p>0.2843461334705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2532411813736">
                <text:p>0.325324118137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26550275087357">
                <text:p>0.3265502750873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27504694461822">
                <text:p>0.3275046944618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37105810642242">
                <text:p>0.3371058106422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35710674524307">
                <text:p>0.3357106745243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04690861701965">
                <text:p>0.4046908617019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93791675567627">
                <text:p>0.3937916755676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97299826145172">
                <text:p>0.3972998261451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01028960943222">
                <text:p>0.4010289609432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99569481611252">
                <text:p>0.3995694816112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0480187535286">
                <text:p>0.404801875352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9424791932106">
                <text:p>0.394247919321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03735607862473">
                <text:p>0.4037356078624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8402988910675">
                <text:p>0.3984029889106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775195479393">
                <text:p>0.37751954793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86427849531174">
                <text:p>0.3864278495311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79715621471405">
                <text:p>0.3797156214714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98397445678711">
                <text:p>0.3983974456787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63265365362167">
                <text:p>0.3632653653621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52820634841919">
                <text:p>0.3528206348419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57735574245453">
                <text:p>0.3577355742454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51265877485275">
                <text:p>0.3512658774852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53511422872543">
                <text:p>0.3535114228725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48837703466415">
                <text:p>0.3488377034664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53708952665329">
                <text:p>0.3537089526653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43190521001816">
                <text:p>0.3431905210018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42085957527161">
                <text:p>0.3420859575271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40329557657242">
                <text:p>0.3403295576572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43486249446869">
                <text:p>0.3434862494468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75504404306412">
                <text:p>0.3755044043064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76761531829834">
                <text:p>0.2767615318298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84540563821793">
                <text:p>0.2845405638217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93428599834442">
                <text:p>0.2934285998344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86633133888245">
                <text:p>0.2866331338882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80082494020462">
                <text:p>0.2800824940204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92135775089264">
                <text:p>0.2921357750892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90642619132996">
                <text:p>0.2906426191329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88490891456604">
                <text:p>0.2884908914566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95413047075272">
                <text:p>0.2954130470752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78002500534058">
                <text:p>0.2780025005340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82963365316391">
                <text:p>0.2829633653163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695032954216">
                <text:p>0.26950329542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65858143568039">
                <text:p>0.2658581435680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79339462518692">
                <text:p>0.2793394625186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73676425218582">
                <text:p>0.2736764252185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74713188409805">
                <text:p>0.2747131884098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70602315664291">
                <text:p>0.2706023156642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70750552415848">
                <text:p>0.2707505524158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72676169872284">
                <text:p>0.2726761698722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68827140331268">
                <text:p>0.2688271403312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68416702747345">
                <text:p>0.2684167027473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61773079633713">
                <text:p>0.2617730796337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61505842208862">
                <text:p>0.2615058422088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70783007144928">
                <text:p>0.2707830071449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63011544942856">
                <text:p>0.2630115449428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68770515918732">
                <text:p>0.2687705159187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70469933748245">
                <text:p>0.2704699337482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76736974716186">
                <text:p>0.2767369747161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75988638401031">
                <text:p>0.2759886384010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72928476333618">
                <text:p>0.2729284763336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73774117231369">
                <text:p>0.2737741172313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71244734525681">
                <text:p>0.2712447345256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2140839099884">
                <text:p>0.321408390998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15005213022232">
                <text:p>0.3150052130222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18499594926834">
                <text:p>0.3184995949268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11230480670929">
                <text:p>0.3112304806709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12500357627869">
                <text:p>0.3125003576278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15489590167999">
                <text:p>0.315489590167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13763380050659">
                <text:p>0.3137633800506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17088156938553">
                <text:p>0.3170881569385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16910088062286">
                <text:p>0.3169100880622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14163982868195">
                <text:p>0.3141639828681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17795544862747">
                <text:p>0.3177955448627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14955741167068">
                <text:p>0.3149557411670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16159576177597">
                <text:p>0.3161595761775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21347892284393">
                <text:p>0.3213478922843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21305125951767">
                <text:p>0.3213051259517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07832419872284">
                <text:p>0.3078324198722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06369066238403">
                <text:p>0.3063690662384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09871226549149">
                <text:p>0.3098712265491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0737778544426">
                <text:p>0.307377785444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0794295668602">
                <text:p>0.307942956686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09886783361435">
                <text:p>0.3098867833614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04983973503113">
                <text:p>0.3049839735031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09582442045212">
                <text:p>0.3095824420452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0947333574295">
                <text:p>0.309473335742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08818906545639">
                <text:p>0.3088189065456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07238668203354">
                <text:p>0.3072386682033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09521555900574">
                <text:p>0.3095215559005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8606441617012">
                <text:p>0.286064416170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88731008768082">
                <text:p>0.2887310087680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92442977428436">
                <text:p>0.2924429774284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8865858912468">
                <text:p>0.288658589124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90047585964203">
                <text:p>0.2900475859642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64429241418838">
                <text:p>0.2644292414188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60548412799835">
                <text:p>0.2605484127998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67714947462082">
                <text:p>0.2677149474620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63622611761093">
                <text:p>0.2636226117610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60616898536682">
                <text:p>0.2606168985366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62148380279541">
                <text:p>0.2621483802795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8411666154861">
                <text:p>0.2684116661548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63725101947784">
                <text:p>0.2637251019477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63359725475311">
                <text:p>0.2633597254753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61774450540543">
                <text:p>0.2617744505405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53612071275711">
                <text:p>0.2536120712757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93544054031372">
                <text:p>0.2935440540313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93687403202057">
                <text:p>0.2936874032020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93369352817535">
                <text:p>0.2933693528175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96821415424347">
                <text:p>0.2968214154243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93158441781998">
                <text:p>0.2931584417819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94540047645569">
                <text:p>0.2945400476455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91017055511475">
                <text:p>0.2910170555114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96060085296631">
                <text:p>0.2960600852966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91204988956451">
                <text:p>0.2912049889564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92404532432556">
                <text:p>0.2924045324325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97168582677841">
                <text:p>0.2971685826778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01805794239044">
                <text:p>0.3018057942390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8667363524437">
                <text:p>0.286673635244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76531130075455">
                <text:p>0.2765311300754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80437499284744">
                <text:p>0.2804374992847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76207745075226">
                <text:p>0.2762077450752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87807017564774">
                <text:p>0.2878070175647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89826810359955">
                <text:p>0.2898268103599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88044571876526">
                <text:p>0.2880445718765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75093197822571">
                <text:p>0.2750931978225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82352238893509">
                <text:p>0.2823522388935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84712612628937">
                <text:p>0.2847126126289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86949336528778">
                <text:p>0.2869493365287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92736828327179">
                <text:p>0.2927368283271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12896370887756">
                <text:p>0.3128963708877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16671788692474">
                <text:p>0.3166717886924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15040558576584">
                <text:p>0.3150405585765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11693340539932">
                <text:p>0.3116933405399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02752047777176">
                <text:p>0.3027520477771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0673947930336">
                <text:p>0.306739479303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07542860507965">
                <text:p>0.3075428605079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05865973234177">
                <text:p>0.3058659732341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0632758140564">
                <text:p>0.306327581405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06056171655655">
                <text:p>0.3060561716556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05449843406677">
                <text:p>0.3054498434066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08611750602722">
                <text:p>0.3086117506027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32166910171509">
                <text:p>0.3321669101715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38225692510605">
                <text:p>0.3382256925106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25552403926849">
                <text:p>0.3255524039268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22452217340469">
                <text:p>0.3224522173404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24106454849243">
                <text:p>0.3241064548492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15721541643143">
                <text:p>0.3157215416431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1449544429779">
                <text:p>0.314495444297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1778946518898">
                <text:p>0.317789465188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07263433933258">
                <text:p>0.3072634339332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17765206098557">
                <text:p>0.3177652060985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08430910110474">
                <text:p>0.3084309101104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08248221874237">
                <text:p>0.3082482218742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56360018253326">
                <text:p>0.3563600182533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53464931249619">
                <text:p>0.3534649312496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53741973638535">
                <text:p>0.3537419736385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47660362720489">
                <text:p>0.3476603627204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44211250543594">
                <text:p>0.3442112505435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23885172605514">
                <text:p>0.3238851726055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15350443124771">
                <text:p>0.3153504431247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14747035503387">
                <text:p>0.3147470355033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24037581682205">
                <text:p>0.3240375816822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26275080442429">
                <text:p>0.3262750804424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27945739030838">
                <text:p>0.3279457390308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32707166671753">
                <text:p>0.3327071666717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77572059631348">
                <text:p>0.3775720596313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77783179283142">
                <text:p>0.3777831792831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74780058860779">
                <text:p>0.3747800588607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75790297985077">
                <text:p>0.3757902979850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76648366451263">
                <text:p>0.3766483664512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76827895641327">
                <text:p>0.3768278956413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72700810432434">
                <text:p>0.3727008104324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71829360723495">
                <text:p>0.3718293607234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72539699077606">
                <text:p>0.3725396990776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77472162246704">
                <text:p>0.3774721622467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834408223629">
                <text:p>0.38344082236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79546999931335">
                <text:p>0.3795469999313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74226629734039">
                <text:p>0.37422662973403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82694840431213">
                <text:p>0.3826948404312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81946206092834">
                <text:p>0.3819462060928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77076208591461">
                <text:p>0.3770762085914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77252966165543">
                <text:p>0.3772529661655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76000612974167">
                <text:p>0.3760006129741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71988773345947">
                <text:p>0.37198877334594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6871600151062">
                <text:p>0.368716001510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75555068254471">
                <text:p>0.3755550682544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7388214468956">
                <text:p>0.373882144689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77623498439789">
                <text:p>0.37762349843978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75516951084137">
                <text:p>0.37551695108413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9433765411377">
                <text:p>0.3943376541137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25577139854431">
                <text:p>0.3255771398544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37077796459198">
                <text:p>0.33707779645919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40701162815094">
                <text:p>0.3407011628150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37868541479111">
                <text:p>0.3378685414791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39728951454163">
                <text:p>0.3397289514541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46564471721649">
                <text:p>0.3465644717216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26489210128784">
                <text:p>0.3264892101287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29313963651657">
                <text:p>0.32931396365165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15164685249329">
                <text:p>0.3151646852493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24957758188248">
                <text:p>0.3249577581882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10924917459488">
                <text:p>0.3109249174594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24218600988388">
                <text:p>0.3242186009883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23025673627853">
                <text:p>0.3230256736278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24237018823624">
                <text:p>0.3242370188236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26804429292679">
                <text:p>0.3268044292926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30424934625626">
                <text:p>0.3304249346256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24697017669678">
                <text:p>0.3246970176696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40476244688034">
                <text:p>0.3404762446880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0243843793869">
                <text:p>0.302438437938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26594114303589">
                <text:p>0.3265941143035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94335126876831">
                <text:p>0.29433512687683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31257700920105">
                <text:p>0.3312577009201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92164236307144">
                <text:p>0.2921642363071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30699145793915">
                <text:p>0.3306991457939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95827835798264">
                <text:p>0.2958278357982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33737790584564">
                <text:p>0.3337377905845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99944400787354">
                <text:p>0.29994440078735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34066540002823">
                <text:p>0.33406654000282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01216423511505">
                <text:p>0.3012164235115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31601351499557">
                <text:p>0.33160135149955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99949407577515">
                <text:p>0.2999494075775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32087635993958">
                <text:p>0.33208763599395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92635023593903">
                <text:p>0.2926350235939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33792418241501">
                <text:p>0.3337924182415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9342195391655">
                <text:p>0.293421953916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29219162464142">
                <text:p>0.32921916246414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94055342674255">
                <text:p>0.2940553426742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10512632131577">
                <text:p>0.31051263213157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70977020263672">
                <text:p>0.27097702026367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8383281826973">
                <text:p>0.283832818269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71261185407639">
                <text:p>0.27126118540763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77686893939972">
                <text:p>0.27768689393997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91206479072571">
                <text:p>0.29120647907257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85903096199036">
                <text:p>0.2859030961990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59753495454788">
                <text:p>0.25975349545478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89275348186493">
                <text:p>0.28927534818649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62468606233597">
                <text:p>0.26246860623359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9656645655632">
                <text:p>0.2965664565563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58018881082535">
                <text:p>0.25801888108253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94569045305252">
                <text:p>0.29456904530525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62657761573791">
                <text:p>0.26265776157379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02736192941666">
                <text:p>0.30273619294166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61080503463745">
                <text:p>0.26108050346374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03020149469376">
                <text:p>0.30302014946937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63503521680832">
                <text:p>0.2635035216808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00801992416382">
                <text:p>0.30080199241638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62349635362625">
                <text:p>0.2623496353626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05614948272705">
                <text:p>0.3056149482727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32525700330734">
                <text:p>0.33252570033073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33249181509018">
                <text:p>0.3332491815090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36338102817535">
                <text:p>0.33633810281753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70938181877136">
                <text:p>0.3709381818771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83944809436798">
                <text:p>0.38394480943679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7009185552597">
                <text:p>0.3700918555259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78167450428009">
                <text:p>0.37816745042800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71253848075867">
                <text:p>0.3712538480758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75553786754608">
                <text:p>0.37555378675460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71412634849548">
                <text:p>0.3714126348495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77264976501465">
                <text:p>0.37726497650146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75390559434891">
                <text:p>0.37539055943489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67628693580627">
                <text:p>0.36762869358062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71167778968811">
                <text:p>0.37116777896881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69723260402679">
                <text:p>0.36972326040267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54617893695831">
                <text:p>0.35461789369583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47573041915894">
                <text:p>0.3475730419158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57660442590713">
                <text:p>0.3576604425907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61750215291977">
                <text:p>0.36175021529197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75566840171814">
                <text:p>0.3755668401718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66834670305252">
                <text:p>0.3668346703052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66809695959091">
                <text:p>0.36680969595909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64224642515182">
                <text:p>0.36422464251518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56035500764847">
                <text:p>0.3560355007648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58073115348816">
                <text:p>0.3580731153488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56571316719055">
                <text:p>0.3565713167190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55204552412033">
                <text:p>0.3552045524120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46548974514008">
                <text:p>0.34654897451400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36774349212646">
                <text:p>0.33677434921264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47268730401993">
                <text:p>0.34726873040199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37372481822968">
                <text:p>0.33737248182296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42195719480514">
                <text:p>0.34219571948051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17802220582962">
                <text:p>0.31780222058296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04078221321106">
                <text:p>0.30407822132110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03957283496857">
                <text:p>0.30395728349685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05334568023682">
                <text:p>0.30533456802368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87597686052322">
                <text:p>0.28759768605232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291686743497849">
                <text:p>0.29168674349784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295422911643982">
                <text:p>0.29542291164398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45507711172104">
                <text:p>0.34550771117210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56913715600967">
                <text:p>0.3569137156009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51451247930527">
                <text:p>0.35145124793052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48625630140305">
                <text:p>0.34862563014030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49662333726883">
                <text:p>0.34966233372688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45801621675491">
                <text:p>0.3458016216754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51927995681763">
                <text:p>0.3519279956817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53163629770279">
                <text:p>0.35316362977027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50235432386398">
                <text:p>0.35023543238639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55511397123337">
                <text:p>0.35551139712333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53897958993912">
                <text:p>0.3538979589939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55176389217377">
                <text:p>0.35517638921737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4495484828949">
                <text:p>0.3449548482894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58878523111343">
                <text:p>0.35887852311134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57659578323364">
                <text:p>0.35765957832336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56711328029633">
                <text:p>0.3567113280296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58796805143356">
                <text:p>0.3587968051433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5661393404007">
                <text:p>0.356613934040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56740325689316">
                <text:p>0.35674032568931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55863213539124">
                <text:p>0.3558632135391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576939702034">
                <text:p>0.357693970203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5358002781868">
                <text:p>0.3535800278186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55937629938126">
                <text:p>0.35593762993812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51868450641632">
                <text:p>0.35186845064163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47679853439331">
                <text:p>0.34767985343933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25955393910408">
                <text:p>0.2595539391040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61607706546783">
                <text:p>0.26160770654678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64774024486542">
                <text:p>0.26477402448654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268404901027679">
                <text:p>0.26840490102767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271106690168381">
                <text:p>0.27110669016838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272139459848404">
                <text:p>0.27213945984840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71697133779526">
                <text:p>0.27169713377952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270816504955292">
                <text:p>0.27081650495529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270439714193344">
                <text:p>0.27043971419334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275615483522415">
                <text:p>0.2756154835224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274361371994019">
                <text:p>0.2743613719940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3711114525795">
                <text:p>0.3371111452579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54362696409225">
                <text:p>0.3543626964092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57406079769134">
                <text:p>0.3574060797691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27240288257599">
                <text:p>0.32724028825759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37491929531097">
                <text:p>0.3374919295310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43857109546661">
                <text:p>0.34385710954666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4091717004776">
                <text:p>0.3409171700477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35097014904022">
                <text:p>0.33509701490402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36945533752441">
                <text:p>0.33694553375244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42021197080612">
                <text:p>0.3420211970806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54448676109314">
                <text:p>0.35444867610931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48865360021591">
                <text:p>0.34886536002159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58332693576813">
                <text:p>0.35833269357681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58696728944778">
                <text:p>0.35869672894477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59285891056061">
                <text:p>0.35928589105606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21782350540161">
                <text:p>0.32178235054016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26583117246628">
                <text:p>0.32658311724662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29736620187759">
                <text:p>0.32973662018775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33585888147354">
                <text:p>0.33358588814735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38611215353012">
                <text:p>0.33861121535301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38388323783875">
                <text:p>0.33838832378387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41257870197296">
                <text:p>0.34125787019729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44826519489288">
                <text:p>0.34482651948928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29831451177597">
                <text:p>0.32983145117759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46793860197067">
                <text:p>0.34679386019706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54740858078003">
                <text:p>0.35474085807800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57221692800522">
                <text:p>0.35722169280052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43034654855728">
                <text:p>0.34303465485572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43071937561035">
                <text:p>0.34307193756103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45524787902832">
                <text:p>0.34552478790283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47755491733551">
                <text:p>0.34775549173355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41430515050888">
                <text:p>0.34143051505088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05786967277527">
                <text:p>0.30578696727752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298900216817856">
                <text:p>0.29890021681785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299209207296371">
                <text:p>0.29920920729637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29849848151207">
                <text:p>0.2984984815120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29562321305275">
                <text:p>0.2956232130527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29450523853302">
                <text:p>0.2945052385330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291018724441528">
                <text:p>0.29101872444152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63775253295898">
                <text:p>0.36377525329589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50019305944443">
                <text:p>0.35001930594444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48086714744568">
                <text:p>0.34808671474456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44944596290588">
                <text:p>0.34494459629058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40690761804581">
                <text:p>0.34069076180458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40482950210571">
                <text:p>0.34048295021057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43098431825638">
                <text:p>0.34309843182563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44487011432648">
                <text:p>0.34448701143264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42100650072098">
                <text:p>0.34210065007209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42666447162628">
                <text:p>0.34266644716262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51881742477417">
                <text:p>0.35188174247741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51182699203491">
                <text:p>0.35118269920349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365357160568237">
                <text:p>0.36535716056823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68626654148102">
                <text:p>0.36862665414810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365890204906464">
                <text:p>0.36589020490646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369651883840561">
                <text:p>0.36965188384056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369967937469482">
                <text:p>0.36996793746948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71982723474503">
                <text:p>0.37198272347450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379277408123016">
                <text:p>0.3792774081230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379336357116699">
                <text:p>0.37933635711669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76111328601837">
                <text:p>0.37611132860183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78835529088974">
                <text:p>0.37883552908897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375826328992844">
                <text:p>0.37582632899284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377137273550034">
                <text:p>0.37713727355003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387313991785049">
                <text:p>0.38731399178504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308072417974472">
                <text:p>0.30807241797447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311620205640793">
                <text:p>0.31162020564079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320189118385315">
                <text:p>0.3201891183853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317285507917404">
                <text:p>0.31728550791740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309208989143372">
                <text:p>0.30920898914337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318281322717667">
                <text:p>0.31828132271766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314478069543838">
                <text:p>0.31447806954383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297522127628326">
                <text:p>0.29752212762832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05440902709961">
                <text:p>0.30544090270996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302626937627792">
                <text:p>0.30262693762779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305041253566742">
                <text:p>0.30504125356674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289321750402451">
                <text:p>0.28932175040245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27916207909584">
                <text:p>0.2791620790958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282866060733795">
                <text:p>0.28286606073379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283101797103882">
                <text:p>0.28310179710388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286015659570694">
                <text:p>0.28601565957069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280019968748093">
                <text:p>0.28001996874809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283931881189346">
                <text:p>0.28393188118934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287422955036163">
                <text:p>0.2874229550361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287257969379425">
                <text:p>0.28725796937942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376303464174271">
                <text:p>0.37630346417427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31053951382637">
                <text:p>0.3105395138263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30723774433136">
                <text:p>0.3072377443313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306512355804443">
                <text:p>0.30651235580444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286557763814926">
                <text:p>0.28655776381492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285881549119949">
                <text:p>0.28588154911994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293997347354889">
                <text:p>0.29399734735488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291674077510834">
                <text:p>0.29167407751083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296094357967377">
                <text:p>0.29609435796737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290145874023437">
                <text:p>0.29014587402343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296605229377747">
                <text:p>0.29660522937774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297621220350266">
                <text:p>0.29762122035026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298325181007385">
                <text:p>0.29832518100738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256352722644806">
                <text:p>0.25635272264480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280346274375915">
                <text:p>0.28034627437591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278373718261719">
                <text:p>0.27837371826171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264307737350464">
                <text:p>0.26430773735046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266659408807755">
                <text:p>0.26665940880775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260215431451797">
                <text:p>0.26021543145179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266850918531418">
                <text:p>0.26685091853141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273746371269226">
                <text:p>0.27374637126922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270178705453873">
                <text:p>0.27017870545387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277518063783646">
                <text:p>0.27751806378364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277280062437057">
                <text:p>0.27728006243705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272922545671463">
                <text:p>0.27292254567146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272016286849976">
                <text:p>0.27201628684997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270037591457367">
                <text:p>0.27003759145736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26881355047226">
                <text:p>0.2688135504722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257884979248047">
                <text:p>0.25788497924804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263861298561096">
                <text:p>0.26386129856109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265382796525955">
                <text:p>0.26538279652595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262022525072098">
                <text:p>0.26202252507209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254649519920349">
                <text:p>0.25464951992034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260999083518982">
                <text:p>0.26099908351898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273930072784424">
                <text:p>0.27393007278442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26181572675705">
                <text:p>0.2618157267570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275583773851395">
                <text:p>0.27558377385139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276218116283417">
                <text:p>0.27621811628341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291153371334076">
                <text:p>0.29115337133407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272995561361313">
                <text:p>0.27299556136131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276732295751572">
                <text:p>0.27673229575157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25985836982727">
                <text:p>0.2598583698272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252431720495224">
                <text:p>0.25243172049522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255656391382217">
                <text:p>0.25565639138221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254485905170441">
                <text:p>0.25448590517044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305795013904572">
                <text:p>0.30579501390457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305001705884934">
                <text:p>0.30500170588493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300338000059128">
                <text:p>0.30033800005912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329217374324799">
                <text:p>0.32921737432479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332074880599976">
                <text:p>0.33207488059997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342145442962646">
                <text:p>0.34214544296264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361773401498795">
                <text:p>0.36177340149879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0634560585022">
                <text:p>0.4063456058502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370841085910797">
                <text:p>0.37084108591079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389689207077026">
                <text:p>0.38968920707702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389520615339279">
                <text:p>0.38952061533927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397891223430634">
                <text:p>0.39789122343063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390694737434387">
                <text:p>0.39069473743438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408708512783051">
                <text:p>0.40870851278305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374920397996902">
                <text:p>0.37492039799690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315918415784836">
                <text:p>0.31591841578483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283064544200897">
                <text:p>0.28306454420089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296263158321381">
                <text:p>0.29626315832138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302721679210663">
                <text:p>0.30272167921066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300032764673233">
                <text:p>0.30003276467323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327351421117783">
                <text:p>0.32735142111778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332209557294846">
                <text:p>0.33220955729484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339599698781967">
                <text:p>0.33959969878196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284212321043014">
                <text:p>0.28421232104301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627054989337921">
                <text:p>0.62705498933792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739576160907745">
                <text:p>0.73957616090774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487943977117538">
                <text:p>0.48794397711753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843241572380066">
                <text:p>0.84324157238006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892589271068573">
                <text:p>0.89258927106857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649777948856354">
                <text:p>0.64977794885635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326527237892151">
                <text:p>0.32652723789215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877441048622131">
                <text:p>0.87744104862213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944948017597198">
                <text:p>0.94494801759719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949172258377075">
                <text:p>0.94917225837707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918552041053772">
                <text:p>0.91855204105377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94930773973465">
                <text:p>0.9493077397346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924527227878571">
                <text:p>0.92452722787857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946800947189331">
                <text:p>0.94680094718933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931870579719543">
                <text:p>0.93187057971954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90630316734314">
                <text:p>0.9063031673431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819379687309265">
                <text:p>0.81937968730926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865500807762146">
                <text:p>0.86550080776214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933881163597107">
                <text:p>0.93388116359710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92585301399231">
                <text:p>0.9258530139923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921280980110168">
                <text:p>0.92128098011016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932485997676849">
                <text:p>0.93248599767684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929604291915894">
                <text:p>0.92960429191589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944594264030456">
                <text:p>0.94459426403045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9395472407341">
                <text:p>0.939547240734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911711037158966">
                <text:p>0.91171103715896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941669225692749">
                <text:p>0.94166922569274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924767673015594">
                <text:p>0.92476767301559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945532858371735">
                <text:p>0.94553285837173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942326724529266">
                <text:p>0.94232672452926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889940500259399">
                <text:p>0.88994050025939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921372950077057">
                <text:p>0.92137295007705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916337013244629">
                <text:p>0.91633701324462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944709956645966">
                <text:p>0.94470995664596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941813170909882">
                <text:p>0.94181317090988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9482142329216">
                <text:p>0.948214232921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950936079025269">
                <text:p>0.95093607902526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943627119064331">
                <text:p>0.94362711906433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94781231880188">
                <text:p>0.9478123188018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924751400947571">
                <text:p>0.92475140094757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667014241218567">
                <text:p>0.66701424121856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883044362068176">
                <text:p>0.88304436206817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508239805698395">
                <text:p>0.50823980569839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900470077991486">
                <text:p>0.90047007799148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821951806545258">
                <text:p>0.82195180654525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555524826049805">
                <text:p>0.55552482604980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520919859409332">
                <text:p>0.52091985940933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256592094898224">
                <text:p>0.25659209489822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260210424661636">
                <text:p>0.26021042466163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451648354530335">
                <text:p>0.45164835453033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461171537637711">
                <text:p>0.46117153763771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467201620340347">
                <text:p>0.46720162034034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379851251840591">
                <text:p>0.37985125184059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472180753946304">
                <text:p>0.47218075394630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475871503353119">
                <text:p>0.47587150335311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441428184509277">
                <text:p>0.44142818450927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439670652151108">
                <text:p>0.43967065215110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443287789821625">
                <text:p>0.44328778982162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444298356771469">
                <text:p>0.44429835677146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441195279359818">
                <text:p>0.44119527935981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430089294910431">
                <text:p>0.43008929491043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43236768245697">
                <text:p>0.4323676824569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468950420618057">
                <text:p>0.46895042061805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458115011453629">
                <text:p>0.45811501145362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366069704294205">
                <text:p>0.36606970429420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403084576129913">
                <text:p>0.40308457612991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506231904029846">
                <text:p>0.50623190402984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489047944545746">
                <text:p>0.48904794454574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469371557235718">
                <text:p>0.46937155723571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28684476017952">
                <text:p>0.2868447601795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305700749158859">
                <text:p>0.30570074915885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323875606060028">
                <text:p>0.32387560606002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315072000026703">
                <text:p>0.31507200002670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3409024477005">
                <text:p>0.340902447700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255434900522232">
                <text:p>0.25543490052223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522156298160553">
                <text:p>0.52215629816055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803037166595459">
                <text:p>0.80303716659545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775687098503113">
                <text:p>0.77568709850311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704186320304871">
                <text:p>0.70418632030487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816422760486603">
                <text:p>0.81642276048660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915076315402985">
                <text:p>0.91507631540298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900738775730133">
                <text:p>0.90073877573013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868542194366455">
                <text:p>0.86854219436645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722346186637878">
                <text:p>0.72234618663787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790209114551544">
                <text:p>0.79020911455154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739423930644989">
                <text:p>0.73942393064498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572258412837982">
                <text:p>0.57225841283798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659107148647308">
                <text:p>0.65910714864730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700562000274658">
                <text:p>0.70056200027465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764893531799316">
                <text:p>0.76489353179931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765194892883301">
                <text:p>0.76519489288330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731400191783905">
                <text:p>0.73140019178390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52484530210495">
                <text:p>0.5248453021049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812175333499908">
                <text:p>0.81217533349990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491037875413895">
                <text:p>0.49103787541389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380545377731323">
                <text:p>0.38054537773132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706924796104431">
                <text:p>0.70692479610443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84520435333252">
                <text:p>0.8452043533325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85704892873764">
                <text:p>0.8570489287376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841376721858978">
                <text:p>0.84137672185897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711143970489502">
                <text:p>0.71114397048950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500981450080872">
                <text:p>0.50098145008087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700423955917358">
                <text:p>0.70042395591735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746992707252502">
                <text:p>0.74699270725250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80918562412262">
                <text:p>0.8091856241226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879559814929962">
                <text:p>0.87955981492996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89339017868042">
                <text:p>0.8933901786804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892718434333801">
                <text:p>0.89271843433380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842068374156952">
                <text:p>0.84206837415695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779184699058533">
                <text:p>0.77918469905853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794947564601898">
                <text:p>0.79494756460189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83656108379364">
                <text:p>0.8365610837936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889039278030396">
                <text:p>0.88903927803039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902475118637085">
                <text:p>0.90247511863708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907926857471466">
                <text:p>0.90792685747146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913868963718414">
                <text:p>0.91386896371841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914681315422058">
                <text:p>0.91468131542205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914031744003296">
                <text:p>0.91403174400329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912856340408325">
                <text:p>0.91285634040832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913943946361541">
                <text:p>0.91394394636154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912664830684662">
                <text:p>0.91266483068466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911507368087769">
                <text:p>0.91150736808776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9112429022789">
                <text:p>0.911242902278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906908690929413">
                <text:p>0.90690869092941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899405241012573">
                <text:p>0.89940524101257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905737996101379">
                <text:p>0.90573799610137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906929016113281">
                <text:p>0.90692901611328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906338572502136">
                <text:p>0.90633857250213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900932490825653">
                <text:p>0.90093249082565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887583792209625">
                <text:p>0.88758379220962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827961802482605">
                <text:p>0.82796180248260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82841956615448">
                <text:p>0.8284195661544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838129758834839">
                <text:p>0.83812975883483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865779221057892">
                <text:p>0.86577922105789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902067303657532">
                <text:p>0.90206730365753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910787582397461">
                <text:p>0.91078758239746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910485804080963">
                <text:p>0.91048580408096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912942230701446">
                <text:p>0.91294223070144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914854168891907">
                <text:p>0.91485416889190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912912309169769">
                <text:p>0.91291230916976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920578241348267">
                <text:p>0.92057824134826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887501955032349">
                <text:p>0.88750195503234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840582668781281">
                <text:p>0.84058266878128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710625469684601">
                <text:p>0.71062546968460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570722699165344">
                <text:p>0.57072269916534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779878914356232">
                <text:p>0.77987891435623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822598457336426">
                <text:p>0.82259845733642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837486565113068">
                <text:p>0.83748656511306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897539734840393">
                <text:p>0.89753973484039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869221091270447">
                <text:p>0.86922109127044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872450411319733">
                <text:p>0.87245041131973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868236839771271">
                <text:p>0.86823683977127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898990035057068">
                <text:p>0.89899003505706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898035228252411">
                <text:p>0.89803522825241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925078451633453">
                <text:p>0.92507845163345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928138256072998">
                <text:p>0.92813825607299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92937582731247">
                <text:p>0.9293758273124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925892949104309">
                <text:p>0.92589294910430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930798709392548">
                <text:p>0.93079870939254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935117602348327">
                <text:p>0.93511760234832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932681024074554">
                <text:p>0.93268102407455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929068088531494">
                <text:p>0.92906808853149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920959770679474">
                <text:p>0.92095977067947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920027077198029">
                <text:p>0.92002707719802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93870609998703">
                <text:p>0.9387060999870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921189904212952">
                <text:p>0.92118990421295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860236406326294">
                <text:p>0.86023640632629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424278318881988">
                <text:p>0.42427831888198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372981876134872">
                <text:p>0.37298187613487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266678601503372">
                <text:p>0.26667860150337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342694729566574">
                <text:p>0.34269472956657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708322644233704">
                <text:p>0.70832264423370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702166259288788">
                <text:p>0.70216625928878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343827843666077">
                <text:p>0.34382784366607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316661536693573">
                <text:p>0.31666153669357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35864719748497">
                <text:p>0.3586471974849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265408724546432">
                <text:p>0.26540872454643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25227165222168">
                <text:p>0.2522716522216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359001934528351">
                <text:p>0.35900193452835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321926951408386">
                <text:p>0.32192695140838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509910523891449">
                <text:p>0.50991052389144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421254307031632">
                <text:p>0.42125430703163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583655059337616">
                <text:p>0.58365505933761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61517870426178">
                <text:p>0.6151787042617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707323729991913">
                <text:p>0.70732372999191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752310037612915">
                <text:p>0.75231003761291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778278529644012">
                <text:p>0.77827852964401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759875774383545">
                <text:p>0.75987577438354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816266655921936">
                <text:p>0.81626665592193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804295241832733">
                <text:p>0.80429524183273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834402322769165">
                <text:p>0.83440232276916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830096006393433">
                <text:p>0.83009600639343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853243231773376">
                <text:p>0.85324323177337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866051137447357">
                <text:p>0.86605113744735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879339635372162">
                <text:p>0.87933963537216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8819819688797">
                <text:p>0.881981968879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880781054496765">
                <text:p>0.88078105449676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864096343517303">
                <text:p>0.86409634351730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860030353069305">
                <text:p>0.86003035306930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860345482826233">
                <text:p>0.86034548282623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865401208400726">
                <text:p>0.86540120840072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856504261493683">
                <text:p>0.85650426149368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866776406764984">
                <text:p>0.86677640676498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876034736633301">
                <text:p>0.87603473663330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868448197841644">
                <text:p>0.86844819784164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87495881319046">
                <text:p>0.8749588131904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864264607429504">
                <text:p>0.86426460742950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883771479129791">
                <text:p>0.88377147912979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859057724475861">
                <text:p>0.85905772447586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852894604206085">
                <text:p>0.85289460420608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841546654701233">
                <text:p>0.84154665470123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82632714509964">
                <text:p>0.8263271450996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838888227939606">
                <text:p>0.83888822793960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851567625999451">
                <text:p>0.85156762599945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834596276283264">
                <text:p>0.83459627628326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823233306407928">
                <text:p>0.82323330640792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838139414787293">
                <text:p>0.83813941478729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820730209350586">
                <text:p>0.82073020935058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818245112895966">
                <text:p>0.81824511289596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827650308609009">
                <text:p>0.82765030860900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825588703155518">
                <text:p>0.82558870315551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822569251060486">
                <text:p>0.82256925106048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823342442512512">
                <text:p>0.82334244251251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835440158843994">
                <text:p>0.83544015884399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838484585285187">
                <text:p>0.83848458528518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84425699710846">
                <text:p>0.8442569971084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852792024612427">
                <text:p>0.85279202461242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854940950870514">
                <text:p>0.85494095087051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854198336601257">
                <text:p>0.85419833660125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842244684696198">
                <text:p>0.84224468469619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843400597572327">
                <text:p>0.84340059757232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835321843624115">
                <text:p>0.83532184362411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824025213718414">
                <text:p>0.82402521371841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823127508163452">
                <text:p>0.82312750816345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828449726104736">
                <text:p>0.82844972610473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829137563705444">
                <text:p>0.82913756370544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822019994258881">
                <text:p>0.82201999425888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81957083940506">
                <text:p>0.8195708394050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819145083427429">
                <text:p>0.81914508342742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818336069583893">
                <text:p>0.81833606958389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819032549858093">
                <text:p>0.81903254985809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812130391597748">
                <text:p>0.81213039159774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81539911031723">
                <text:p>0.8153991103172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837905645370483">
                <text:p>0.83790564537048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849577903747559">
                <text:p>0.84957790374755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85702645778656">
                <text:p>0.8570264577865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859611690044403">
                <text:p>0.85961169004440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854076325893402">
                <text:p>0.85407632589340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851744890213013">
                <text:p>0.85174489021301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838902354240418">
                <text:p>0.83890235424041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841198682785034">
                <text:p>0.84119868278503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838975608348846">
                <text:p>0.83897560834884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826477706432343">
                <text:p>0.82647770643234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820670366287231">
                <text:p>0.82067036628723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821964144706726">
                <text:p>0.82196414470672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817687809467316">
                <text:p>0.81768780946731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827062606811523">
                <text:p>0.82706260681152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824686110019684">
                <text:p>0.82468611001968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83899199962616">
                <text:p>0.8389919996261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834783732891083">
                <text:p>0.83478373289108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839192926883698">
                <text:p>0.83919292688369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836866974830627">
                <text:p>0.83686697483062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83783483505249">
                <text:p>0.8378348350524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835274815559387">
                <text:p>0.83527481555938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845755636692047">
                <text:p>0.84575563669204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845331490039825">
                <text:p>0.84533149003982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850416243076324">
                <text:p>0.85041624307632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853226482868195">
                <text:p>0.85322648286819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853932321071625">
                <text:p>0.85393232107162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849120020866394">
                <text:p>0.84912002086639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853588461875916">
                <text:p>0.85358846187591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851345062255859">
                <text:p>0.85134506225585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853243947029114">
                <text:p>0.85324394702911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844318866729736">
                <text:p>0.84431886672973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843498170375824">
                <text:p>0.84349817037582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839009940624237">
                <text:p>0.83900994062423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835735261440277">
                <text:p>0.83573526144027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820016384124756">
                <text:p>0.82001638412475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792434096336365">
                <text:p>0.79243409633636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780933558940887">
                <text:p>0.78093355894088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792093396186829">
                <text:p>0.79209339618682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776547610759735">
                <text:p>0.77654761075973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778958082199097">
                <text:p>0.77895808219909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781217694282532">
                <text:p>0.78121769428253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786912560462952">
                <text:p>0.78691256046295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781090199947357">
                <text:p>0.78109019994735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784177660942078">
                <text:p>0.78417766094207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790486335754395">
                <text:p>0.79048633575439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800050020217896">
                <text:p>0.80005002021789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804374992847443">
                <text:p>0.80437499284744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794201374053955">
                <text:p>0.79420137405395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798051297664642">
                <text:p>0.79805129766464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83086371421814">
                <text:p>0.8308637142181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860213220119476">
                <text:p>0.86021322011947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65562355518341">
                <text:p>0.6556235551834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805940330028534">
                <text:p>0.80594033002853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86173814535141">
                <text:p>0.8617381453514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854823529720306">
                <text:p>0.85482352972030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87211686372757">
                <text:p>0.8721168637275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876271188259125">
                <text:p>0.87627118825912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871393263339996">
                <text:p>0.87139326333999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868590891361237">
                <text:p>0.86859089136123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845858037471771">
                <text:p>0.84585803747177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84622859954834">
                <text:p>0.8462285995483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812653005123138">
                <text:p>0.81265300512313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712155282497406">
                <text:p>0.71215528249740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728013753890991">
                <text:p>0.72801375389099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779306471347809">
                <text:p>0.77930647134780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683528065681458">
                <text:p>0.68352806568145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694492816925049">
                <text:p>0.69449281692504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480742007493973">
                <text:p>0.48074200749397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291885763406754">
                <text:p>0.29188576340675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334184169769287">
                <text:p>0.33418416976928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285243004560471">
                <text:p>0.28524300456047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264346987009048">
                <text:p>0.26434698700904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486782550811768">
                <text:p>0.48678255081176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746068716049194">
                <text:p>0.74606871604919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615594506263733">
                <text:p>0.61559450626373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763145208358765">
                <text:p>0.76314520835876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761981844902039">
                <text:p>0.76198184490203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718628942966461">
                <text:p>0.71862894296646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677220582962036">
                <text:p>0.67722058296203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556770801544189">
                <text:p>0.55677080154418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477986425161362">
                <text:p>0.47798642516136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540106952190399">
                <text:p>0.54010695219039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580918610095978">
                <text:p>0.58091861009597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606876492500305">
                <text:p>0.60687649250030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602848947048187">
                <text:p>0.60284894704818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670139133930206">
                <text:p>0.67013913393020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651771187782288">
                <text:p>0.65177118778228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57463413476944">
                <text:p>0.5746341347694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529986917972565">
                <text:p>0.52998691797256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614767134189606">
                <text:p>0.61476713418960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775033295154572">
                <text:p>0.77503329515457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878637731075287">
                <text:p>0.87863773107528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783116519451141">
                <text:p>0.78311651945114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822192132472992">
                <text:p>0.82219213247299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641321897506714">
                <text:p>0.64132189750671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505137860774994">
                <text:p>0.50513786077499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67271763086319">
                <text:p>0.6727176308631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765254199504852">
                <text:p>0.76525419950485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857951402664185">
                <text:p>0.85795140266418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860209763050079">
                <text:p>0.86020976305007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806002378463745">
                <text:p>0.80600237846374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820039033889771">
                <text:p>0.82003903388977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603798985481262">
                <text:p>0.60379898548126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724478721618652">
                <text:p>0.72447872161865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579987525939941">
                <text:p>0.57998752593994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624699771404266">
                <text:p>0.62469977140426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651944160461426">
                <text:p>0.65194416046142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339100331068039">
                <text:p>0.33910033106803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412240624427795">
                <text:p>0.41224062442779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475652575492859">
                <text:p>0.47565257549285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85505074262619">
                <text:p>0.8550507426261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877877056598663">
                <text:p>0.87787705659866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845550358295441">
                <text:p>0.84555035829544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719241440296173">
                <text:p>0.71924144029617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849167704582214">
                <text:p>0.84916770458221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846168160438538">
                <text:p>0.84616816043853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63753479719162">
                <text:p>0.6375347971916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829877257347107">
                <text:p>0.82987725734710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861336469650269">
                <text:p>0.86133646965026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751278221607208">
                <text:p>0.75127822160720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724178612232208">
                <text:p>0.72417861223220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735728859901428">
                <text:p>0.73572885990142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574079155921936">
                <text:p>0.57407915592193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397717863321304">
                <text:p>0.39771786332130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676603317260742">
                <text:p>0.67660331726074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693743824958801">
                <text:p>0.69374382495880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681266129016876">
                <text:p>0.68126612901687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831621825695038">
                <text:p>0.83162182569503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86885941028595">
                <text:p>0.8688594102859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851365566253662">
                <text:p>0.85136556625366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765936553478241">
                <text:p>0.76593655347824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797380089759827">
                <text:p>0.79738008975982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819902718067169">
                <text:p>0.81990271806716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836581349372864">
                <text:p>0.83658134937286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602358043193817">
                <text:p>0.60235804319381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370377898216248">
                <text:p>0.37037789821624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690641045570374">
                <text:p>0.69064104557037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766605794429779">
                <text:p>0.76660579442977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486932724714279">
                <text:p>0.48693272471427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633305191993713">
                <text:p>0.63330519199371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895371675491333">
                <text:p>0.89537167549133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890932440757751">
                <text:p>0.89093244075775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504296004772186">
                <text:p>0.50429600477218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853411674499512">
                <text:p>0.85341167449951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9079749584198">
                <text:p>0.907974958419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86301726102829">
                <text:p>0.8630172610282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353422999382019">
                <text:p>0.35342299938201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698595821857452">
                <text:p>0.69859582185745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342109709978104">
                <text:p>0.34210970997810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457399070262909">
                <text:p>0.45739907026290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744813084602356">
                <text:p>0.74481308460235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312473058700561">
                <text:p>0.31247305870056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343573212623596">
                <text:p>0.34357321262359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300807267427444">
                <text:p>0.30080726742744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329689413309097">
                <text:p>0.32968941330909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750095546245575">
                <text:p>0.75009554624557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294118255376816">
                <text:p>0.29411825537681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762938797473908">
                <text:p>0.76293879747390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836189866065979">
                <text:p>0.83618986606597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778524100780487">
                <text:p>0.77852410078048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55212676525116">
                <text:p>0.5521267652511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593173146247864">
                <text:p>0.59317314624786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481460213661194">
                <text:p>0.48146021366119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644801020622253">
                <text:p>0.64480102062225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574820578098297">
                <text:p>0.57482057809829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586091101169586">
                <text:p>0.58609110116958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583419501781464">
                <text:p>0.58341950178146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575028955936432">
                <text:p>0.57502895593643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446620553731918">
                <text:p>0.44662055373191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273013204336166">
                <text:p>0.27301320433616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361902147531509">
                <text:p>0.36190214753150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372549742460251">
                <text:p>0.37254974246025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361368834972382">
                <text:p>0.36136883497238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369099348783493">
                <text:p>0.36909934878349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528484463691711">
                <text:p>0.52848446369171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401525288820267">
                <text:p>0.40152528882026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342723369598389">
                <text:p>0.34272336959838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390458554029465">
                <text:p>0.39045855402946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52990072965622">
                <text:p>0.5299007296562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372410237789154">
                <text:p>0.37241023778915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462033480405808">
                <text:p>0.46203348040580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569289565086365">
                <text:p>0.56928956508636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465647518634796">
                <text:p>0.46564751863479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549691319465637">
                <text:p>0.54969131946563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688650548458099">
                <text:p>0.68865054845809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321278631687164">
                <text:p>0.32127863168716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773486733436585">
                <text:p>0.77348673343658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792447805404663">
                <text:p>0.79244780540466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849604249000549">
                <text:p>0.84960424900054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852813422679901">
                <text:p>0.85281342267990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347538203001022">
                <text:p>0.34753820300102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785385489463806">
                <text:p>0.78538548946380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300511032342911">
                <text:p>0.30051103234291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849102735519409">
                <text:p>0.84910273551940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366892278194427">
                <text:p>0.36689227819442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765423893928528">
                <text:p>0.76542389392852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758079469203949">
                <text:p>0.75807946920394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70820564031601">
                <text:p>0.7082056403160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515215039253235">
                <text:p>0.51521503925323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68271541595459">
                <text:p>0.6827154159545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387340277433395">
                <text:p>0.38734027743339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822691202163696">
                <text:p>0.82269120216369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421949177980423">
                <text:p>0.42194917798042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740431368350983">
                <text:p>0.74043136835098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287438631057739">
                <text:p>0.28743863105773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759455323219299">
                <text:p>0.75945532321929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374228686094284">
                <text:p>0.37422868609428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289095968008041">
                <text:p>0.28909596800804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410882532596588">
                <text:p>0.41088253259658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27343362569809">
                <text:p>0.2734336256980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275543123483658">
                <text:p>0.27554312348365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338023811578751">
                <text:p>0.33802381157875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277888417243958">
                <text:p>0.27788841724395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5071040391922">
                <text:p>0.507104039192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621075451374054">
                <text:p>0.62107545137405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426763862371445">
                <text:p>0.42676386237144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397331088781357">
                <text:p>0.39733108878135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394753515720367">
                <text:p>0.39475351572036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291281998157501">
                <text:p>0.29128199815750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284071147441864">
                <text:p>0.28407114744186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573765635490418">
                <text:p>0.57376563549041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414421230554581">
                <text:p>0.41442123055458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673058569431305">
                <text:p>0.67305856943130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673904716968536">
                <text:p>0.67390471696853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522753179073334">
                <text:p>0.52275317907333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717645883560181">
                <text:p>0.71764588356018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340689867734909">
                <text:p>0.34068986773490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746938169002533">
                <text:p>0.74693816900253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846508979797363">
                <text:p>0.84650897979736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890544950962067">
                <text:p>0.89054495096206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869058728218079">
                <text:p>0.86905872821807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867833256721497">
                <text:p>0.86783325672149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793281078338623">
                <text:p>0.79328107833862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857001423835754">
                <text:p>0.85700142383575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824455499649048">
                <text:p>0.82445549964904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800417423248291">
                <text:p>0.80041742324829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80520498752594">
                <text:p>0.8052049875259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560531318187714">
                <text:p>0.56053131818771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51643842458725">
                <text:p>0.5164384245872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699696362018585">
                <text:p>0.69969636201858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778833448886871">
                <text:p>0.77883344888687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827507019042969">
                <text:p>0.82750701904296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763570785522461">
                <text:p>0.76357078552246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370882570743561">
                <text:p>0.37088257074356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785878002643585">
                <text:p>0.78587800264358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89652419090271">
                <text:p>0.8965241909027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912939548492431">
                <text:p>0.91293954849243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934001088142395">
                <text:p>0.93400108814239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910129010677338">
                <text:p>0.91012901067733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938029110431671">
                <text:p>0.93802911043167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271698713302612">
                <text:p>0.27169871330261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898422658443451">
                <text:p>0.89842265844345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289968520402908">
                <text:p>0.28996852040290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554930806159973">
                <text:p>0.55493080615997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370947688817978">
                <text:p>0.37094768881797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350846767425537">
                <text:p>0.35084676742553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493766069412231">
                <text:p>0.49376606941223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319547861814499">
                <text:p>0.31954786181449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297759532928467">
                <text:p>0.29775953292846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284656047821045">
                <text:p>0.28465604782104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278501361608505">
                <text:p>0.27850136160850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289755374193192">
                <text:p>0.28975537419319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286276668310165">
                <text:p>0.28627666831016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32015398144722">
                <text:p>0.3201539814472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274177610874176">
                <text:p>0.27417761087417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26481232047081">
                <text:p>0.2648123204708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330165207386017">
                <text:p>0.33016520738601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274901181459427">
                <text:p>0.27490118145942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269776403903961">
                <text:p>0.26977640390396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285132646560669">
                <text:p>0.28513264656066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272418409585953">
                <text:p>0.27241840958595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69376665353775">
                <text:p>0.6937666535377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267782032489777">
                <text:p>0.26778203248977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485812067985535">
                <text:p>0.48581206798553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260466754436493">
                <text:p>0.26046675443649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278854131698608">
                <text:p>0.27885413169860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286078214645386">
                <text:p>0.28607821464538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369393080472946">
                <text:p>0.36939308047294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311856985092163">
                <text:p>0.31185698509216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636624157428741">
                <text:p>0.63662415742874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326867908239365">
                <text:p>0.32686790823936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714960515499115">
                <text:p>0.71496051549911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301683515310287">
                <text:p>0.30168351531028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75958788394928">
                <text:p>0.7595878839492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330987304449081">
                <text:p>0.33098730444908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772201001644135">
                <text:p>0.77220100164413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350612133741379">
                <text:p>0.35061213374137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717312037944794">
                <text:p>0.71731203794479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306649595499039">
                <text:p>0.30664959549903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745554864406586">
                <text:p>0.74555486440658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30748325586319">
                <text:p>0.3074832558631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756528437137604">
                <text:p>0.75652843713760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315853029489517">
                <text:p>0.31585302948951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760788857936859">
                <text:p>0.76078885793685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316565275192261">
                <text:p>0.31656527519226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744615852832794">
                <text:p>0.74461585283279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319159209728241">
                <text:p>0.31915920972824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728216290473938">
                <text:p>0.72821629047393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297368049621582">
                <text:p>0.29736804962158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506565928459168">
                <text:p>0.50656592845916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287632763385773">
                <text:p>0.28763276338577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303412079811096">
                <text:p>0.30341207981109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528293073177338">
                <text:p>0.52829307317733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296099990606308">
                <text:p>0.29609999060630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64886462688446">
                <text:p>0.6488646268844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279797792434692">
                <text:p>0.27979779243469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771677911281586">
                <text:p>0.77167791128158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260578811168671">
                <text:p>0.26057881116867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616248786449432">
                <text:p>0.61624878644943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284749627113342">
                <text:p>0.28474962711334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274848312139511">
                <text:p>0.27484831213951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590945065021515">
                <text:p>0.59094506502151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552899956703186">
                <text:p>0.55289995670318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415221750736237">
                <text:p>0.41522175073623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267963737249374">
                <text:p>0.26796373724937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339202076196671">
                <text:p>0.33920207619667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302634626626968">
                <text:p>0.30263462662696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497932732105255">
                <text:p>0.49793273210525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33809632062912">
                <text:p>0.3380963206291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591557323932648">
                <text:p>0.59155732393264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350603014230728">
                <text:p>0.35060301423072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393316000699997">
                <text:p>0.39331600069999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377078384160995">
                <text:p>0.37707838416099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292727082967758">
                <text:p>0.29272708296775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416234016418457">
                <text:p>0.41623401641845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478624314069748">
                <text:p>0.47862431406974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482760637998581">
                <text:p>0.48276063799858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2966428399086">
                <text:p>0.296642839908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33446940779686">
                <text:p>0.3344694077968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741796016693115">
                <text:p>0.74179601669311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8078773021698">
                <text:p>0.807877302169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822963118553162">
                <text:p>0.82296311855316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786438405513763">
                <text:p>0.78643840551376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820623278617859">
                <text:p>0.82062327861785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761359214782715">
                <text:p>0.76135921478271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723507463932037">
                <text:p>0.72350746393203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784453868865967">
                <text:p>0.784453868865967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649910628795624">
                <text:p>0.64991062879562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809194684028626">
                <text:p>0.80919468402862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813883185386658">
                <text:p>0.81388318538665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875942468643189">
                <text:p>0.87594246864318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906893670558929">
                <text:p>0.9068936705589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